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7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0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1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2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3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68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8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48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7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3.65125cm" style:use-optimal-column-width="true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fer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3" table:default-cell-style-name="ce43"/>
        <table:table-column table:style-name="co4" table:number-columns-repeated="16373" table:default-cell-style-name="ce1"/>
        <table:table-row table:style-name="ro1">
          <table:table-cell office:value-type="string" table:style-name="ce49">
            <text:p>Tabela 1 - Recursos de bens e serviços - 2017</text:p>
          </table:table-cell>
          <table:table-cell table:number-columns-repeated="6" table:style-name="ce49"/>
          <table:table-cell table:number-columns-repeated="3" table:style-name="ce17"/>
          <table:table-cell table:style-name="ce46"/>
          <table:table-cell table:number-columns-repeated="16373" table:style-name="ce18"/>
        </table:table-row>
        <table:table-row table:style-name="ro2">
          <table:table-cell table:number-columns-repeated="6" table:style-name="ce50"/>
          <table:table-cell table:style-name="ce51"/>
          <table:table-cell table:number-columns-repeated="3" table:style-name="ce1"/>
          <table:table-cell table:style-name="ce43"/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28">
            <text:p>Oferta de bens e serviços (valores correntes em 1 000 000 R$)</text:p>
          </table:table-cell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style-name="ce28"/>
          <table:table-cell table:style-name="ce29"/>
          <table:table-cell table:style-name="ce30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7">
            <text:p>Oferta total</text:p>
            <text:p>a preço</text:p>
            <text:p>de consumidor</text:p>
          </table:table-cell>
          <table:table-cell office:value-type="string" table:style-name="ce27">
            <text:p>Margem<text:s/></text:p>
            <text:p>de</text:p>
            <text:p>comércio</text:p>
          </table:table-cell>
          <table:table-cell office:value-type="string" table:style-name="ce27">
            <text:p>Margem</text:p>
            <text:p>de</text:p>
            <text:p>transporte</text:p>
          </table:table-cell>
          <table:table-cell office:value-type="string" table:style-name="ce27">
            <text:p>Imposto</text:p>
            <text:p>de</text:p>
            <text:p>importação</text:p>
          </table:table-cell>
          <table:table-cell office:value-type="string" table:style-name="ce27">
            <text:p>IPI</text:p>
          </table:table-cell>
          <table:table-cell office:value-type="string" table:style-name="ce35">
            <text:p>ICMS</text:p>
          </table:table-cell>
          <table:table-cell office:value-type="string" table:style-name="ce27">
            <text:p>Outros impostos menos subsídios</text:p>
          </table:table-cell>
          <table:table-cell office:value-type="string" table:style-name="ce27">
            <text:p>Total de impostos líquidos de subsídios</text:p>
          </table:table-cell>
          <table:table-cell office:value-type="string" table:style-name="ce34">
            <text:p>Oferta total</text:p>
            <text:p><text:s/>a preço básico<text:s/></text:p>
          </table:table-cell>
          <table:table-cell table:number-columns-repeated="16373"/>
        </table:table-row>
        <table:table-row table:style-name="ro4">
          <table:table-cell table:number-columns-repeated="5"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style-name="ce47"/>
          <table:table-cell table:number-columns-repeated="1637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9875" table:style-name="ce36">
            <text:p><text:s text:c="2"/>19 875</text:p>
          </table:table-cell>
          <table:table-cell office:value-type="float" office:value="2052" table:style-name="ce36">
            <text:p><text:s text:c="2"/>2 052</text:p>
          </table:table-cell>
          <table:table-cell office:value-type="float" office:value="1241" table:style-name="ce36">
            <text:p><text:s text:c="2"/>1 241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246" table:style-name="ce36">
            <text:p><text:s text:c="3"/>246</text:p>
          </table:table-cell>
          <table:table-cell office:value-type="float" office:value="315" table:style-name="ce36">
            <text:p><text:s text:c="3"/>315</text:p>
          </table:table-cell>
          <table:table-cell office:value-type="float" office:value="16267" table:style-name="ce36">
            <text:p><text:s text:c="2"/>16 26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38671" table:style-name="ce36">
            <text:p><text:s text:c="2"/>38 671</text:p>
          </table:table-cell>
          <table:table-cell office:value-type="float" office:value="5170" table:style-name="ce36">
            <text:p><text:s text:c="2"/>5 170</text:p>
          </table:table-cell>
          <table:table-cell office:value-type="float" office:value="2253" table:style-name="ce36">
            <text:p><text:s text:c="2"/>2 2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" table:style-name="ce36">
            <text:p><text:s text:c="3"/>142</text:p>
          </table:table-cell>
          <table:table-cell office:value-type="float" office:value="96" table:style-name="ce36">
            <text:p><text:s text:c="3"/>96</text:p>
          </table:table-cell>
          <table:table-cell office:value-type="float" office:value="238" table:style-name="ce36">
            <text:p><text:s text:c="3"/>238</text:p>
          </table:table-cell>
          <table:table-cell office:value-type="float" office:value="31010" table:style-name="ce36">
            <text:p><text:s text:c="2"/>31 01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1411" table:style-name="ce36">
            <text:p><text:s text:c="2"/>11 411</text:p>
          </table:table-cell>
          <table:table-cell office:value-type="float" office:value="944" table:style-name="ce36">
            <text:p><text:s text:c="3"/>944</text:p>
          </table:table-cell>
          <table:table-cell office:value-type="float" office:value="331" table:style-name="ce36">
            <text:p><text:s text:c="3"/>33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161" table:style-name="ce36">
            <text:p><text:s text:c="3"/>161</text:p>
          </table:table-cell>
          <table:table-cell office:value-type="float" office:value="196" table:style-name="ce36">
            <text:p><text:s text:c="3"/>196</text:p>
          </table:table-cell>
          <table:table-cell office:value-type="float" office:value="9940" table:style-name="ce36">
            <text:p><text:s text:c="2"/>9 94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59640" table:style-name="ce36">
            <text:p><text:s text:c="2"/>59 6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76" table:style-name="ce36">
            <text:p><text:s text:c="2"/>2 7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1447" table:style-name="ce36">
            <text:p><text:s text:c="2"/>1 447</text:p>
          </table:table-cell>
          <table:table-cell office:value-type="float" office:value="1505" table:style-name="ce36">
            <text:p><text:s text:c="2"/>1 505</text:p>
          </table:table-cell>
          <table:table-cell office:value-type="float" office:value="55359" table:style-name="ce36">
            <text:p><text:s text:c="2"/>55 359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135806" table:style-name="ce36">
            <text:p><text:s text:c="2"/>135 806</text:p>
          </table:table-cell>
          <table:table-cell office:value-type="float" office:value="4069" table:style-name="ce36">
            <text:p><text:s text:c="2"/>4 069</text:p>
          </table:table-cell>
          <table:table-cell office:value-type="float" office:value="2717" table:style-name="ce36">
            <text:p><text:s text:c="2"/>2 7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290" table:style-name="ce36">
            <text:p><text:s text:c="3"/>290</text:p>
          </table:table-cell>
          <table:table-cell office:value-type="float" office:value="392" table:style-name="ce36">
            <text:p><text:s text:c="3"/>392</text:p>
          </table:table-cell>
          <table:table-cell office:value-type="float" office:value="128628" table:style-name="ce36">
            <text:p><text:s text:c="2"/>128 628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88297" table:style-name="ce37">
            <text:p><text:s text:c="2"/>88 297</text:p>
          </table:table-cell>
          <table:table-cell office:value-type="float" office:value="21482" table:style-name="ce37">
            <text:p><text:s text:c="2"/>21 482</text:p>
          </table:table-cell>
          <table:table-cell office:value-type="float" office:value="1584" table:style-name="ce37">
            <text:p><text:s text:c="2"/>1 584</text:p>
          </table:table-cell>
          <table:table-cell office:value-type="float" office:value="190" table:style-name="ce37">
            <text:p><text:s text:c="3"/>19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44" table:style-name="ce37">
            <text:p><text:s text:c="2"/>2 044</text:p>
          </table:table-cell>
          <table:table-cell office:value-type="float" office:value="-1" table:style-name="ce37">
            <text:p><text:s/>(-) <text:s text:c="2"/>1</text:p>
          </table:table-cell>
          <table:table-cell office:value-type="float" office:value="2233" table:style-name="ce37">
            <text:p><text:s text:c="2"/>2 233</text:p>
          </table:table-cell>
          <table:table-cell office:value-type="float" office:value="62998" table:style-name="ce37">
            <text:p><text:s text:c="2"/>62 998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14324" table:style-name="ce37">
            <text:p><text:s text:c="2"/>14 324</text:p>
          </table:table-cell>
          <table:table-cell office:value-type="float" office:value="4146" table:style-name="ce37">
            <text:p><text:s text:c="2"/>4 146</text:p>
          </table:table-cell>
          <table:table-cell office:value-type="float" office:value="950" table:style-name="ce37">
            <text:p><text:s text:c="3"/>950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3" table:style-name="ce37">
            <text:p><text:s text:c="3"/>1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7" table:style-name="ce37">
            <text:p><text:s text:c="3"/>147</text:p>
          </table:table-cell>
          <table:table-cell office:value-type="float" office:value="9081" table:style-name="ce37">
            <text:p><text:s text:c="2"/>9 08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20711" table:style-name="ce37">
            <text:p><text:s text:c="2"/>20 711</text:p>
          </table:table-cell>
          <table:table-cell office:value-type="float" office:value="1375" table:style-name="ce37">
            <text:p><text:s text:c="2"/>1 375</text:p>
          </table:table-cell>
          <table:table-cell office:value-type="float" office:value="265" table:style-name="ce37">
            <text:p><text:s text:c="3"/>26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-81" table:style-name="ce37">
            <text:p><text:s/>(-) <text:s text:c="2"/>81</text:p>
          </table:table-cell>
          <table:table-cell office:value-type="float" office:value="-28" table:style-name="ce37">
            <text:p><text:s/>(-) <text:s text:c="2"/>28</text:p>
          </table:table-cell>
          <table:table-cell office:value-type="float" office:value="19099" table:style-name="ce37">
            <text:p><text:s text:c="2"/>19 09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43512" table:style-name="ce37">
            <text:p><text:s text:c="2"/>43 512</text:p>
          </table:table-cell>
          <table:table-cell office:value-type="float" office:value="12264" table:style-name="ce37">
            <text:p><text:s text:c="2"/>12 264</text:p>
          </table:table-cell>
          <table:table-cell office:value-type="float" office:value="778" table:style-name="ce37">
            <text:p><text:s text:c="3"/>778</text:p>
          </table:table-cell>
          <table:table-cell office:value-type="float" office:value="124" table:style-name="ce37">
            <text:p><text:s text:c="3"/>1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76" table:style-name="ce37">
            <text:p><text:s text:c="2"/>1 276</text:p>
          </table:table-cell>
          <table:table-cell office:value-type="float" office:value="556" table:style-name="ce37">
            <text:p><text:s text:c="3"/>556</text:p>
          </table:table-cell>
          <table:table-cell office:value-type="float" office:value="1956" table:style-name="ce37">
            <text:p><text:s text:c="2"/>1 956</text:p>
          </table:table-cell>
          <table:table-cell office:value-type="float" office:value="28514" table:style-name="ce37">
            <text:p><text:s text:c="2"/>28 514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80376" table:style-name="ce37">
            <text:p><text:s text:c="2"/>80 376</text:p>
          </table:table-cell>
          <table:table-cell office:value-type="float" office:value="5870" table:style-name="ce37">
            <text:p><text:s text:c="2"/>5 870</text:p>
          </table:table-cell>
          <table:table-cell office:value-type="float" office:value="130" table:style-name="ce37">
            <text:p><text:s text:c="3"/>1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63" table:style-name="ce37">
            <text:p><text:s text:c="2"/>1 263</text:p>
          </table:table-cell>
          <table:table-cell office:value-type="float" office:value="1055" table:style-name="ce37">
            <text:p><text:s text:c="2"/>1 055</text:p>
          </table:table-cell>
          <table:table-cell office:value-type="float" office:value="2318" table:style-name="ce37">
            <text:p><text:s text:c="2"/>2 318</text:p>
          </table:table-cell>
          <table:table-cell office:value-type="float" office:value="72058" table:style-name="ce37">
            <text:p><text:s text:c="2"/>72 05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33774" table:style-name="ce36">
            <text:p><text:s text:c="2"/>33 774</text:p>
          </table:table-cell>
          <table:table-cell office:value-type="float" office:value="4923" table:style-name="ce36">
            <text:p><text:s text:c="2"/>4 923</text:p>
          </table:table-cell>
          <table:table-cell office:value-type="float" office:value="1048" table:style-name="ce36">
            <text:p><text:s text:c="2"/>1 0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0" table:style-name="ce36">
            <text:p><text:s text:c="3"/>280</text:p>
          </table:table-cell>
          <table:table-cell office:value-type="float" office:value="264" table:style-name="ce36">
            <text:p><text:s text:c="3"/>264</text:p>
          </table:table-cell>
          <table:table-cell office:value-type="float" office:value="544" table:style-name="ce36">
            <text:p><text:s text:c="3"/>544</text:p>
          </table:table-cell>
          <table:table-cell office:value-type="float" office:value="27259" table:style-name="ce36">
            <text:p><text:s text:c="2"/>27 25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10526" table:style-name="ce36">
            <text:p><text:s text:c="2"/>10 526</text:p>
          </table:table-cell>
          <table:table-cell office:value-type="float" office:value="640" table:style-name="ce36">
            <text:p><text:s text:c="3"/>64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169" table:style-name="ce36">
            <text:p><text:s text:c="3"/>169</text:p>
          </table:table-cell>
          <table:table-cell office:value-type="float" office:value="205" table:style-name="ce36">
            <text:p><text:s text:c="3"/>205</text:p>
          </table:table-cell>
          <table:table-cell office:value-type="float" office:value="9678" table:style-name="ce36">
            <text:p><text:s text:c="2"/>9 67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33884" table:style-name="ce36">
            <text:p><text:s text:c="2"/>33 884</text:p>
          </table:table-cell>
          <table:table-cell office:value-type="float" office:value="3480" table:style-name="ce36">
            <text:p><text:s text:c="2"/>3 480</text:p>
          </table:table-cell>
          <table:table-cell office:value-type="float" office:value="200" table:style-name="ce36">
            <text:p><text:s text:c="3"/>2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3" table:style-name="ce36">
            <text:p><text:s text:c="3"/>713</text:p>
          </table:table-cell>
          <table:table-cell office:value-type="float" office:value="614" table:style-name="ce36">
            <text:p><text:s text:c="3"/>614</text:p>
          </table:table-cell>
          <table:table-cell office:value-type="float" office:value="1327" table:style-name="ce36">
            <text:p><text:s text:c="2"/>1 327</text:p>
          </table:table-cell>
          <table:table-cell office:value-type="float" office:value="28877" table:style-name="ce36">
            <text:p><text:s text:c="2"/>28 87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31643" table:style-name="ce36">
            <text:p><text:s text:c="2"/>31 643</text:p>
          </table:table-cell>
          <table:table-cell office:value-type="float" office:value="3754" table:style-name="ce36">
            <text:p><text:s text:c="2"/>3 754</text:p>
          </table:table-cell>
          <table:table-cell office:value-type="float" office:value="567" table:style-name="ce36">
            <text:p><text:s text:c="3"/>567</text:p>
          </table:table-cell>
          <table:table-cell office:value-type="float" office:value="123" table:style-name="ce36">
            <text:p><text:s text:c="3"/>1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30" table:style-name="ce36">
            <text:p><text:s text:c="2"/>1 730</text:p>
          </table:table-cell>
          <table:table-cell office:value-type="float" office:value="479" table:style-name="ce36">
            <text:p><text:s text:c="3"/>479</text:p>
          </table:table-cell>
          <table:table-cell office:value-type="float" office:value="2332" table:style-name="ce36">
            <text:p><text:s text:c="2"/>2 332</text:p>
          </table:table-cell>
          <table:table-cell office:value-type="float" office:value="24990" table:style-name="ce36">
            <text:p><text:s text:c="2"/>24 990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21190" table:style-name="ce36">
            <text:p><text:s text:c="2"/>21 190</text:p>
          </table:table-cell>
          <table:table-cell office:value-type="float" office:value="3615" table:style-name="ce36">
            <text:p><text:s text:c="2"/>3 615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08" table:style-name="ce36">
            <text:p><text:s text:c="2"/>1 208</text:p>
          </table:table-cell>
          <table:table-cell office:value-type="float" office:value="252" table:style-name="ce36">
            <text:p><text:s text:c="3"/>252</text:p>
          </table:table-cell>
          <table:table-cell office:value-type="float" office:value="1464" table:style-name="ce36">
            <text:p><text:s text:c="2"/>1 464</text:p>
          </table:table-cell>
          <table:table-cell office:value-type="float" office:value="16031" table:style-name="ce36">
            <text:p><text:s text:c="2"/>16 03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13607" table:style-name="ce37">
            <text:p><text:s text:c="2"/>13 60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01" table:style-name="ce37">
            <text:p><text:s text:c="2"/>1 0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606" table:style-name="ce37">
            <text:p><text:s text:c="2"/>12 606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27618" table:style-name="ce37">
            <text:p><text:s text:c="2"/>27 618</text:p>
          </table:table-cell>
          <table:table-cell office:value-type="float" office:value="4231" table:style-name="ce37">
            <text:p><text:s text:c="2"/>4 231</text:p>
          </table:table-cell>
          <table:table-cell office:value-type="float" office:value="1717" table:style-name="ce37">
            <text:p><text:s text:c="2"/>1 717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17" table:style-name="ce37">
            <text:p><text:s text:c="2"/>1 217</text:p>
          </table:table-cell>
          <table:table-cell office:value-type="float" office:value="531" table:style-name="ce37">
            <text:p><text:s text:c="3"/>531</text:p>
          </table:table-cell>
          <table:table-cell office:value-type="float" office:value="1767" table:style-name="ce37">
            <text:p><text:s text:c="2"/>1 767</text:p>
          </table:table-cell>
          <table:table-cell office:value-type="float" office:value="19903" table:style-name="ce37">
            <text:p><text:s text:c="2"/>19 90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155446" table:style-name="ce37">
            <text:p><text:s text:c="2"/>155 4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45" table:style-name="ce37">
            <text:p><text:s text:c="3"/>8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21" table:style-name="ce37">
            <text:p><text:s text:c="2"/>1 621</text:p>
          </table:table-cell>
          <table:table-cell office:value-type="float" office:value="1621" table:style-name="ce37">
            <text:p><text:s text:c="2"/>1 621</text:p>
          </table:table-cell>
          <table:table-cell office:value-type="float" office:value="152980" table:style-name="ce37">
            <text:p><text:s text:c="2"/>152 98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81191" table:style-name="ce37">
            <text:p><text:s text:c="2"/>81 191</text:p>
          </table:table-cell>
          <table:table-cell office:value-type="float" office:value="7002" table:style-name="ce37">
            <text:p><text:s text:c="2"/>7 002</text:p>
          </table:table-cell>
          <table:table-cell office:value-type="float" office:value="2425" table:style-name="ce37">
            <text:p><text:s text:c="2"/>2 4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9" table:style-name="ce37">
            <text:p><text:s text:c="3"/>229</text:p>
          </table:table-cell>
          <table:table-cell office:value-type="float" office:value="229" table:style-name="ce37">
            <text:p><text:s text:c="3"/>229</text:p>
          </table:table-cell>
          <table:table-cell office:value-type="float" office:value="71535" table:style-name="ce37">
            <text:p><text:s text:c="2"/>71 535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23847" table:style-name="ce37">
            <text:p><text:s text:c="2"/>23 847</text:p>
          </table:table-cell>
          <table:table-cell office:value-type="float" office:value="2506" table:style-name="ce37">
            <text:p><text:s text:c="2"/>2 506</text:p>
          </table:table-cell>
          <table:table-cell office:value-type="float" office:value="1089" table:style-name="ce37">
            <text:p><text:s text:c="2"/>1 089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9" table:style-name="ce37">
            <text:p><text:s text:c="3"/>499</text:p>
          </table:table-cell>
          <table:table-cell office:value-type="float" office:value="504" table:style-name="ce37">
            <text:p><text:s text:c="3"/>504</text:p>
          </table:table-cell>
          <table:table-cell office:value-type="float" office:value="19748" table:style-name="ce37">
            <text:p><text:s text:c="2"/>19 74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88871" table:style-name="ce36">
            <text:p><text:s text:c="2"/>188 871</text:p>
          </table:table-cell>
          <table:table-cell office:value-type="float" office:value="41952" table:style-name="ce36">
            <text:p><text:s text:c="2"/>41 952</text:p>
          </table:table-cell>
          <table:table-cell office:value-type="float" office:value="1543" table:style-name="ce36">
            <text:p><text:s text:c="2"/>1 543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648" table:style-name="ce36">
            <text:p><text:s text:c="2"/>11 648</text:p>
          </table:table-cell>
          <table:table-cell office:value-type="float" office:value="1245" table:style-name="ce36">
            <text:p><text:s text:c="2"/>1 245</text:p>
          </table:table-cell>
          <table:table-cell office:value-type="float" office:value="12939" table:style-name="ce36">
            <text:p><text:s text:c="2"/>12 939</text:p>
          </table:table-cell>
          <table:table-cell office:value-type="float" office:value="132437" table:style-name="ce36">
            <text:p><text:s text:c="2"/>132 43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9063" table:style-name="ce36">
            <text:p><text:s text:c="2"/>19 063</text:p>
          </table:table-cell>
          <table:table-cell office:value-type="float" office:value="2295" table:style-name="ce36">
            <text:p><text:s text:c="2"/>2 295</text:p>
          </table:table-cell>
          <table:table-cell office:value-type="float" office:value="127" table:style-name="ce36">
            <text:p><text:s text:c="3"/>1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6" table:style-name="ce36">
            <text:p><text:s text:c="3"/>826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884" table:style-name="ce36">
            <text:p><text:s text:c="3"/>884</text:p>
          </table:table-cell>
          <table:table-cell office:value-type="float" office:value="15757" table:style-name="ce36">
            <text:p><text:s text:c="2"/>15 75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73040" table:style-name="ce36">
            <text:p><text:s text:c="2"/>73 040</text:p>
          </table:table-cell>
          <table:table-cell office:value-type="float" office:value="10938" table:style-name="ce36">
            <text:p><text:s text:c="2"/>10 938</text:p>
          </table:table-cell>
          <table:table-cell office:value-type="float" office:value="887" table:style-name="ce36">
            <text:p><text:s text:c="3"/>8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29" table:style-name="ce36">
            <text:p><text:s text:c="2"/>3 929</text:p>
          </table:table-cell>
          <table:table-cell office:value-type="float" office:value="146" table:style-name="ce36">
            <text:p><text:s text:c="3"/>146</text:p>
          </table:table-cell>
          <table:table-cell office:value-type="float" office:value="4075" table:style-name="ce36">
            <text:p><text:s text:c="2"/>4 075</text:p>
          </table:table-cell>
          <table:table-cell office:value-type="float" office:value="57140" table:style-name="ce36">
            <text:p><text:s text:c="2"/>57 14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10901" table:style-name="ce36">
            <text:p><text:s text:c="2"/>10 901</text:p>
          </table:table-cell>
          <table:table-cell office:value-type="float" office:value="2117" table:style-name="ce36">
            <text:p><text:s text:c="2"/>2 117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138" table:style-name="ce36">
            <text:p><text:s text:c="3"/>138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1018" table:style-name="ce36">
            <text:p><text:s text:c="2"/>1 018</text:p>
          </table:table-cell>
          <table:table-cell office:value-type="float" office:value="186" table:style-name="ce36">
            <text:p><text:s text:c="3"/>186</text:p>
          </table:table-cell>
          <table:table-cell office:value-type="float" office:value="1380" table:style-name="ce36">
            <text:p><text:s text:c="2"/>1 380</text:p>
          </table:table-cell>
          <table:table-cell office:value-type="float" office:value="7296" table:style-name="ce36">
            <text:p><text:s text:c="2"/>7 296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29664" table:style-name="ce36">
            <text:p><text:s text:c="2"/>29 664</text:p>
          </table:table-cell>
          <table:table-cell office:value-type="float" office:value="6115" table:style-name="ce36">
            <text:p><text:s text:c="2"/>6 115</text:p>
          </table:table-cell>
          <table:table-cell office:value-type="float" office:value="604" table:style-name="ce36">
            <text:p><text:s text:c="3"/>6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02" table:style-name="ce36">
            <text:p><text:s text:c="2"/>2 302</text:p>
          </table:table-cell>
          <table:table-cell office:value-type="float" office:value="695" table:style-name="ce36">
            <text:p><text:s text:c="3"/>695</text:p>
          </table:table-cell>
          <table:table-cell office:value-type="float" office:value="2997" table:style-name="ce36">
            <text:p><text:s text:c="2"/>2 997</text:p>
          </table:table-cell>
          <table:table-cell office:value-type="float" office:value="19948" table:style-name="ce36">
            <text:p><text:s text:c="2"/>19 94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82955" table:style-name="ce37">
            <text:p><text:s text:c="2"/>82 955</text:p>
          </table:table-cell>
          <table:table-cell office:value-type="float" office:value="16304" table:style-name="ce37">
            <text:p><text:s text:c="2"/>16 304</text:p>
          </table:table-cell>
          <table:table-cell office:value-type="float" office:value="554" table:style-name="ce37">
            <text:p><text:s text:c="3"/>554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294" table:style-name="ce37">
            <text:p><text:s text:c="3"/>294</text:p>
          </table:table-cell>
          <table:table-cell office:value-type="float" office:value="8775" table:style-name="ce37">
            <text:p><text:s text:c="2"/>8 775</text:p>
          </table:table-cell>
          <table:table-cell office:value-type="float" office:value="1799" table:style-name="ce37">
            <text:p><text:s text:c="2"/>1 799</text:p>
          </table:table-cell>
          <table:table-cell office:value-type="float" office:value="10933" table:style-name="ce37">
            <text:p><text:s text:c="2"/>10 933</text:p>
          </table:table-cell>
          <table:table-cell office:value-type="float" office:value="55164" table:style-name="ce37">
            <text:p><text:s text:c="2"/>55 16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62183" table:style-name="ce38">
            <text:p><text:s text:c="2"/>62 183</text:p>
          </table:table-cell>
          <table:table-cell office:value-type="float" office:value="8685" table:style-name="ce38">
            <text:p><text:s text:c="2"/>8 685</text:p>
          </table:table-cell>
          <table:table-cell office:value-type="float" office:value="1960" table:style-name="ce38">
            <text:p><text:s text:c="2"/>1 96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87" table:style-name="ce38">
            <text:p><text:s text:c="3"/>87</text:p>
          </table:table-cell>
          <table:table-cell office:value-type="float" office:value="1509" table:style-name="ce38">
            <text:p><text:s text:c="2"/>1 509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1659" table:style-name="ce38">
            <text:p><text:s text:c="2"/>1 659</text:p>
          </table:table-cell>
          <table:table-cell office:value-type="float" office:value="49879" table:style-name="ce38">
            <text:p><text:s text:c="2"/>49 87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48163" table:style-name="ce37">
            <text:p><text:s text:c="2"/>48 163</text:p>
          </table:table-cell>
          <table:table-cell office:value-type="float" office:value="10980" table:style-name="ce37">
            <text:p><text:s text:c="2"/>10 980</text:p>
          </table:table-cell>
          <table:table-cell office:value-type="float" office:value="493" table:style-name="ce37">
            <text:p><text:s text:c="3"/>493</text:p>
          </table:table-cell>
          <table:table-cell office:value-type="float" office:value="190" table:style-name="ce37">
            <text:p><text:s text:c="3"/>19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96" table:style-name="ce37">
            <text:p><text:s text:c="2"/>4 596</text:p>
          </table:table-cell>
          <table:table-cell office:value-type="float" office:value="783" table:style-name="ce37">
            <text:p><text:s text:c="3"/>783</text:p>
          </table:table-cell>
          <table:table-cell office:value-type="float" office:value="5569" table:style-name="ce37">
            <text:p><text:s text:c="2"/>5 569</text:p>
          </table:table-cell>
          <table:table-cell office:value-type="float" office:value="31121" table:style-name="ce37">
            <text:p><text:s text:c="2"/>31 12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79573" table:style-name="ce37">
            <text:p><text:s text:c="2"/>79 573</text:p>
          </table:table-cell>
          <table:table-cell office:value-type="float" office:value="6003" table:style-name="ce37">
            <text:p><text:s text:c="2"/>6 003</text:p>
          </table:table-cell>
          <table:table-cell office:value-type="float" office:value="2149" table:style-name="ce37">
            <text:p><text:s text:c="2"/>2 149</text:p>
          </table:table-cell>
          <table:table-cell office:value-type="float" office:value="209" table:style-name="ce37">
            <text:p><text:s text:c="3"/>20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91" table:style-name="ce37">
            <text:p><text:s text:c="2"/>2 991</text:p>
          </table:table-cell>
          <table:table-cell office:value-type="float" office:value="1214" table:style-name="ce37">
            <text:p><text:s text:c="2"/>1 214</text:p>
          </table:table-cell>
          <table:table-cell office:value-type="float" office:value="4414" table:style-name="ce37">
            <text:p><text:s text:c="2"/>4 414</text:p>
          </table:table-cell>
          <table:table-cell office:value-type="float" office:value="67007" table:style-name="ce37">
            <text:p><text:s text:c="2"/>67 007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23489" table:style-name="ce37">
            <text:p><text:s text:c="2"/>23 489</text:p>
          </table:table-cell>
          <table:table-cell office:value-type="float" office:value="6808" table:style-name="ce37">
            <text:p><text:s text:c="2"/>6 808</text:p>
          </table:table-cell>
          <table:table-cell office:value-type="float" office:value="251" table:style-name="ce37">
            <text:p><text:s text:c="3"/>251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19" table:style-name="ce37">
            <text:p><text:s text:c="2"/>2 319</text:p>
          </table:table-cell>
          <table:table-cell office:value-type="float" office:value="102" table:style-name="ce37">
            <text:p><text:s text:c="3"/>102</text:p>
          </table:table-cell>
          <table:table-cell office:value-type="float" office:value="2429" table:style-name="ce37">
            <text:p><text:s text:c="2"/>2 429</text:p>
          </table:table-cell>
          <table:table-cell office:value-type="float" office:value="14001" table:style-name="ce37">
            <text:p><text:s text:c="2"/>14 00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28477" table:style-name="ce36">
            <text:p><text:s text:c="2"/>28 477</text:p>
          </table:table-cell>
          <table:table-cell office:value-type="float" office:value="9077" table:style-name="ce36">
            <text:p><text:s text:c="2"/>9 077</text:p>
          </table:table-cell>
          <table:table-cell office:value-type="float" office:value="495" table:style-name="ce36">
            <text:p><text:s text:c="3"/>495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2" table:style-name="ce36">
            <text:p><text:s text:c="2"/>1 422</text:p>
          </table:table-cell>
          <table:table-cell office:value-type="float" office:value="612" table:style-name="ce36">
            <text:p><text:s text:c="3"/>612</text:p>
          </table:table-cell>
          <table:table-cell office:value-type="float" office:value="2037" table:style-name="ce36">
            <text:p><text:s text:c="2"/>2 037</text:p>
          </table:table-cell>
          <table:table-cell office:value-type="float" office:value="16868" table:style-name="ce36">
            <text:p><text:s text:c="2"/>16 86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60126" table:style-name="ce36">
            <text:p><text:s text:c="2"/>60 126</text:p>
          </table:table-cell>
          <table:table-cell office:value-type="float" office:value="14351" table:style-name="ce36">
            <text:p><text:s text:c="2"/>14 351</text:p>
          </table:table-cell>
          <table:table-cell office:value-type="float" office:value="936" table:style-name="ce36">
            <text:p><text:s text:c="3"/>936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810" table:style-name="ce36">
            <text:p><text:s text:c="2"/>2 810</text:p>
          </table:table-cell>
          <table:table-cell office:value-type="float" office:value="1159" table:style-name="ce36">
            <text:p><text:s text:c="2"/>1 159</text:p>
          </table:table-cell>
          <table:table-cell office:value-type="float" office:value="4002" table:style-name="ce36">
            <text:p><text:s text:c="2"/>4 002</text:p>
          </table:table-cell>
          <table:table-cell office:value-type="float" office:value="40837" table:style-name="ce36">
            <text:p><text:s text:c="2"/>40 83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46953" table:style-name="ce36">
            <text:p><text:s text:c="2"/>46 953</text:p>
          </table:table-cell>
          <table:table-cell office:value-type="float" office:value="8411" table:style-name="ce36">
            <text:p><text:s text:c="2"/>8 411</text:p>
          </table:table-cell>
          <table:table-cell office:value-type="float" office:value="1387" table:style-name="ce36">
            <text:p><text:s text:c="2"/>1 387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1963" table:style-name="ce36">
            <text:p><text:s text:c="2"/>1 963</text:p>
          </table:table-cell>
          <table:table-cell office:value-type="float" office:value="966" table:style-name="ce36">
            <text:p><text:s text:c="3"/>966</text:p>
          </table:table-cell>
          <table:table-cell office:value-type="float" office:value="3149" table:style-name="ce36">
            <text:p><text:s text:c="2"/>3 149</text:p>
          </table:table-cell>
          <table:table-cell office:value-type="float" office:value="34006" table:style-name="ce36">
            <text:p><text:s text:c="2"/>34 00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202385" table:style-name="ce36">
            <text:p><text:s text:c="2"/>202 385</text:p>
          </table:table-cell>
          <table:table-cell office:value-type="float" office:value="58195" table:style-name="ce36">
            <text:p><text:s text:c="2"/>58 195</text:p>
          </table:table-cell>
          <table:table-cell office:value-type="float" office:value="1070" table:style-name="ce36">
            <text:p><text:s text:c="2"/>1 070</text:p>
          </table:table-cell>
          <table:table-cell office:value-type="float" office:value="353" table:style-name="ce36">
            <text:p><text:s text:c="3"/>353</text:p>
          </table:table-cell>
          <table:table-cell office:value-type="float" office:value="484" table:style-name="ce36">
            <text:p><text:s text:c="3"/>484</text:p>
          </table:table-cell>
          <table:table-cell office:value-type="float" office:value="17725" table:style-name="ce36">
            <text:p><text:s text:c="2"/>17 725</text:p>
          </table:table-cell>
          <table:table-cell office:value-type="float" office:value="3047" table:style-name="ce36">
            <text:p><text:s text:c="2"/>3 047</text:p>
          </table:table-cell>
          <table:table-cell office:value-type="float" office:value="21609" table:style-name="ce36">
            <text:p><text:s text:c="2"/>21 609</text:p>
          </table:table-cell>
          <table:table-cell office:value-type="float" office:value="121511" table:style-name="ce36">
            <text:p><text:s text:c="2"/>121 511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40748" table:style-name="ce36">
            <text:p><text:s text:c="2"/>140 748</text:p>
          </table:table-cell>
          <table:table-cell office:value-type="float" office:value="26806" table:style-name="ce36">
            <text:p><text:s text:c="2"/>26 806</text:p>
          </table:table-cell>
          <table:table-cell office:value-type="float" office:value="2220" table:style-name="ce36">
            <text:p><text:s text:c="2"/>2 220</text:p>
          </table:table-cell>
          <table:table-cell office:value-type="float" office:value="264" table:style-name="ce36">
            <text:p><text:s text:c="3"/>264</text:p>
          </table:table-cell>
          <table:table-cell office:value-type="float" office:value="4779" table:style-name="ce36">
            <text:p><text:s text:c="2"/>4 779</text:p>
          </table:table-cell>
          <table:table-cell office:value-type="float" office:value="13965" table:style-name="ce36">
            <text:p><text:s text:c="2"/>13 965</text:p>
          </table:table-cell>
          <table:table-cell office:value-type="float" office:value="7647" table:style-name="ce36">
            <text:p><text:s text:c="2"/>7 647</text:p>
          </table:table-cell>
          <table:table-cell office:value-type="float" office:value="26655" table:style-name="ce36">
            <text:p><text:s text:c="2"/>26 655</text:p>
          </table:table-cell>
          <table:table-cell office:value-type="float" office:value="85067" table:style-name="ce36">
            <text:p><text:s text:c="2"/>85 06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37029" table:style-name="ce37">
            <text:p><text:s text:c="2"/>37 029</text:p>
          </table:table-cell>
          <table:table-cell office:value-type="float" office:value="3469" table:style-name="ce37">
            <text:p><text:s text:c="2"/>3 469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4962" table:style-name="ce37">
            <text:p><text:s text:c="2"/>4 962</text:p>
          </table:table-cell>
          <table:table-cell office:value-type="float" office:value="4883" table:style-name="ce37">
            <text:p><text:s text:c="2"/>4 883</text:p>
          </table:table-cell>
          <table:table-cell office:value-type="float" office:value="851" table:style-name="ce37">
            <text:p><text:s text:c="3"/>851</text:p>
          </table:table-cell>
          <table:table-cell office:value-type="float" office:value="10711" table:style-name="ce37">
            <text:p><text:s text:c="2"/>10 711</text:p>
          </table:table-cell>
          <table:table-cell office:value-type="float" office:value="22817" table:style-name="ce37">
            <text:p><text:s text:c="2"/>22 81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5220" table:style-name="ce37">
            <text:p><text:s text:c="2"/>15 220</text:p>
          </table:table-cell>
          <table:table-cell office:value-type="float" office:value="2080" table:style-name="ce37">
            <text:p><text:s text:c="2"/>2 080</text:p>
          </table:table-cell>
          <table:table-cell office:value-type="float" office:value="168" table:style-name="ce37">
            <text:p><text:s text:c="3"/>168</text:p>
          </table:table-cell>
          <table:table-cell office:value-type="float" office:value="315" table:style-name="ce37">
            <text:p><text:s text:c="3"/>3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2" table:style-name="ce37">
            <text:p><text:s text:c="3"/>402</text:p>
          </table:table-cell>
          <table:table-cell office:value-type="float" office:value="386" table:style-name="ce37">
            <text:p><text:s text:c="3"/>386</text:p>
          </table:table-cell>
          <table:table-cell office:value-type="float" office:value="1103" table:style-name="ce37">
            <text:p><text:s text:c="2"/>1 103</text:p>
          </table:table-cell>
          <table:table-cell office:value-type="float" office:value="11869" table:style-name="ce37">
            <text:p><text:s text:c="2"/>11 86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30904" table:style-name="ce37">
            <text:p><text:s text:c="2"/>30 904</text:p>
          </table:table-cell>
          <table:table-cell office:value-type="float" office:value="4966" table:style-name="ce37">
            <text:p><text:s text:c="2"/>4 966</text:p>
          </table:table-cell>
          <table:table-cell office:value-type="float" office:value="351" table:style-name="ce37">
            <text:p><text:s text:c="3"/>351</text:p>
          </table:table-cell>
          <table:table-cell office:value-type="float" office:value="972" table:style-name="ce37">
            <text:p><text:s text:c="3"/>972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1060" table:style-name="ce37">
            <text:p><text:s text:c="2"/>1 060</text:p>
          </table:table-cell>
          <table:table-cell office:value-type="float" office:value="860" table:style-name="ce37">
            <text:p><text:s text:c="3"/>860</text:p>
          </table:table-cell>
          <table:table-cell office:value-type="float" office:value="2955" table:style-name="ce37">
            <text:p><text:s text:c="2"/>2 955</text:p>
          </table:table-cell>
          <table:table-cell office:value-type="float" office:value="22632" table:style-name="ce37">
            <text:p><text:s text:c="2"/>22 63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52243" table:style-name="ce37">
            <text:p><text:s text:c="2"/>52 243</text:p>
          </table:table-cell>
          <table:table-cell office:value-type="float" office:value="17092" table:style-name="ce37">
            <text:p><text:s text:c="2"/>17 092</text:p>
          </table:table-cell>
          <table:table-cell office:value-type="float" office:value="510" table:style-name="ce37">
            <text:p><text:s text:c="3"/>510</text:p>
          </table:table-cell>
          <table:table-cell office:value-type="float" office:value="650" table:style-name="ce37">
            <text:p><text:s text:c="3"/>650</text:p>
          </table:table-cell>
          <table:table-cell office:value-type="float" office:value="289" table:style-name="ce37">
            <text:p><text:s text:c="3"/>289</text:p>
          </table:table-cell>
          <table:table-cell office:value-type="float" office:value="5088" table:style-name="ce37">
            <text:p><text:s text:c="2"/>5 088</text:p>
          </table:table-cell>
          <table:table-cell office:value-type="float" office:value="894" table:style-name="ce37">
            <text:p><text:s text:c="3"/>894</text:p>
          </table:table-cell>
          <table:table-cell office:value-type="float" office:value="6921" table:style-name="ce37">
            <text:p><text:s text:c="2"/>6 921</text:p>
          </table:table-cell>
          <table:table-cell office:value-type="float" office:value="27720" table:style-name="ce37">
            <text:p><text:s text:c="2"/>27 720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150443" table:style-name="ce38">
            <text:p><text:s text:c="2"/>150 443</text:p>
          </table:table-cell>
          <table:table-cell office:value-type="float" office:value="53900" table:style-name="ce38">
            <text:p><text:s text:c="2"/>53 900</text:p>
          </table:table-cell>
          <table:table-cell office:value-type="float" office:value="1356" table:style-name="ce38">
            <text:p><text:s text:c="2"/>1 356</text:p>
          </table:table-cell>
          <table:table-cell office:value-type="float" office:value="1780" table:style-name="ce38">
            <text:p><text:s text:c="2"/>1 78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305" table:style-name="ce38">
            <text:p><text:s text:c="2"/>18 305</text:p>
          </table:table-cell>
          <table:table-cell office:value-type="float" office:value="2012" table:style-name="ce38">
            <text:p><text:s text:c="2"/>2 012</text:p>
          </table:table-cell>
          <table:table-cell office:value-type="float" office:value="22097" table:style-name="ce38">
            <text:p><text:s text:c="2"/>22 097</text:p>
          </table:table-cell>
          <table:table-cell office:value-type="float" office:value="73090" table:style-name="ce38">
            <text:p><text:s text:c="2"/>73 09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78755" table:style-name="ce36">
            <text:p><text:s text:c="2"/>78 755</text:p>
          </table:table-cell>
          <table:table-cell office:value-type="float" office:value="20718" table:style-name="ce36">
            <text:p><text:s text:c="2"/>20 718</text:p>
          </table:table-cell>
          <table:table-cell office:value-type="float" office:value="809" table:style-name="ce36">
            <text:p><text:s text:c="3"/>809</text:p>
          </table:table-cell>
          <table:table-cell office:value-type="float" office:value="853" table:style-name="ce36">
            <text:p><text:s text:c="3"/>853</text:p>
          </table:table-cell>
          <table:table-cell office:value-type="float" office:value="232" table:style-name="ce36">
            <text:p><text:s text:c="3"/>232</text:p>
          </table:table-cell>
          <table:table-cell office:value-type="float" office:value="8709" table:style-name="ce36">
            <text:p><text:s text:c="2"/>8 709</text:p>
          </table:table-cell>
          <table:table-cell office:value-type="float" office:value="1197" table:style-name="ce36">
            <text:p><text:s text:c="2"/>1 197</text:p>
          </table:table-cell>
          <table:table-cell office:value-type="float" office:value="10991" table:style-name="ce36">
            <text:p><text:s text:c="2"/>10 991</text:p>
          </table:table-cell>
          <table:table-cell office:value-type="float" office:value="46237" table:style-name="ce36">
            <text:p><text:s text:c="2"/>46 23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9699" table:style-name="ce36">
            <text:p><text:s text:c="2"/>39 699</text:p>
          </table:table-cell>
          <table:table-cell office:value-type="float" office:value="7553" table:style-name="ce36">
            <text:p><text:s text:c="2"/>7 553</text:p>
          </table:table-cell>
          <table:table-cell office:value-type="float" office:value="640" table:style-name="ce36">
            <text:p><text:s text:c="3"/>64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246" table:style-name="ce36">
            <text:p><text:s text:c="3"/>246</text:p>
          </table:table-cell>
          <table:table-cell office:value-type="float" office:value="2009" table:style-name="ce36">
            <text:p><text:s text:c="2"/>2 009</text:p>
          </table:table-cell>
          <table:table-cell office:value-type="float" office:value="579" table:style-name="ce36">
            <text:p><text:s text:c="3"/>579</text:p>
          </table:table-cell>
          <table:table-cell office:value-type="float" office:value="2867" table:style-name="ce36">
            <text:p><text:s text:c="2"/>2 867</text:p>
          </table:table-cell>
          <table:table-cell office:value-type="float" office:value="28639" table:style-name="ce36">
            <text:p><text:s text:c="2"/>28 63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29460" table:style-name="ce36">
            <text:p><text:s text:c="2"/>29 460</text:p>
          </table:table-cell>
          <table:table-cell office:value-type="float" office:value="1324" table:style-name="ce36">
            <text:p><text:s text:c="2"/>1 324</text:p>
          </table:table-cell>
          <table:table-cell office:value-type="float" office:value="404" table:style-name="ce36">
            <text:p><text:s text:c="3"/>404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6" table:style-name="ce36">
            <text:p><text:s text:c="3"/>186</text:p>
          </table:table-cell>
          <table:table-cell office:value-type="float" office:value="210" table:style-name="ce36">
            <text:p><text:s text:c="3"/>210</text:p>
          </table:table-cell>
          <table:table-cell office:value-type="float" office:value="27522" table:style-name="ce36">
            <text:p><text:s text:c="2"/>27 52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94688" table:style-name="ce36">
            <text:p><text:s text:c="2"/>94 688</text:p>
          </table:table-cell>
          <table:table-cell office:value-type="float" office:value="18283" table:style-name="ce36">
            <text:p><text:s text:c="2"/>18 283</text:p>
          </table:table-cell>
          <table:table-cell office:value-type="float" office:value="1298" table:style-name="ce36">
            <text:p><text:s text:c="2"/>1 298</text:p>
          </table:table-cell>
          <table:table-cell office:value-type="float" office:value="231" table:style-name="ce36">
            <text:p><text:s text:c="3"/>231</text:p>
          </table:table-cell>
          <table:table-cell office:value-type="float" office:value="1459" table:style-name="ce36">
            <text:p><text:s text:c="2"/>1 459</text:p>
          </table:table-cell>
          <table:table-cell office:value-type="float" office:value="5773" table:style-name="ce36">
            <text:p><text:s text:c="2"/>5 773</text:p>
          </table:table-cell>
          <table:table-cell office:value-type="float" office:value="1871" table:style-name="ce36">
            <text:p><text:s text:c="2"/>1 871</text:p>
          </table:table-cell>
          <table:table-cell office:value-type="float" office:value="9334" table:style-name="ce36">
            <text:p><text:s text:c="2"/>9 334</text:p>
          </table:table-cell>
          <table:table-cell office:value-type="float" office:value="65773" table:style-name="ce36">
            <text:p><text:s text:c="2"/>65 77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5090" table:style-name="ce36">
            <text:p><text:s text:c="2"/>35 090</text:p>
          </table:table-cell>
          <table:table-cell office:value-type="float" office:value="12907" table:style-name="ce36">
            <text:p><text:s text:c="2"/>12 907</text:p>
          </table:table-cell>
          <table:table-cell office:value-type="float" office:value="369" table:style-name="ce36">
            <text:p><text:s text:c="3"/>369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2324" table:style-name="ce36">
            <text:p><text:s text:c="2"/>2 324</text:p>
          </table:table-cell>
          <table:table-cell office:value-type="float" office:value="730" table:style-name="ce36">
            <text:p><text:s text:c="3"/>730</text:p>
          </table:table-cell>
          <table:table-cell office:value-type="float" office:value="3164" table:style-name="ce36">
            <text:p><text:s text:c="2"/>3 164</text:p>
          </table:table-cell>
          <table:table-cell office:value-type="float" office:value="18650" table:style-name="ce36">
            <text:p><text:s text:c="2"/>18 65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20072" table:style-name="ce37">
            <text:p><text:s text:c="2"/>20 072</text:p>
          </table:table-cell>
          <table:table-cell office:value-type="float" office:value="1121" table:style-name="ce37">
            <text:p><text:s text:c="2"/>1 121</text:p>
          </table:table-cell>
          <table:table-cell office:value-type="float" office:value="231" table:style-name="ce37">
            <text:p><text:s text:c="3"/>2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68" table:style-name="ce37">
            <text:p><text:s text:c="2"/>2 168</text:p>
          </table:table-cell>
          <table:table-cell office:value-type="float" office:value="2395" table:style-name="ce37">
            <text:p><text:s text:c="2"/>2 395</text:p>
          </table:table-cell>
          <table:table-cell office:value-type="float" office:value="4563" table:style-name="ce37">
            <text:p><text:s text:c="2"/>4 563</text:p>
          </table:table-cell>
          <table:table-cell office:value-type="float" office:value="14157" table:style-name="ce37">
            <text:p><text:s text:c="2"/>14 15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171977" table:style-name="ce37">
            <text:p><text:s text:c="2"/>171 977</text:p>
          </table:table-cell>
          <table:table-cell office:value-type="float" office:value="34142" table:style-name="ce37">
            <text:p><text:s text:c="2"/>34 142</text:p>
          </table:table-cell>
          <table:table-cell office:value-type="float" office:value="1138" table:style-name="ce37">
            <text:p><text:s text:c="2"/>1 1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815" table:style-name="ce37">
            <text:p><text:s text:c="2"/>37 8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815" table:style-name="ce37">
            <text:p><text:s text:c="2"/>37 815</text:p>
          </table:table-cell>
          <table:table-cell office:value-type="float" office:value="98882" table:style-name="ce37">
            <text:p><text:s text:c="2"/>98 882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18812" table:style-name="ce37">
            <text:p><text:s text:c="2"/>18 8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0" table:style-name="ce37">
            <text:p><text:s text:c="3"/>4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40" table:style-name="ce37">
            <text:p><text:s text:c="2"/>1 440</text:p>
          </table:table-cell>
          <table:table-cell office:value-type="float" office:value="1440" table:style-name="ce37">
            <text:p><text:s text:c="2"/>1 440</text:p>
          </table:table-cell>
          <table:table-cell office:value-type="float" office:value="16962" table:style-name="ce37">
            <text:p><text:s text:c="2"/>16 96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19176" table:style-name="ce37">
            <text:p><text:s text:c="2"/>19 176</text:p>
          </table:table-cell>
          <table:table-cell office:value-type="float" office:value="964" table:style-name="ce37">
            <text:p><text:s text:c="3"/>964</text:p>
          </table:table-cell>
          <table:table-cell office:value-type="float" office:value="559" table:style-name="ce37">
            <text:p><text:s text:c="3"/>5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66" table:style-name="ce37">
            <text:p><text:s text:c="2"/>2 166</text:p>
          </table:table-cell>
          <table:table-cell office:value-type="float" office:value="2166" table:style-name="ce37">
            <text:p><text:s text:c="2"/>2 166</text:p>
          </table:table-cell>
          <table:table-cell office:value-type="float" office:value="15487" table:style-name="ce37">
            <text:p><text:s text:c="2"/>15 48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141210" table:style-name="ce38">
            <text:p><text:s text:c="2"/>141 210</text:p>
          </table:table-cell>
          <table:table-cell office:value-type="float" office:value="16981" table:style-name="ce38">
            <text:p><text:s text:c="2"/>16 981</text:p>
          </table:table-cell>
          <table:table-cell office:value-type="float" office:value="1854" table:style-name="ce38">
            <text:p><text:s text:c="2"/>1 85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479" table:style-name="ce38">
            <text:p><text:s text:c="2"/>8 47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479" table:style-name="ce38">
            <text:p><text:s text:c="2"/>8 479</text:p>
          </table:table-cell>
          <table:table-cell office:value-type="float" office:value="113896" table:style-name="ce38">
            <text:p><text:s text:c="2"/>113 89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47321" table:style-name="ce36">
            <text:p><text:s text:c="2"/>247 321</text:p>
          </table:table-cell>
          <table:table-cell office:value-type="float" office:value="21465" table:style-name="ce36">
            <text:p><text:s text:c="2"/>21 465</text:p>
          </table:table-cell>
          <table:table-cell office:value-type="float" office:value="1430" table:style-name="ce36">
            <text:p><text:s text:c="2"/>1 43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5891" table:style-name="ce36">
            <text:p><text:s text:c="2"/>5 891</text:p>
          </table:table-cell>
          <table:table-cell office:value-type="float" office:value="49993" table:style-name="ce36">
            <text:p><text:s text:c="2"/>49 993</text:p>
          </table:table-cell>
          <table:table-cell office:value-type="float" office:value="56002" table:style-name="ce36">
            <text:p><text:s text:c="2"/>56 002</text:p>
          </table:table-cell>
          <table:table-cell office:value-type="float" office:value="168424" table:style-name="ce36">
            <text:p><text:s text:c="2"/>168 42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92392" table:style-name="ce36">
            <text:p><text:s text:c="2"/>92 392</text:p>
          </table:table-cell>
          <table:table-cell office:value-type="float" office:value="10198" table:style-name="ce36">
            <text:p><text:s text:c="2"/>10 198</text:p>
          </table:table-cell>
          <table:table-cell office:value-type="float" office:value="1214" table:style-name="ce36">
            <text:p><text:s text:c="2"/>1 214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67" table:style-name="ce36">
            <text:p><text:s text:c="2"/>8 767</text:p>
          </table:table-cell>
          <table:table-cell office:value-type="float" office:value="4560" table:style-name="ce36">
            <text:p><text:s text:c="2"/>4 560</text:p>
          </table:table-cell>
          <table:table-cell office:value-type="float" office:value="13403" table:style-name="ce36">
            <text:p><text:s text:c="2"/>13 403</text:p>
          </table:table-cell>
          <table:table-cell office:value-type="float" office:value="67577" table:style-name="ce36">
            <text:p><text:s text:c="2"/>67 577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71678" table:style-name="ce36">
            <text:p><text:s text:c="2"/>71 678</text:p>
          </table:table-cell>
          <table:table-cell office:value-type="float" office:value="7730" table:style-name="ce36">
            <text:p><text:s text:c="2"/>7 730</text:p>
          </table:table-cell>
          <table:table-cell office:value-type="float" office:value="1255" table:style-name="ce36">
            <text:p><text:s text:c="2"/>1 255</text:p>
          </table:table-cell>
          <table:table-cell office:value-type="float" office:value="309" table:style-name="ce36">
            <text:p><text:s text:c="3"/>309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885" table:style-name="ce36">
            <text:p><text:s text:c="3"/>885</text:p>
          </table:table-cell>
          <table:table-cell office:value-type="float" office:value="2639" table:style-name="ce36">
            <text:p><text:s text:c="2"/>2 639</text:p>
          </table:table-cell>
          <table:table-cell office:value-type="float" office:value="3839" table:style-name="ce36">
            <text:p><text:s text:c="2"/>3 839</text:p>
          </table:table-cell>
          <table:table-cell office:value-type="float" office:value="58854" table:style-name="ce36">
            <text:p><text:s text:c="2"/>58 85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58642" table:style-name="ce36">
            <text:p><text:s text:c="2"/>58 642</text:p>
          </table:table-cell>
          <table:table-cell office:value-type="float" office:value="7461" table:style-name="ce36">
            <text:p><text:s text:c="2"/>7 461</text:p>
          </table:table-cell>
          <table:table-cell office:value-type="float" office:value="916" table:style-name="ce36">
            <text:p><text:s text:c="3"/>916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67" table:style-name="ce36">
            <text:p><text:s text:c="2"/>2 567</text:p>
          </table:table-cell>
          <table:table-cell office:value-type="float" office:value="1704" table:style-name="ce36">
            <text:p><text:s text:c="2"/>1 704</text:p>
          </table:table-cell>
          <table:table-cell office:value-type="float" office:value="4307" table:style-name="ce36">
            <text:p><text:s text:c="2"/>4 307</text:p>
          </table:table-cell>
          <table:table-cell office:value-type="float" office:value="45958" table:style-name="ce36">
            <text:p><text:s text:c="2"/>45 95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77193" table:style-name="ce36">
            <text:p><text:s text:c="2"/>77 193</text:p>
          </table:table-cell>
          <table:table-cell office:value-type="float" office:value="6103" table:style-name="ce36">
            <text:p><text:s text:c="2"/>6 103</text:p>
          </table:table-cell>
          <table:table-cell office:value-type="float" office:value="1121" table:style-name="ce36">
            <text:p><text:s text:c="2"/>1 121</text:p>
          </table:table-cell>
          <table:table-cell office:value-type="float" office:value="912" table:style-name="ce36">
            <text:p><text:s text:c="3"/>912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879" table:style-name="ce36">
            <text:p><text:s text:c="2"/>2 879</text:p>
          </table:table-cell>
          <table:table-cell office:value-type="float" office:value="3823" table:style-name="ce36">
            <text:p><text:s text:c="2"/>3 823</text:p>
          </table:table-cell>
          <table:table-cell office:value-type="float" office:value="66146" table:style-name="ce36">
            <text:p><text:s text:c="2"/>66 14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69049" table:style-name="ce37">
            <text:p><text:s text:c="2"/>69 049</text:p>
          </table:table-cell>
          <table:table-cell office:value-type="float" office:value="6272" table:style-name="ce37">
            <text:p><text:s text:c="2"/>6 272</text:p>
          </table:table-cell>
          <table:table-cell office:value-type="float" office:value="964" table:style-name="ce37">
            <text:p><text:s text:c="3"/>964</text:p>
          </table:table-cell>
          <table:table-cell office:value-type="float" office:value="1497" table:style-name="ce37">
            <text:p><text:s text:c="2"/>1 497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168" table:style-name="ce37">
            <text:p><text:s text:c="3"/>168</text:p>
          </table:table-cell>
          <table:table-cell office:value-type="float" office:value="1920" table:style-name="ce37">
            <text:p><text:s text:c="2"/>1 920</text:p>
          </table:table-cell>
          <table:table-cell office:value-type="float" office:value="3629" table:style-name="ce37">
            <text:p><text:s text:c="2"/>3 629</text:p>
          </table:table-cell>
          <table:table-cell office:value-type="float" office:value="58184" table:style-name="ce37">
            <text:p><text:s text:c="2"/>58 18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53868" table:style-name="ce38">
            <text:p><text:s text:c="2"/>53 868</text:p>
          </table:table-cell>
          <table:table-cell office:value-type="float" office:value="5464" table:style-name="ce38">
            <text:p><text:s text:c="2"/>5 46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2" table:style-name="ce38">
            <text:p><text:s text:c="3"/>49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81" table:style-name="ce38">
            <text:p><text:s text:c="2"/>2 081</text:p>
          </table:table-cell>
          <table:table-cell office:value-type="float" office:value="1843" table:style-name="ce38">
            <text:p><text:s text:c="2"/>1 843</text:p>
          </table:table-cell>
          <table:table-cell office:value-type="float" office:value="4416" table:style-name="ce38">
            <text:p><text:s text:c="2"/>4 416</text:p>
          </table:table-cell>
          <table:table-cell office:value-type="float" office:value="43988" table:style-name="ce38">
            <text:p><text:s text:c="2"/>43 98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42149" table:style-name="ce38">
            <text:p><text:s text:c="2"/>42 149</text:p>
          </table:table-cell>
          <table:table-cell office:value-type="float" office:value="3317" table:style-name="ce38">
            <text:p><text:s text:c="2"/>3 317</text:p>
          </table:table-cell>
          <table:table-cell office:value-type="float" office:value="574" table:style-name="ce38">
            <text:p><text:s text:c="3"/>574</text:p>
          </table:table-cell>
          <table:table-cell office:value-type="float" office:value="520" table:style-name="ce38">
            <text:p><text:s text:c="3"/>520</text:p>
          </table:table-cell>
          <table:table-cell office:value-type="float" office:value="363" table:style-name="ce38">
            <text:p><text:s text:c="3"/>363</text:p>
          </table:table-cell>
          <table:table-cell office:value-type="float" office:value="427" table:style-name="ce38">
            <text:p><text:s text:c="3"/>427</text:p>
          </table:table-cell>
          <table:table-cell office:value-type="float" office:value="1158" table:style-name="ce38">
            <text:p><text:s text:c="2"/>1 158</text:p>
          </table:table-cell>
          <table:table-cell office:value-type="float" office:value="2468" table:style-name="ce38">
            <text:p><text:s text:c="2"/>2 468</text:p>
          </table:table-cell>
          <table:table-cell office:value-type="float" office:value="35790" table:style-name="ce38">
            <text:p><text:s text:c="2"/>35 790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25919" table:style-name="ce37">
            <text:p><text:s text:c="2"/>25 919</text:p>
          </table:table-cell>
          <table:table-cell office:value-type="float" office:value="4620" table:style-name="ce37">
            <text:p><text:s text:c="2"/>4 620</text:p>
          </table:table-cell>
          <table:table-cell office:value-type="float" office:value="369" table:style-name="ce37">
            <text:p><text:s text:c="3"/>369</text:p>
          </table:table-cell>
          <table:table-cell office:value-type="float" office:value="164" table:style-name="ce37">
            <text:p><text:s text:c="3"/>164</text:p>
          </table:table-cell>
          <table:table-cell office:value-type="float" office:value="321" table:style-name="ce37">
            <text:p><text:s text:c="3"/>321</text:p>
          </table:table-cell>
          <table:table-cell office:value-type="float" office:value="1920" table:style-name="ce37">
            <text:p><text:s text:c="2"/>1 920</text:p>
          </table:table-cell>
          <table:table-cell office:value-type="float" office:value="673" table:style-name="ce37">
            <text:p><text:s text:c="3"/>673</text:p>
          </table:table-cell>
          <table:table-cell office:value-type="float" office:value="3078" table:style-name="ce37">
            <text:p><text:s text:c="2"/>3 078</text:p>
          </table:table-cell>
          <table:table-cell office:value-type="float" office:value="17852" table:style-name="ce37">
            <text:p><text:s text:c="2"/>17 85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115709" table:style-name="ce38">
            <text:p><text:s text:c="2"/>115 709</text:p>
          </table:table-cell>
          <table:table-cell office:value-type="float" office:value="36626" table:style-name="ce38">
            <text:p><text:s text:c="2"/>36 626</text:p>
          </table:table-cell>
          <table:table-cell office:value-type="float" office:value="940" table:style-name="ce38">
            <text:p><text:s text:c="3"/>940</text:p>
          </table:table-cell>
          <table:table-cell office:value-type="float" office:value="329" table:style-name="ce38">
            <text:p><text:s text:c="3"/>329</text:p>
          </table:table-cell>
          <table:table-cell office:value-type="float" office:value="3530" table:style-name="ce38">
            <text:p><text:s text:c="2"/>3 530</text:p>
          </table:table-cell>
          <table:table-cell office:value-type="float" office:value="17470" table:style-name="ce38">
            <text:p><text:s text:c="2"/>17 470</text:p>
          </table:table-cell>
          <table:table-cell office:value-type="float" office:value="1772" table:style-name="ce38">
            <text:p><text:s text:c="2"/>1 772</text:p>
          </table:table-cell>
          <table:table-cell office:value-type="float" office:value="23101" table:style-name="ce38">
            <text:p><text:s text:c="2"/>23 101</text:p>
          </table:table-cell>
          <table:table-cell office:value-type="float" office:value="55042" table:style-name="ce38">
            <text:p><text:s text:c="2"/>55 04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60387" table:style-name="ce36">
            <text:p><text:s text:c="2"/>160 387</text:p>
          </table:table-cell>
          <table:table-cell office:value-type="float" office:value="40182" table:style-name="ce36">
            <text:p><text:s text:c="2"/>40 182</text:p>
          </table:table-cell>
          <table:table-cell office:value-type="float" office:value="1589" table:style-name="ce36">
            <text:p><text:s text:c="2"/>1 589</text:p>
          </table:table-cell>
          <table:table-cell office:value-type="float" office:value="905" table:style-name="ce36">
            <text:p><text:s text:c="3"/>9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827" table:style-name="ce36">
            <text:p><text:s text:c="2"/>20 827</text:p>
          </table:table-cell>
          <table:table-cell office:value-type="float" office:value="277" table:style-name="ce36">
            <text:p><text:s text:c="3"/>277</text:p>
          </table:table-cell>
          <table:table-cell office:value-type="float" office:value="22009" table:style-name="ce36">
            <text:p><text:s text:c="2"/>22 009</text:p>
          </table:table-cell>
          <table:table-cell office:value-type="float" office:value="96607" table:style-name="ce36">
            <text:p><text:s text:c="2"/>96 60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45914" table:style-name="ce36">
            <text:p><text:s text:c="2"/>45 914</text:p>
          </table:table-cell>
          <table:table-cell office:value-type="float" office:value="5654" table:style-name="ce36">
            <text:p><text:s text:c="2"/>5 654</text:p>
          </table:table-cell>
          <table:table-cell office:value-type="float" office:value="594" table:style-name="ce36">
            <text:p><text:s text:c="3"/>594</text:p>
          </table:table-cell>
          <table:table-cell office:value-type="float" office:value="744" table:style-name="ce36">
            <text:p><text:s text:c="3"/>744</text:p>
          </table:table-cell>
          <table:table-cell office:value-type="float" office:value="900" table:style-name="ce36">
            <text:p><text:s text:c="3"/>900</text:p>
          </table:table-cell>
          <table:table-cell office:value-type="float" office:value="1928" table:style-name="ce36">
            <text:p><text:s text:c="2"/>1 928</text:p>
          </table:table-cell>
          <table:table-cell office:value-type="float" office:value="1253" table:style-name="ce36">
            <text:p><text:s text:c="2"/>1 253</text:p>
          </table:table-cell>
          <table:table-cell office:value-type="float" office:value="4825" table:style-name="ce36">
            <text:p><text:s text:c="2"/>4 825</text:p>
          </table:table-cell>
          <table:table-cell office:value-type="float" office:value="34841" table:style-name="ce36">
            <text:p><text:s text:c="2"/>34 84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104829" table:style-name="ce36">
            <text:p><text:s text:c="2"/>104 829</text:p>
          </table:table-cell>
          <table:table-cell office:value-type="float" office:value="12515" table:style-name="ce36">
            <text:p><text:s text:c="2"/>12 515</text:p>
          </table:table-cell>
          <table:table-cell office:value-type="float" office:value="1533" table:style-name="ce36">
            <text:p><text:s text:c="2"/>1 533</text:p>
          </table:table-cell>
          <table:table-cell office:value-type="float" office:value="957" table:style-name="ce36">
            <text:p><text:s text:c="3"/>957</text:p>
          </table:table-cell>
          <table:table-cell office:value-type="float" office:value="1511" table:style-name="ce36">
            <text:p><text:s text:c="2"/>1 511</text:p>
          </table:table-cell>
          <table:table-cell office:value-type="float" office:value="3113" table:style-name="ce36">
            <text:p><text:s text:c="2"/>3 113</text:p>
          </table:table-cell>
          <table:table-cell office:value-type="float" office:value="2611" table:style-name="ce36">
            <text:p><text:s text:c="2"/>2 611</text:p>
          </table:table-cell>
          <table:table-cell office:value-type="float" office:value="8192" table:style-name="ce36">
            <text:p><text:s text:c="2"/>8 192</text:p>
          </table:table-cell>
          <table:table-cell office:value-type="float" office:value="82589" table:style-name="ce36">
            <text:p><text:s text:c="2"/>82 589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16507" table:style-name="ce36">
            <text:p><text:s text:c="2"/>16 507</text:p>
          </table:table-cell>
          <table:table-cell office:value-type="float" office:value="3074" table:style-name="ce36">
            <text:p><text:s text:c="2"/>3 074</text:p>
          </table:table-cell>
          <table:table-cell office:value-type="float" office:value="505" table:style-name="ce36">
            <text:p><text:s text:c="3"/>505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6" table:style-name="ce36">
            <text:p><text:s text:c="3"/>946</text:p>
          </table:table-cell>
          <table:table-cell office:value-type="float" office:value="396" table:style-name="ce36">
            <text:p><text:s text:c="3"/>396</text:p>
          </table:table-cell>
          <table:table-cell office:value-type="float" office:value="1347" table:style-name="ce36">
            <text:p><text:s text:c="2"/>1 347</text:p>
          </table:table-cell>
          <table:table-cell office:value-type="float" office:value="11581" table:style-name="ce36">
            <text:p><text:s text:c="2"/>11 58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7234" table:style-name="ce36">
            <text:p><text:s text:c="2"/>27 234</text:p>
          </table:table-cell>
          <table:table-cell office:value-type="float" office:value="4722" table:style-name="ce36">
            <text:p><text:s text:c="2"/>4 722</text:p>
          </table:table-cell>
          <table:table-cell office:value-type="float" office:value="399" table:style-name="ce36">
            <text:p><text:s text:c="3"/>399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67" table:style-name="ce36">
            <text:p><text:s text:c="2"/>2 367</text:p>
          </table:table-cell>
          <table:table-cell office:value-type="float" office:value="714" table:style-name="ce36">
            <text:p><text:s text:c="3"/>714</text:p>
          </table:table-cell>
          <table:table-cell office:value-type="float" office:value="3102" table:style-name="ce36">
            <text:p><text:s text:c="2"/>3 102</text:p>
          </table:table-cell>
          <table:table-cell office:value-type="float" office:value="19011" table:style-name="ce36">
            <text:p><text:s text:c="2"/>19 01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73308" table:style-name="ce38">
            <text:p><text:s text:c="2"/>73 308</text:p>
          </table:table-cell>
          <table:table-cell office:value-type="float" office:value="16372" table:style-name="ce38">
            <text:p><text:s text:c="2"/>16 372</text:p>
          </table:table-cell>
          <table:table-cell office:value-type="float" office:value="1200" table:style-name="ce38">
            <text:p><text:s text:c="2"/>1 200</text:p>
          </table:table-cell>
          <table:table-cell office:value-type="float" office:value="390" table:style-name="ce38">
            <text:p><text:s text:c="3"/>390</text:p>
          </table:table-cell>
          <table:table-cell office:value-type="float" office:value="399" table:style-name="ce38">
            <text:p><text:s text:c="3"/>399</text:p>
          </table:table-cell>
          <table:table-cell office:value-type="float" office:value="4403" table:style-name="ce38">
            <text:p><text:s text:c="2"/>4 403</text:p>
          </table:table-cell>
          <table:table-cell office:value-type="float" office:value="1629" table:style-name="ce38">
            <text:p><text:s text:c="2"/>1 629</text:p>
          </table:table-cell>
          <table:table-cell office:value-type="float" office:value="6821" table:style-name="ce38">
            <text:p><text:s text:c="2"/>6 821</text:p>
          </table:table-cell>
          <table:table-cell office:value-type="float" office:value="48915" table:style-name="ce38">
            <text:p><text:s text:c="2"/>48 91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15053" table:style-name="ce37">
            <text:p><text:s text:c="2"/>15 053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410" table:style-name="ce37">
            <text:p><text:s text:c="3"/>41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0" table:style-name="ce37">
            <text:p><text:s text:c="3"/>130</text:p>
          </table:table-cell>
          <table:table-cell office:value-type="float" office:value="151" table:style-name="ce37">
            <text:p><text:s text:c="3"/>151</text:p>
          </table:table-cell>
          <table:table-cell office:value-type="float" office:value="14465" table:style-name="ce37">
            <text:p><text:s text:c="2"/>14 46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19777" table:style-name="ce37">
            <text:p><text:s text:c="2"/>119 777</text:p>
          </table:table-cell>
          <table:table-cell office:value-type="float" office:value="9275" table:style-name="ce37">
            <text:p><text:s text:c="2"/>9 275</text:p>
          </table:table-cell>
          <table:table-cell office:value-type="float" office:value="2502" table:style-name="ce37">
            <text:p><text:s text:c="2"/>2 502</text:p>
          </table:table-cell>
          <table:table-cell office:value-type="float" office:value="695" table:style-name="ce37">
            <text:p><text:s text:c="3"/>695</text:p>
          </table:table-cell>
          <table:table-cell office:value-type="float" office:value="205" table:style-name="ce37">
            <text:p><text:s text:c="3"/>205</text:p>
          </table:table-cell>
          <table:table-cell office:value-type="float" office:value="1460" table:style-name="ce37">
            <text:p><text:s text:c="2"/>1 460</text:p>
          </table:table-cell>
          <table:table-cell office:value-type="float" office:value="2616" table:style-name="ce37">
            <text:p><text:s text:c="2"/>2 616</text:p>
          </table:table-cell>
          <table:table-cell office:value-type="float" office:value="4976" table:style-name="ce37">
            <text:p><text:s text:c="2"/>4 976</text:p>
          </table:table-cell>
          <table:table-cell office:value-type="float" office:value="103024" table:style-name="ce37">
            <text:p><text:s text:c="2"/>103 024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73094" table:style-name="ce37">
            <text:p><text:s text:c="2"/>73 094</text:p>
          </table:table-cell>
          <table:table-cell office:value-type="float" office:value="8722" table:style-name="ce37">
            <text:p><text:s text:c="2"/>8 722</text:p>
          </table:table-cell>
          <table:table-cell office:value-type="float" office:value="992" table:style-name="ce37">
            <text:p><text:s text:c="3"/>992</text:p>
          </table:table-cell>
          <table:table-cell office:value-type="float" office:value="193" table:style-name="ce37">
            <text:p><text:s text:c="3"/>193</text:p>
          </table:table-cell>
          <table:table-cell office:value-type="float" office:value="110" table:style-name="ce37">
            <text:p><text:s text:c="3"/>110</text:p>
          </table:table-cell>
          <table:table-cell office:value-type="float" office:value="987" table:style-name="ce37">
            <text:p><text:s text:c="3"/>987</text:p>
          </table:table-cell>
          <table:table-cell office:value-type="float" office:value="1564" table:style-name="ce37">
            <text:p><text:s text:c="2"/>1 564</text:p>
          </table:table-cell>
          <table:table-cell office:value-type="float" office:value="2854" table:style-name="ce37">
            <text:p><text:s text:c="2"/>2 854</text:p>
          </table:table-cell>
          <table:table-cell office:value-type="float" office:value="60526" table:style-name="ce37">
            <text:p><text:s text:c="2"/>60 526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7830" table:style-name="ce37">
            <text:p><text:s text:c="2"/>7 830</text:p>
          </table:table-cell>
          <table:table-cell office:value-type="float" office:value="1640" table:style-name="ce37">
            <text:p><text:s text:c="2"/>1 640</text:p>
          </table:table-cell>
          <table:table-cell office:value-type="float" office:value="131" table:style-name="ce37">
            <text:p><text:s text:c="3"/>1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162" table:style-name="ce37">
            <text:p><text:s text:c="3"/>162</text:p>
          </table:table-cell>
          <table:table-cell office:value-type="float" office:value="243" table:style-name="ce37">
            <text:p><text:s text:c="3"/>243</text:p>
          </table:table-cell>
          <table:table-cell office:value-type="float" office:value="5816" table:style-name="ce37">
            <text:p><text:s text:c="2"/>5 81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38885" table:style-name="ce36">
            <text:p><text:s text:c="2"/>138 885</text:p>
          </table:table-cell>
          <table:table-cell office:value-type="float" office:value="23181" table:style-name="ce36">
            <text:p><text:s text:c="2"/>23 181</text:p>
          </table:table-cell>
          <table:table-cell office:value-type="float" office:value="1869" table:style-name="ce36">
            <text:p><text:s text:c="2"/>1 869</text:p>
          </table:table-cell>
          <table:table-cell office:value-type="float" office:value="1478" table:style-name="ce36">
            <text:p><text:s text:c="2"/>1 478</text:p>
          </table:table-cell>
          <table:table-cell office:value-type="float" office:value="1896" table:style-name="ce36">
            <text:p><text:s text:c="2"/>1 896</text:p>
          </table:table-cell>
          <table:table-cell office:value-type="float" office:value="5211" table:style-name="ce36">
            <text:p><text:s text:c="2"/>5 211</text:p>
          </table:table-cell>
          <table:table-cell office:value-type="float" office:value="3430" table:style-name="ce36">
            <text:p><text:s text:c="2"/>3 430</text:p>
          </table:table-cell>
          <table:table-cell office:value-type="float" office:value="12015" table:style-name="ce36">
            <text:p><text:s text:c="2"/>12 015</text:p>
          </table:table-cell>
          <table:table-cell office:value-type="float" office:value="101820" table:style-name="ce36">
            <text:p><text:s text:c="2"/>101 82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32079" table:style-name="ce36">
            <text:p><text:s text:c="2"/>32 079</text:p>
          </table:table-cell>
          <table:table-cell office:value-type="float" office:value="2426" table:style-name="ce36">
            <text:p><text:s text:c="2"/>2 426</text:p>
          </table:table-cell>
          <table:table-cell office:value-type="float" office:value="349" table:style-name="ce36">
            <text:p><text:s text:c="3"/>349</text:p>
          </table:table-cell>
          <table:table-cell office:value-type="float" office:value="518" table:style-name="ce36">
            <text:p><text:s text:c="3"/>518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121" table:style-name="ce36">
            <text:p><text:s text:c="3"/>121</text:p>
          </table:table-cell>
          <table:table-cell office:value-type="float" office:value="1407" table:style-name="ce36">
            <text:p><text:s text:c="2"/>1 407</text:p>
          </table:table-cell>
          <table:table-cell office:value-type="float" office:value="2111" table:style-name="ce36">
            <text:p><text:s text:c="2"/>2 111</text:p>
          </table:table-cell>
          <table:table-cell office:value-type="float" office:value="27193" table:style-name="ce36">
            <text:p><text:s text:c="2"/>27 193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54643" table:style-name="ce36">
            <text:p><text:s text:c="2"/>54 643</text:p>
          </table:table-cell>
          <table:table-cell office:value-type="float" office:value="14534" table:style-name="ce36">
            <text:p><text:s text:c="2"/>14 534</text:p>
          </table:table-cell>
          <table:table-cell office:value-type="float" office:value="757" table:style-name="ce36">
            <text:p><text:s text:c="3"/>757</text:p>
          </table:table-cell>
          <table:table-cell office:value-type="float" office:value="560" table:style-name="ce36">
            <text:p><text:s text:c="3"/>560</text:p>
          </table:table-cell>
          <table:table-cell office:value-type="float" office:value="1717" table:style-name="ce36">
            <text:p><text:s text:c="2"/>1 717</text:p>
          </table:table-cell>
          <table:table-cell office:value-type="float" office:value="3138" table:style-name="ce36">
            <text:p><text:s text:c="2"/>3 138</text:p>
          </table:table-cell>
          <table:table-cell office:value-type="float" office:value="2589" table:style-name="ce36">
            <text:p><text:s text:c="2"/>2 589</text:p>
          </table:table-cell>
          <table:table-cell office:value-type="float" office:value="8004" table:style-name="ce36">
            <text:p><text:s text:c="2"/>8 004</text:p>
          </table:table-cell>
          <table:table-cell office:value-type="float" office:value="31348" table:style-name="ce36">
            <text:p><text:s text:c="2"/>31 34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119005" table:style-name="ce36">
            <text:p><text:s text:c="2"/>119 005</text:p>
          </table:table-cell>
          <table:table-cell office:value-type="float" office:value="24492" table:style-name="ce36">
            <text:p><text:s text:c="2"/>24 492</text:p>
          </table:table-cell>
          <table:table-cell office:value-type="float" office:value="2273" table:style-name="ce36">
            <text:p><text:s text:c="2"/>2 273</text:p>
          </table:table-cell>
          <table:table-cell office:value-type="float" office:value="1534" table:style-name="ce36">
            <text:p><text:s text:c="2"/>1 534</text:p>
          </table:table-cell>
          <table:table-cell office:value-type="float" office:value="4504" table:style-name="ce36">
            <text:p><text:s text:c="2"/>4 504</text:p>
          </table:table-cell>
          <table:table-cell office:value-type="float" office:value="8215" table:style-name="ce36">
            <text:p><text:s text:c="2"/>8 215</text:p>
          </table:table-cell>
          <table:table-cell office:value-type="float" office:value="2430" table:style-name="ce36">
            <text:p><text:s text:c="2"/>2 430</text:p>
          </table:table-cell>
          <table:table-cell office:value-type="float" office:value="16683" table:style-name="ce36">
            <text:p><text:s text:c="2"/>16 683</text:p>
          </table:table-cell>
          <table:table-cell office:value-type="float" office:value="75557" table:style-name="ce36">
            <text:p><text:s text:c="2"/>75 55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31195" table:style-name="ce36">
            <text:p><text:s text:c="2"/>31 195</text:p>
          </table:table-cell>
          <table:table-cell office:value-type="float" office:value="7350" table:style-name="ce36">
            <text:p><text:s text:c="2"/>7 350</text:p>
          </table:table-cell>
          <table:table-cell office:value-type="float" office:value="400" table:style-name="ce36">
            <text:p><text:s text:c="3"/>400</text:p>
          </table:table-cell>
          <table:table-cell office:value-type="float" office:value="775" table:style-name="ce36">
            <text:p><text:s text:c="3"/>775</text:p>
          </table:table-cell>
          <table:table-cell office:value-type="float" office:value="421" table:style-name="ce36">
            <text:p><text:s text:c="3"/>421</text:p>
          </table:table-cell>
          <table:table-cell office:value-type="float" office:value="928" table:style-name="ce36">
            <text:p><text:s text:c="3"/>928</text:p>
          </table:table-cell>
          <table:table-cell office:value-type="float" office:value="1004" table:style-name="ce36">
            <text:p><text:s text:c="2"/>1 004</text:p>
          </table:table-cell>
          <table:table-cell office:value-type="float" office:value="3128" table:style-name="ce36">
            <text:p><text:s text:c="2"/>3 128</text:p>
          </table:table-cell>
          <table:table-cell office:value-type="float" office:value="20317" table:style-name="ce36">
            <text:p><text:s text:c="2"/>20 31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94119" table:style-name="ce37">
            <text:p><text:s text:c="2"/>94 119</text:p>
          </table:table-cell>
          <table:table-cell office:value-type="float" office:value="12877" table:style-name="ce37">
            <text:p><text:s text:c="2"/>12 877</text:p>
          </table:table-cell>
          <table:table-cell office:value-type="float" office:value="1121" table:style-name="ce37">
            <text:p><text:s text:c="2"/>1 121</text:p>
          </table:table-cell>
          <table:table-cell office:value-type="float" office:value="2185" table:style-name="ce37">
            <text:p><text:s text:c="2"/>2 185</text:p>
          </table:table-cell>
          <table:table-cell office:value-type="float" office:value="1271" table:style-name="ce37">
            <text:p><text:s text:c="2"/>1 271</text:p>
          </table:table-cell>
          <table:table-cell office:value-type="float" office:value="2828" table:style-name="ce37">
            <text:p><text:s text:c="2"/>2 828</text:p>
          </table:table-cell>
          <table:table-cell office:value-type="float" office:value="2802" table:style-name="ce37">
            <text:p><text:s text:c="2"/>2 802</text:p>
          </table:table-cell>
          <table:table-cell office:value-type="float" office:value="9086" table:style-name="ce37">
            <text:p><text:s text:c="2"/>9 086</text:p>
          </table:table-cell>
          <table:table-cell office:value-type="float" office:value="71035" table:style-name="ce37">
            <text:p><text:s text:c="2"/>71 03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48927" table:style-name="ce38">
            <text:p><text:s text:c="2"/>48 927</text:p>
          </table:table-cell>
          <table:table-cell office:value-type="float" office:value="16501" table:style-name="ce38">
            <text:p><text:s text:c="2"/>16 501</text:p>
          </table:table-cell>
          <table:table-cell office:value-type="float" office:value="587" table:style-name="ce38">
            <text:p><text:s text:c="3"/>587</text:p>
          </table:table-cell>
          <table:table-cell office:value-type="float" office:value="449" table:style-name="ce38">
            <text:p><text:s text:c="3"/>449</text:p>
          </table:table-cell>
          <table:table-cell office:value-type="float" office:value="1731" table:style-name="ce38">
            <text:p><text:s text:c="2"/>1 731</text:p>
          </table:table-cell>
          <table:table-cell office:value-type="float" office:value="6273" table:style-name="ce38">
            <text:p><text:s text:c="2"/>6 273</text:p>
          </table:table-cell>
          <table:table-cell office:value-type="float" office:value="829" table:style-name="ce38">
            <text:p><text:s text:c="3"/>829</text:p>
          </table:table-cell>
          <table:table-cell office:value-type="float" office:value="9282" table:style-name="ce38">
            <text:p><text:s text:c="2"/>9 282</text:p>
          </table:table-cell>
          <table:table-cell office:value-type="float" office:value="22557" table:style-name="ce38">
            <text:p><text:s text:c="2"/>22 55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38973" table:style-name="ce38">
            <text:p><text:s text:c="2"/>38 973</text:p>
          </table:table-cell>
          <table:table-cell office:value-type="float" office:value="6502" table:style-name="ce38">
            <text:p><text:s text:c="2"/>6 502</text:p>
          </table:table-cell>
          <table:table-cell office:value-type="float" office:value="457" table:style-name="ce38">
            <text:p><text:s text:c="3"/>457</text:p>
          </table:table-cell>
          <table:table-cell office:value-type="float" office:value="139" table:style-name="ce38">
            <text:p><text:s text:c="3"/>139</text:p>
          </table:table-cell>
          <table:table-cell office:value-type="float" office:value="55" table:style-name="ce38">
            <text:p><text:s text:c="3"/>55</text:p>
          </table:table-cell>
          <table:table-cell office:value-type="float" office:value="1317" table:style-name="ce38">
            <text:p><text:s text:c="2"/>1 317</text:p>
          </table:table-cell>
          <table:table-cell office:value-type="float" office:value="788" table:style-name="ce38">
            <text:p><text:s text:c="3"/>788</text:p>
          </table:table-cell>
          <table:table-cell office:value-type="float" office:value="2299" table:style-name="ce38">
            <text:p><text:s text:c="2"/>2 299</text:p>
          </table:table-cell>
          <table:table-cell office:value-type="float" office:value="29715" table:style-name="ce38">
            <text:p><text:s text:c="2"/>29 715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22978" table:style-name="ce37">
            <text:p><text:s text:c="2"/>22 978</text:p>
          </table:table-cell>
          <table:table-cell office:value-type="float" office:value="2719" table:style-name="ce37">
            <text:p><text:s text:c="2"/>2 719</text:p>
          </table:table-cell>
          <table:table-cell office:value-type="float" office:value="221" table:style-name="ce37">
            <text:p><text:s text:c="3"/>221</text:p>
          </table:table-cell>
          <table:table-cell office:value-type="float" office:value="110" table:style-name="ce37">
            <text:p><text:s text:c="3"/>110</text:p>
          </table:table-cell>
          <table:table-cell office:value-type="float" office:value="57" table:style-name="ce37">
            <text:p><text:s text:c="3"/>5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425" table:style-name="ce37">
            <text:p><text:s text:c="3"/>425</text:p>
          </table:table-cell>
          <table:table-cell office:value-type="float" office:value="593" table:style-name="ce37">
            <text:p><text:s text:c="3"/>593</text:p>
          </table:table-cell>
          <table:table-cell office:value-type="float" office:value="19445" table:style-name="ce37">
            <text:p><text:s text:c="2"/>19 445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149237" table:style-name="ce38">
            <text:p><text:s text:c="2"/>149 237</text:p>
          </table:table-cell>
          <table:table-cell office:value-type="float" office:value="25245" table:style-name="ce38">
            <text:p><text:s text:c="2"/>25 245</text:p>
          </table:table-cell>
          <table:table-cell office:value-type="float" office:value="2066" table:style-name="ce38">
            <text:p><text:s text:c="2"/>2 066</text:p>
          </table:table-cell>
          <table:table-cell office:value-type="float" office:value="3224" table:style-name="ce38">
            <text:p><text:s text:c="2"/>3 224</text:p>
          </table:table-cell>
          <table:table-cell office:value-type="float" office:value="934" table:style-name="ce38">
            <text:p><text:s text:c="3"/>934</text:p>
          </table:table-cell>
          <table:table-cell office:value-type="float" office:value="2502" table:style-name="ce38">
            <text:p><text:s text:c="2"/>2 502</text:p>
          </table:table-cell>
          <table:table-cell office:value-type="float" office:value="4513" table:style-name="ce38">
            <text:p><text:s text:c="2"/>4 513</text:p>
          </table:table-cell>
          <table:table-cell office:value-type="float" office:value="11173" table:style-name="ce38">
            <text:p><text:s text:c="2"/>11 173</text:p>
          </table:table-cell>
          <table:table-cell office:value-type="float" office:value="110753" table:style-name="ce38">
            <text:p><text:s text:c="2"/>110 75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02851" table:style-name="ce36">
            <text:p><text:s text:c="2"/>202 851</text:p>
          </table:table-cell>
          <table:table-cell office:value-type="float" office:value="35957" table:style-name="ce36">
            <text:p><text:s text:c="2"/>35 957</text:p>
          </table:table-cell>
          <table:table-cell office:value-type="float" office:value="2713" table:style-name="ce36">
            <text:p><text:s text:c="2"/>2 713</text:p>
          </table:table-cell>
          <table:table-cell office:value-type="float" office:value="1202" table:style-name="ce36">
            <text:p><text:s text:c="2"/>1 202</text:p>
          </table:table-cell>
          <table:table-cell office:value-type="float" office:value="8298" table:style-name="ce36">
            <text:p><text:s text:c="2"/>8 298</text:p>
          </table:table-cell>
          <table:table-cell office:value-type="float" office:value="13427" table:style-name="ce36">
            <text:p><text:s text:c="2"/>13 427</text:p>
          </table:table-cell>
          <table:table-cell office:value-type="float" office:value="4447" table:style-name="ce36">
            <text:p><text:s text:c="2"/>4 447</text:p>
          </table:table-cell>
          <table:table-cell office:value-type="float" office:value="27374" table:style-name="ce36">
            <text:p><text:s text:c="2"/>27 374</text:p>
          </table:table-cell>
          <table:table-cell office:value-type="float" office:value="136807" table:style-name="ce36">
            <text:p><text:s text:c="2"/>136 80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47812" table:style-name="ce36">
            <text:p><text:s text:c="2"/>47 812</text:p>
          </table:table-cell>
          <table:table-cell office:value-type="float" office:value="7629" table:style-name="ce36">
            <text:p><text:s text:c="2"/>7 629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191" table:style-name="ce36">
            <text:p><text:s text:c="3"/>191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540" table:style-name="ce36">
            <text:p><text:s text:c="3"/>540</text:p>
          </table:table-cell>
          <table:table-cell office:value-type="float" office:value="900" table:style-name="ce36">
            <text:p><text:s text:c="3"/>900</text:p>
          </table:table-cell>
          <table:table-cell office:value-type="float" office:value="1750" table:style-name="ce36">
            <text:p><text:s text:c="2"/>1 750</text:p>
          </table:table-cell>
          <table:table-cell office:value-type="float" office:value="38353" table:style-name="ce36">
            <text:p><text:s text:c="2"/>38 353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47743" table:style-name="ce36">
            <text:p><text:s text:c="2"/>147 743</text:p>
          </table:table-cell>
          <table:table-cell office:value-type="float" office:value="24197" table:style-name="ce36">
            <text:p><text:s text:c="2"/>24 197</text:p>
          </table:table-cell>
          <table:table-cell office:value-type="float" office:value="984" table:style-name="ce36">
            <text:p><text:s text:c="3"/>984</text:p>
          </table:table-cell>
          <table:table-cell office:value-type="float" office:value="2744" table:style-name="ce36">
            <text:p><text:s text:c="2"/>2 744</text:p>
          </table:table-cell>
          <table:table-cell office:value-type="float" office:value="1306" table:style-name="ce36">
            <text:p><text:s text:c="2"/>1 306</text:p>
          </table:table-cell>
          <table:table-cell office:value-type="float" office:value="1180" table:style-name="ce36">
            <text:p><text:s text:c="2"/>1 180</text:p>
          </table:table-cell>
          <table:table-cell office:value-type="float" office:value="4265" table:style-name="ce36">
            <text:p><text:s text:c="2"/>4 265</text:p>
          </table:table-cell>
          <table:table-cell office:value-type="float" office:value="9495" table:style-name="ce36">
            <text:p><text:s text:c="2"/>9 495</text:p>
          </table:table-cell>
          <table:table-cell office:value-type="float" office:value="113067" table:style-name="ce36">
            <text:p><text:s text:c="2"/>113 06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71501" table:style-name="ce36">
            <text:p><text:s text:c="2"/>71 501</text:p>
          </table:table-cell>
          <table:table-cell office:value-type="float" office:value="7724" table:style-name="ce36">
            <text:p><text:s text:c="2"/>7 724</text:p>
          </table:table-cell>
          <table:table-cell office:value-type="float" office:value="558" table:style-name="ce36">
            <text:p><text:s text:c="3"/>558</text:p>
          </table:table-cell>
          <table:table-cell office:value-type="float" office:value="259" table:style-name="ce36">
            <text:p><text:s text:c="3"/>259</text:p>
          </table:table-cell>
          <table:table-cell office:value-type="float" office:value="1793" table:style-name="ce36">
            <text:p><text:s text:c="2"/>1 793</text:p>
          </table:table-cell>
          <table:table-cell office:value-type="float" office:value="2224" table:style-name="ce36">
            <text:p><text:s text:c="2"/>2 224</text:p>
          </table:table-cell>
          <table:table-cell office:value-type="float" office:value="991" table:style-name="ce36">
            <text:p><text:s text:c="3"/>991</text:p>
          </table:table-cell>
          <table:table-cell office:value-type="float" office:value="5267" table:style-name="ce36">
            <text:p><text:s text:c="2"/>5 267</text:p>
          </table:table-cell>
          <table:table-cell office:value-type="float" office:value="57952" table:style-name="ce36">
            <text:p><text:s text:c="2"/>57 95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81725" table:style-name="ce36">
            <text:p><text:s text:c="2"/>81 725</text:p>
          </table:table-cell>
          <table:table-cell office:value-type="float" office:value="31885" table:style-name="ce36">
            <text:p><text:s text:c="2"/>31 885</text:p>
          </table:table-cell>
          <table:table-cell office:value-type="float" office:value="769" table:style-name="ce36">
            <text:p><text:s text:c="3"/>769</text:p>
          </table:table-cell>
          <table:table-cell office:value-type="float" office:value="273" table:style-name="ce36">
            <text:p><text:s text:c="3"/>273</text:p>
          </table:table-cell>
          <table:table-cell office:value-type="float" office:value="787" table:style-name="ce36">
            <text:p><text:s text:c="3"/>787</text:p>
          </table:table-cell>
          <table:table-cell office:value-type="float" office:value="6358" table:style-name="ce36">
            <text:p><text:s text:c="2"/>6 358</text:p>
          </table:table-cell>
          <table:table-cell office:value-type="float" office:value="1113" table:style-name="ce36">
            <text:p><text:s text:c="2"/>1 113</text:p>
          </table:table-cell>
          <table:table-cell office:value-type="float" office:value="8531" table:style-name="ce36">
            <text:p><text:s text:c="2"/>8 531</text:p>
          </table:table-cell>
          <table:table-cell office:value-type="float" office:value="40540" table:style-name="ce36">
            <text:p><text:s text:c="2"/>40 54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103960" table:style-name="ce37">
            <text:p><text:s text:c="2"/>103 960</text:p>
          </table:table-cell>
          <table:table-cell office:value-type="float" office:value="42466" table:style-name="ce37">
            <text:p><text:s text:c="2"/>42 466</text:p>
          </table:table-cell>
          <table:table-cell office:value-type="float" office:value="941" table:style-name="ce37">
            <text:p><text:s text:c="3"/>941</text:p>
          </table:table-cell>
          <table:table-cell office:value-type="float" office:value="1570" table:style-name="ce37">
            <text:p><text:s text:c="2"/>1 570</text:p>
          </table:table-cell>
          <table:table-cell office:value-type="float" office:value="1373" table:style-name="ce37">
            <text:p><text:s text:c="2"/>1 373</text:p>
          </table:table-cell>
          <table:table-cell office:value-type="float" office:value="10693" table:style-name="ce37">
            <text:p><text:s text:c="2"/>10 693</text:p>
          </table:table-cell>
          <table:table-cell office:value-type="float" office:value="1488" table:style-name="ce37">
            <text:p><text:s text:c="2"/>1 488</text:p>
          </table:table-cell>
          <table:table-cell office:value-type="float" office:value="15124" table:style-name="ce37">
            <text:p><text:s text:c="2"/>15 124</text:p>
          </table:table-cell>
          <table:table-cell office:value-type="float" office:value="45429" table:style-name="ce37">
            <text:p><text:s text:c="2"/>45 42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96792" table:style-name="ce38">
            <text:p><text:s text:c="2"/>96 79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45" table:style-name="ce38">
            <text:p><text:s text:c="2"/>4 445</text:p>
          </table:table-cell>
          <table:table-cell office:value-type="float" office:value="4445" table:style-name="ce38">
            <text:p><text:s text:c="2"/>4 445</text:p>
          </table:table-cell>
          <table:table-cell office:value-type="float" office:value="92347" table:style-name="ce38">
            <text:p><text:s text:c="2"/>92 34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350963" table:style-name="ce38">
            <text:p><text:s text:c="2"/>350 963</text:p>
          </table:table-cell>
          <table:table-cell office:value-type="float" office:value="1729" table:style-name="ce38">
            <text:p><text:s text:c="2"/>1 72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6116" table:style-name="ce38">
            <text:p><text:s text:c="2"/>46 116</text:p>
          </table:table-cell>
          <table:table-cell office:value-type="float" office:value="9790" table:style-name="ce38">
            <text:p><text:s text:c="2"/>9 790</text:p>
          </table:table-cell>
          <table:table-cell office:value-type="float" office:value="55906" table:style-name="ce38">
            <text:p><text:s text:c="2"/>55 906</text:p>
          </table:table-cell>
          <table:table-cell office:value-type="float" office:value="293328" table:style-name="ce38">
            <text:p><text:s text:c="2"/>293 328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86537" table:style-name="ce37">
            <text:p><text:s text:c="2"/>86 537</text:p>
          </table:table-cell>
          <table:table-cell office:value-type="float" office:value="2970" table:style-name="ce37">
            <text:p><text:s text:c="2"/>2 97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5" table:style-name="ce37">
            <text:p><text:s text:c="3"/>245</text:p>
          </table:table-cell>
          <table:table-cell office:value-type="float" office:value="3521" table:style-name="ce37">
            <text:p><text:s text:c="2"/>3 521</text:p>
          </table:table-cell>
          <table:table-cell office:value-type="float" office:value="3766" table:style-name="ce37">
            <text:p><text:s text:c="2"/>3 766</text:p>
          </table:table-cell>
          <table:table-cell office:value-type="float" office:value="79801" table:style-name="ce37">
            <text:p><text:s text:c="2"/>79 80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33427" table:style-name="ce38">
            <text:p><text:s text:c="2"/>333 4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915" table:style-name="ce38">
            <text:p><text:s text:c="2"/>16 915</text:p>
          </table:table-cell>
          <table:table-cell office:value-type="float" office:value="16915" table:style-name="ce38">
            <text:p><text:s text:c="2"/>16 915</text:p>
          </table:table-cell>
          <table:table-cell office:value-type="float" office:value="316512" table:style-name="ce38">
            <text:p><text:s text:c="2"/>316 51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106268" table:style-name="ce36">
            <text:p><text:s text:c="2"/>106 2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55" table:style-name="ce36">
            <text:p><text:s text:c="2"/>5 655</text:p>
          </table:table-cell>
          <table:table-cell office:value-type="float" office:value="5655" table:style-name="ce36">
            <text:p><text:s text:c="2"/>5 655</text:p>
          </table:table-cell>
          <table:table-cell office:value-type="float" office:value="100613" table:style-name="ce36">
            <text:p><text:s text:c="2"/>100 61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45974" table:style-name="ce36">
            <text:p><text:s text:c="2"/>145 9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16" table:style-name="ce36">
            <text:p><text:s text:c="2"/>5 016</text:p>
          </table:table-cell>
          <table:table-cell office:value-type="float" office:value="5016" table:style-name="ce36">
            <text:p><text:s text:c="2"/>5 016</text:p>
          </table:table-cell>
          <table:table-cell office:value-type="float" office:value="140958" table:style-name="ce36">
            <text:p><text:s text:c="2"/>140 95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75871" table:style-name="ce36">
            <text:p><text:s text:c="2"/>75 871</text:p>
          </table:table-cell>
          <table:table-cell office:value-type="float" office:value="-88651" table:style-name="ce36">
            <text:p><text:s/>(-) <text:s/>88 6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50" table:style-name="ce36">
            <text:p><text:s text:c="2"/>1 650</text:p>
          </table:table-cell>
          <table:table-cell office:value-type="float" office:value="1650" table:style-name="ce36">
            <text:p><text:s text:c="2"/>1 650</text:p>
          </table:table-cell>
          <table:table-cell office:value-type="float" office:value="162872" table:style-name="ce36">
            <text:p><text:s text:c="2"/>162 872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47180" table:style-name="ce36">
            <text:p><text:s text:c="2"/>47 180</text:p>
          </table:table-cell>
          <table:table-cell office:value-type="float" office:value="-935674" table:style-name="ce36">
            <text:p><text:s/>(-) <text:s/>935 6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2" table:style-name="ce36">
            <text:p><text:s text:c="3"/>702</text:p>
          </table:table-cell>
          <table:table-cell office:value-type="float" office:value="702" table:style-name="ce36">
            <text:p><text:s text:c="3"/>702</text:p>
          </table:table-cell>
          <table:table-cell office:value-type="float" office:value="982152" table:style-name="ce36">
            <text:p><text:s text:c="2"/>982 15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81304" table:style-name="ce36">
            <text:p><text:s text:c="2"/>181 3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79655" table:style-name="ce36">
            <text:p><text:s/>(-) <text:s/>79 6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22" table:style-name="ce36">
            <text:p><text:s text:c="2"/>2 422</text:p>
          </table:table-cell>
          <table:table-cell office:value-type="float" office:value="6137" table:style-name="ce36">
            <text:p><text:s text:c="2"/>6 137</text:p>
          </table:table-cell>
          <table:table-cell office:value-type="float" office:value="8559" table:style-name="ce36">
            <text:p><text:s text:c="2"/>8 559</text:p>
          </table:table-cell>
          <table:table-cell office:value-type="float" office:value="252400" table:style-name="ce36">
            <text:p><text:s text:c="2"/>252 40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111123" table:style-name="ce38">
            <text:p><text:s text:c="2"/>111 1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235" table:style-name="ce38">
            <text:p><text:s text:c="2"/>9 235</text:p>
          </table:table-cell>
          <table:table-cell office:value-type="float" office:value="255" table:style-name="ce38">
            <text:p><text:s text:c="3"/>255</text:p>
          </table:table-cell>
          <table:table-cell office:value-type="float" office:value="9490" table:style-name="ce38">
            <text:p><text:s text:c="2"/>9 490</text:p>
          </table:table-cell>
          <table:table-cell office:value-type="float" office:value="101633" table:style-name="ce38">
            <text:p><text:s text:c="2"/>101 63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30154" table:style-name="ce37">
            <text:p><text:s text:c="2"/>30 1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-2100" table:style-name="ce37">
            <text:p><text:s/>(-) <text:s/>2 1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6" table:style-name="ce37">
            <text:p><text:s text:c="3"/>236</text:p>
          </table:table-cell>
          <table:table-cell office:value-type="float" office:value="3098" table:style-name="ce37">
            <text:p><text:s text:c="2"/>3 098</text:p>
          </table:table-cell>
          <table:table-cell office:value-type="float" office:value="3334" table:style-name="ce37">
            <text:p><text:s text:c="2"/>3 334</text:p>
          </table:table-cell>
          <table:table-cell office:value-type="float" office:value="28920" table:style-name="ce37">
            <text:p><text:s text:c="2"/>28 92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48860" table:style-name="ce37">
            <text:p><text:s text:c="2"/>48 8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6" table:style-name="ce37">
            <text:p><text:s text:c="3"/>336</text:p>
          </table:table-cell>
          <table:table-cell office:value-type="float" office:value="1540" table:style-name="ce37">
            <text:p><text:s text:c="2"/>1 540</text:p>
          </table:table-cell>
          <table:table-cell office:value-type="float" office:value="1876" table:style-name="ce37">
            <text:p><text:s text:c="2"/>1 876</text:p>
          </table:table-cell>
          <table:table-cell office:value-type="float" office:value="46984" table:style-name="ce37">
            <text:p><text:s text:c="2"/>46 984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115731" table:style-name="ce37">
            <text:p><text:s text:c="2"/>115 7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31" table:style-name="ce37">
            <text:p><text:s text:c="2"/>6 031</text:p>
          </table:table-cell>
          <table:table-cell office:value-type="float" office:value="6031" table:style-name="ce37">
            <text:p><text:s text:c="2"/>6 031</text:p>
          </table:table-cell>
          <table:table-cell office:value-type="float" office:value="109700" table:style-name="ce37">
            <text:p><text:s text:c="2"/>109 70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24316" table:style-name="ce37">
            <text:p><text:s text:c="2"/>24 3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75" table:style-name="ce37">
            <text:p><text:s text:c="2"/>1 575</text:p>
          </table:table-cell>
          <table:table-cell office:value-type="float" office:value="1575" table:style-name="ce37">
            <text:p><text:s text:c="2"/>1 575</text:p>
          </table:table-cell>
          <table:table-cell office:value-type="float" office:value="22741" table:style-name="ce37">
            <text:p><text:s text:c="2"/>22 74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49442" table:style-name="ce36">
            <text:p><text:s text:c="2"/>49 4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77" table:style-name="ce36">
            <text:p><text:s text:c="2"/>3 377</text:p>
          </table:table-cell>
          <table:table-cell office:value-type="float" office:value="3377" table:style-name="ce36">
            <text:p><text:s text:c="2"/>3 377</text:p>
          </table:table-cell>
          <table:table-cell office:value-type="float" office:value="46065" table:style-name="ce36">
            <text:p><text:s text:c="2"/>46 06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303112" table:style-name="ce36">
            <text:p><text:s text:c="2"/>303 1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457" table:style-name="ce36">
            <text:p><text:s text:c="2"/>24 457</text:p>
          </table:table-cell>
          <table:table-cell office:value-type="float" office:value="4164" table:style-name="ce36">
            <text:p><text:s text:c="2"/>4 164</text:p>
          </table:table-cell>
          <table:table-cell office:value-type="float" office:value="28621" table:style-name="ce36">
            <text:p><text:s text:c="2"/>28 621</text:p>
          </table:table-cell>
          <table:table-cell office:value-type="float" office:value="274491" table:style-name="ce36">
            <text:p><text:s text:c="2"/>274 49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30539" table:style-name="ce36">
            <text:p><text:s text:c="2"/>30 539</text:p>
          </table:table-cell>
          <table:table-cell office:value-type="float" office:value="10171" table:style-name="ce36">
            <text:p><text:s text:c="2"/>10 171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5" table:style-name="ce36">
            <text:p><text:s text:c="3"/>705</text:p>
          </table:table-cell>
          <table:table-cell office:value-type="float" office:value="708" table:style-name="ce36">
            <text:p><text:s text:c="3"/>708</text:p>
          </table:table-cell>
          <table:table-cell office:value-type="float" office:value="19601" table:style-name="ce36">
            <text:p><text:s text:c="2"/>19 601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45218" table:style-name="ce36">
            <text:p><text:s text:c="2"/>45 2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09" table:style-name="ce36">
            <text:p><text:s text:c="2"/>1 709</text:p>
          </table:table-cell>
          <table:table-cell office:value-type="float" office:value="1714" table:style-name="ce36">
            <text:p><text:s text:c="2"/>1 714</text:p>
          </table:table-cell>
          <table:table-cell office:value-type="float" office:value="43504" table:style-name="ce36">
            <text:p><text:s text:c="2"/>43 50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208200" table:style-name="ce36">
            <text:p><text:s text:c="2"/>208 2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237" table:style-name="ce36">
            <text:p><text:s text:c="2"/>36 237</text:p>
          </table:table-cell>
          <table:table-cell office:value-type="float" office:value="6803" table:style-name="ce36">
            <text:p><text:s text:c="2"/>6 803</text:p>
          </table:table-cell>
          <table:table-cell office:value-type="float" office:value="43040" table:style-name="ce36">
            <text:p><text:s text:c="2"/>43 040</text:p>
          </table:table-cell>
          <table:table-cell office:value-type="float" office:value="165160" table:style-name="ce36">
            <text:p><text:s text:c="2"/>165 16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69907" table:style-name="ce37">
            <text:p><text:s text:c="2"/>169 907</text:p>
          </table:table-cell>
          <table:table-cell office:value-type="float" office:value="271" table:style-name="ce37">
            <text:p><text:s text:c="3"/>2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04" table:style-name="ce37">
            <text:p><text:s text:c="2"/>6 804</text:p>
          </table:table-cell>
          <table:table-cell office:value-type="float" office:value="6804" table:style-name="ce37">
            <text:p><text:s text:c="2"/>6 804</text:p>
          </table:table-cell>
          <table:table-cell office:value-type="float" office:value="162832" table:style-name="ce37">
            <text:p><text:s text:c="2"/>162 83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737181" table:style-name="ce37">
            <text:p><text:s text:c="2"/>737 18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564" table:style-name="ce37">
            <text:p><text:s text:c="2"/>77 564</text:p>
          </table:table-cell>
          <table:table-cell office:value-type="float" office:value="77564" table:style-name="ce37">
            <text:p><text:s text:c="2"/>77 564</text:p>
          </table:table-cell>
          <table:table-cell office:value-type="float" office:value="659617" table:style-name="ce37">
            <text:p><text:s text:c="2"/>659 61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230603" table:style-name="ce37">
            <text:p><text:s text:c="2"/>230 60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44" table:style-name="ce37">
            <text:p><text:s text:c="2"/>1 144</text:p>
          </table:table-cell>
          <table:table-cell office:value-type="float" office:value="1144" table:style-name="ce37">
            <text:p><text:s text:c="2"/>1 144</text:p>
          </table:table-cell>
          <table:table-cell office:value-type="float" office:value="229459" table:style-name="ce37">
            <text:p><text:s text:c="2"/>229 459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441426" table:style-name="ce37">
            <text:p><text:s text:c="2"/>441 4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1426" table:style-name="ce37">
            <text:p><text:s text:c="2"/>441 426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239167" table:style-name="ce37">
            <text:p><text:s text:c="2"/>239 1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761" table:style-name="ce37">
            <text:p><text:s text:c="2"/>11 761</text:p>
          </table:table-cell>
          <table:table-cell office:value-type="float" office:value="11761" table:style-name="ce37">
            <text:p><text:s text:c="2"/>11 761</text:p>
          </table:table-cell>
          <table:table-cell office:value-type="float" office:value="227406" table:style-name="ce37">
            <text:p><text:s text:c="2"/>227 40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46796" table:style-name="ce36">
            <text:p><text:s text:c="2"/>46 7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46738" table:style-name="ce36">
            <text:p><text:s text:c="2"/>46 73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67340" table:style-name="ce36">
            <text:p><text:s text:c="2"/>67 3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26" table:style-name="ce36">
            <text:p><text:s text:c="2"/>2 826</text:p>
          </table:table-cell>
          <table:table-cell office:value-type="float" office:value="2826" table:style-name="ce36">
            <text:p><text:s text:c="2"/>2 826</text:p>
          </table:table-cell>
          <table:table-cell office:value-type="float" office:value="64514" table:style-name="ce36">
            <text:p><text:s text:c="2"/>64 514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29653" table:style-name="ce36">
            <text:p><text:s text:c="2"/>129 6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50" table:style-name="ce36">
            <text:p><text:s text:c="2"/>6 350</text:p>
          </table:table-cell>
          <table:table-cell office:value-type="float" office:value="6350" table:style-name="ce36">
            <text:p><text:s text:c="2"/>6 350</text:p>
          </table:table-cell>
          <table:table-cell office:value-type="float" office:value="123303" table:style-name="ce36">
            <text:p><text:s text:c="2"/>123 30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125111" table:style-name="ce36">
            <text:p><text:s text:c="2"/>125 1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051" table:style-name="ce36">
            <text:p><text:s text:c="2"/>10 051</text:p>
          </table:table-cell>
          <table:table-cell office:value-type="float" office:value="10051" table:style-name="ce36">
            <text:p><text:s text:c="2"/>10 051</text:p>
          </table:table-cell>
          <table:table-cell office:value-type="float" office:value="115060" table:style-name="ce36">
            <text:p><text:s text:c="2"/>115 06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106922" table:style-name="ce36">
            <text:p><text:s text:c="2"/>106 9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96" table:style-name="ce36">
            <text:p><text:s text:c="2"/>2 196</text:p>
          </table:table-cell>
          <table:table-cell office:value-type="float" office:value="2196" table:style-name="ce36">
            <text:p><text:s text:c="2"/>2 196</text:p>
          </table:table-cell>
          <table:table-cell office:value-type="float" office:value="104726" table:style-name="ce36">
            <text:p><text:s text:c="2"/>104 726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151814" table:style-name="ce37">
            <text:p><text:s text:c="2"/>151 8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130" table:style-name="ce37">
            <text:p><text:s text:c="2"/>9 130</text:p>
          </table:table-cell>
          <table:table-cell office:value-type="float" office:value="9130" table:style-name="ce37">
            <text:p><text:s text:c="2"/>9 130</text:p>
          </table:table-cell>
          <table:table-cell office:value-type="float" office:value="142684" table:style-name="ce37">
            <text:p><text:s text:c="2"/>142 684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43523" table:style-name="ce37">
            <text:p><text:s text:c="2"/>43 5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45" table:style-name="ce37">
            <text:p><text:s text:c="2"/>1 845</text:p>
          </table:table-cell>
          <table:table-cell office:value-type="float" office:value="1845" table:style-name="ce37">
            <text:p><text:s text:c="2"/>1 845</text:p>
          </table:table-cell>
          <table:table-cell office:value-type="float" office:value="41678" table:style-name="ce37">
            <text:p><text:s text:c="2"/>41 678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749171" table:style-name="ce37">
            <text:p><text:s text:c="2"/>749 1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49171" table:style-name="ce37">
            <text:p><text:s text:c="2"/>749 171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13756" table:style-name="ce37">
            <text:p><text:s text:c="2"/>13 75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756" table:style-name="ce37">
            <text:p><text:s text:c="2"/>13 756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321103" table:style-name="ce37">
            <text:p><text:s text:c="2"/>321 10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1103" table:style-name="ce37">
            <text:p><text:s text:c="2"/>321 10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140520" table:style-name="ce36">
            <text:p><text:s text:c="2"/>140 5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86" table:style-name="ce36">
            <text:p><text:s text:c="2"/>2 386</text:p>
          </table:table-cell>
          <table:table-cell office:value-type="float" office:value="2386" table:style-name="ce36">
            <text:p><text:s text:c="2"/>2 386</text:p>
          </table:table-cell>
          <table:table-cell office:value-type="float" office:value="138134" table:style-name="ce36">
            <text:p><text:s text:c="2"/>138 13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189202" table:style-name="ce36">
            <text:p><text:s text:c="2"/>189 2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9202" table:style-name="ce36">
            <text:p><text:s text:c="2"/>189 202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275121" table:style-name="ce36">
            <text:p><text:s text:c="2"/>275 1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01" table:style-name="ce36">
            <text:p><text:s text:c="2"/>7 101</text:p>
          </table:table-cell>
          <table:table-cell office:value-type="float" office:value="7101" table:style-name="ce36">
            <text:p><text:s text:c="2"/>7 101</text:p>
          </table:table-cell>
          <table:table-cell office:value-type="float" office:value="268020" table:style-name="ce36">
            <text:p><text:s text:c="2"/>268 02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50063" table:style-name="ce36">
            <text:p><text:s text:c="2"/>50 0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62" table:style-name="ce36">
            <text:p><text:s text:c="2"/>6 762</text:p>
          </table:table-cell>
          <table:table-cell office:value-type="float" office:value="6765" table:style-name="ce36">
            <text:p><text:s text:c="2"/>6 765</text:p>
          </table:table-cell>
          <table:table-cell office:value-type="float" office:value="43298" table:style-name="ce36">
            <text:p><text:s text:c="2"/>43 29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79432" table:style-name="ce36">
            <text:p><text:s text:c="2"/>79 4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432" table:style-name="ce36">
            <text:p><text:s text:c="2"/>79 43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29474" table:style-name="ce37">
            <text:p><text:s text:c="2"/>29 47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95" table:style-name="ce37">
            <text:p><text:s text:c="2"/>1 195</text:p>
          </table:table-cell>
          <table:table-cell office:value-type="float" office:value="1195" table:style-name="ce37">
            <text:p><text:s text:c="2"/>1 195</text:p>
          </table:table-cell>
          <table:table-cell office:value-type="float" office:value="28279" table:style-name="ce37">
            <text:p><text:s text:c="2"/>28 27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51145" table:style-name="ce37">
            <text:p><text:s text:c="2"/>51 1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4" table:style-name="ce37">
            <text:p><text:s text:c="3"/>684</text:p>
          </table:table-cell>
          <table:table-cell office:value-type="float" office:value="684" table:style-name="ce37">
            <text:p><text:s text:c="3"/>684</text:p>
          </table:table-cell>
          <table:table-cell office:value-type="float" office:value="50461" table:style-name="ce37">
            <text:p><text:s text:c="2"/>50 461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71458" table:style-name="ce37">
            <text:p><text:s text:c="2"/>71 45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458" table:style-name="ce37">
            <text:p><text:s text:c="2"/>71 458</text:p>
          </table:table-cell>
          <table:table-cell table:number-columns-repeated="16373"/>
        </table:table-row>
        <table:table-row table:style-name="ro5">
          <table:table-cell table:style-name="ce10"/>
          <table:table-cell table:style-name="ce11"/>
          <table:table-cell table:number-columns-repeated="9" table:style-name="ce53"/>
          <table:table-cell table:number-columns-repeated="1637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12711103" table:style-name="ce48">
            <text:p><text:s/>12 711 103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32284" table:style-name="ce48">
            <text:p><text:s text:c="2"/>32 284</text:p>
          </table:table-cell>
          <table:table-cell office:value-type="float" office:value="47041" table:style-name="ce48">
            <text:p><text:s text:c="2"/>47 041</text:p>
          </table:table-cell>
          <table:table-cell office:value-type="float" office:value="445654" table:style-name="ce48">
            <text:p><text:s text:c="2"/>445 654</text:p>
          </table:table-cell>
          <table:table-cell office:value-type="float" office:value="388574" table:style-name="ce48">
            <text:p><text:s text:c="2"/>388 574</text:p>
          </table:table-cell>
          <table:table-cell office:value-type="float" office:value="913553" table:style-name="ce48">
            <text:p><text:s text:c="2"/>913 553</text:p>
          </table:table-cell>
          <table:table-cell office:value-type="float" office:value="11797550" table:style-name="ce48">
            <text:p><text:s/>11 797 550</text:p>
          </table:table-cell>
          <table:table-cell table:number-columns-repeated="16373" table:style-name="ce16"/>
        </table:table-row>
        <table:table-row table:style-name="ro4">
          <table:table-cell table:style-name="ce31"/>
          <table:table-cell table:number-columns-repeated="10" table:style-name="ce32"/>
          <table:table-cell table:number-columns-repeated="16373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oferta.$A$1:oferta.$G$136" table:base-cell-address="oferta.$A$1"/>
        </table:named-expressions>
      </table:table>
      <table:table table:name="producao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68" table:default-cell-style-name="ce1"/>
        <table:table-column table:style-name="co5" table:default-cell-style-name="ce43"/>
        <table:table-column table:style-name="co4" table:number-columns-repeated="16313" table:default-cell-style-name="ce1"/>
        <table:table-row table:style-name="ro1">
          <table:table-cell office:value-type="string" table:style-name="ce17">
            <text:p>Tabela 1 - Recursos de bens e serviços - 2017</text:p>
          </table:table-cell>
          <table:table-cell table:number-columns-repeated="6" table:style-name="ce17"/>
          <table:table-cell table:number-columns-repeated="63" table:style-name="ce19"/>
          <table:table-cell table:style-name="ce42"/>
          <table:table-cell table:number-columns-repeated="16313" table:style-name="ce19"/>
        </table:table-row>
        <table:table-row table:style-name="ro2">
          <table:table-cell table:number-columns-repeated="6" table:style-name="ce1"/>
          <table:table-cell table:style-name="ce2"/>
          <table:table-cell table:number-columns-repeated="63" table:style-name="ce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40">
            <text:p>Produção das atividades (valores correntes em 1 000 000 R$)</text:p>
          </table:table-cell>
          <table:table-cell table:number-columns-repeated="5" table:style-name="ce44"/>
          <table:table-cell table:number-columns-repeated="63" table:style-name="ce41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27">
            <text:p>0191</text:p>
            <text:p>Agricultura, inclusive o apoio à agricultura e a pós-colheita</text:p>
          </table:table-cell>
          <table:table-cell office:value-type="string" table:style-name="ce27">
            <text:p>0192</text:p>
            <text:p>Pecuária, inclusive o apoio à pecuária</text:p>
          </table:table-cell>
          <table:table-cell office:value-type="string" table:style-name="ce27">
            <text:p>0280</text:p>
            <text:p>Produção florestal; pesca e aquicultura</text:p>
          </table:table-cell>
          <table:table-cell office:value-type="string" table:style-name="ce45">
            <text:p>0580</text:p>
            <text:p>Extração de carvão mineral e de minerais não-metálicos</text:p>
          </table:table-cell>
          <table:table-cell office:value-type="string" table:style-name="ce27">
            <text:p>0680</text:p>
            <text:p>Extração de petróleo e gás, inclusive as atividades de apoio</text:p>
          </table:table-cell>
          <table:table-cell office:value-type="string" table:style-name="ce27">
            <text:p>0791</text:p>
            <text:p>Extração de minério de ferro, inclusive beneficiamentos e a aglomeração</text:p>
          </table:table-cell>
          <table:table-cell office:value-type="string" table:style-name="ce27">
            <text:p>0792</text:p>
            <text:p>Extração de minerais metálicos não-ferrosos, inclusive beneficiamentos</text:p>
          </table:table-cell>
          <table:table-cell office:value-type="string" table:style-name="ce27">
            <text:p>1091</text:p>
            <text:p>Abate e produtos de carne, inclusive os produtos do laticínio e da pesca</text:p>
          </table:table-cell>
          <table:table-cell office:value-type="string" table:style-name="ce27">
            <text:p>1092</text:p>
            <text:p>Fabricação e refino de açúcar</text:p>
          </table:table-cell>
          <table:table-cell office:value-type="string" table:style-name="ce27">
            <text:p>1093</text:p>
            <text:p>Outros produtos alimentares</text:p>
          </table:table-cell>
          <table:table-cell office:value-type="string" table:style-name="ce27">
            <text:p>1100</text:p>
            <text:p>Fabricação de bebidas</text:p>
          </table:table-cell>
          <table:table-cell office:value-type="string" table:style-name="ce27">
            <text:p>1200</text:p>
            <text:p>Fabricação de produtos do fumo</text:p>
          </table:table-cell>
          <table:table-cell office:value-type="string" table:style-name="ce27">
            <text:p>1300</text:p>
            <text:p>Fabricação de produtos têxteis</text:p>
          </table:table-cell>
          <table:table-cell office:value-type="string" table:style-name="ce27">
            <text:p>1400</text:p>
            <text:p>Confecção de artefatos do vestuário e acessórios</text:p>
          </table:table-cell>
          <table:table-cell office:value-type="string" table:style-name="ce27">
            <text:p>1500</text:p>
            <text:p>Fabricação de calçados e de artefatos de couro</text:p>
          </table:table-cell>
          <table:table-cell office:value-type="string" table:style-name="ce27">
            <text:p>1600</text:p>
            <text:p>Fabricação de produtos da madeira</text:p>
          </table:table-cell>
          <table:table-cell office:value-type="string" table:style-name="ce27">
            <text:p>1700</text:p>
            <text:p>Fabricação de celulose, papel e produtos de papel</text:p>
          </table:table-cell>
          <table:table-cell office:value-type="string" table:style-name="ce27">
            <text:p>1800</text:p>
            <text:p>Impressão e reprodução de gravações</text:p>
          </table:table-cell>
          <table:table-cell office:value-type="string" table:style-name="ce27">
            <text:p>1991</text:p>
            <text:p>Refino de petróleo e coquerias</text:p>
          </table:table-cell>
          <table:table-cell office:value-type="string" table:style-name="ce27">
            <text:p>1992</text:p>
            <text:p>Fabricação de biocombustíveis</text:p>
          </table:table-cell>
          <table:table-cell office:value-type="string" table:style-name="ce27">
            <text:p>2091</text:p>
            <text:p>Fabricação de químicos orgânicos e inorgânicos, resinas e elastômeros</text:p>
          </table:table-cell>
          <table:table-cell office:value-type="string" table:style-name="ce27">
            <text:p>2092</text:p>
            <text:p>Fabricação de defensivos, desinfestantes, tintas e químicos diversos</text:p>
          </table:table-cell>
          <table:table-cell office:value-type="string" table:style-name="ce27">
            <text:p>2093</text:p>
            <text:p>Fabricação de produtos de limpeza, cosméticos/perfumaria e higiene pessoal</text:p>
          </table:table-cell>
          <table:table-cell office:value-type="string" table:style-name="ce27">
            <text:p>2100</text:p>
            <text:p>Fabricação de produtos farmoquímicos e farmacêuticos</text:p>
          </table:table-cell>
          <table:table-cell office:value-type="string" table:style-name="ce27">
            <text:p>2200</text:p>
            <text:p>Fabricação de produtos de borracha e de material plástico</text:p>
          </table:table-cell>
          <table:table-cell office:value-type="string" table:style-name="ce27">
            <text:p>2300</text:p>
            <text:p>Fabricação de produtos de minerais não-metálicos</text:p>
          </table:table-cell>
          <table:table-cell office:value-type="string" table:style-name="ce27">
            <text:p>2491</text:p>
            <text:p>Produção de ferro-gusa/ferroligas, siderurgia e tubos de aço sem costura</text:p>
          </table:table-cell>
          <table:table-cell office:value-type="string" table:style-name="ce27">
            <text:p>2492</text:p>
            <text:p>Metalurgia de metais não-ferrosos e a fundição de metais</text:p>
          </table:table-cell>
          <table:table-cell office:value-type="string" table:style-name="ce27">
            <text:p>2500</text:p>
            <text:p>Fabricação de produtos de metal, exceto máquinas e equipamentos</text:p>
          </table:table-cell>
          <table:table-cell office:value-type="string" table:style-name="ce27">
            <text:p>2600</text:p>
            <text:p>Fabricação de equipamentos de informática, produtos eletrônicos e ópticos</text:p>
          </table:table-cell>
          <table:table-cell office:value-type="string" table:style-name="ce27">
            <text:p>2700</text:p>
            <text:p>Fabricação de máquinas e equipamentos elétricos</text:p>
          </table:table-cell>
          <table:table-cell office:value-type="string" table:style-name="ce27">
            <text:p>2800</text:p>
            <text:p>Fabricação de máquinas e equipamentos mecânicos</text:p>
          </table:table-cell>
          <table:table-cell office:value-type="string" table:style-name="ce27">
            <text:p>2991</text:p>
            <text:p>Fabricação de automóveis, caminhões e ônibus, exceto peças</text:p>
          </table:table-cell>
          <table:table-cell office:value-type="string" table:style-name="ce27">
            <text:p>2992</text:p>
            <text:p>Fabricação de peças e acessórios para veículos automotores</text:p>
          </table:table-cell>
          <table:table-cell office:value-type="string" table:style-name="ce27">
            <text:p>3000</text:p>
            <text:p>Fabricação de outros equipamentos de transporte, exceto veículos automotores</text:p>
          </table:table-cell>
          <table:table-cell office:value-type="string" table:style-name="ce27">
            <text:p>3180</text:p>
            <text:p>Fabricação de móveis e de produtos de indústrias diversas</text:p>
          </table:table-cell>
          <table:table-cell office:value-type="string" table:style-name="ce27">
            <text:p>3300</text:p>
            <text:p>Manutenção, reparação e instalação de máquinas e equipamentos</text:p>
          </table:table-cell>
          <table:table-cell office:value-type="string" table:style-name="ce27">
            <text:p>3500</text:p>
            <text:p>Energia elétrica, gás natural e outras utilidades</text:p>
          </table:table-cell>
          <table:table-cell office:value-type="string" table:style-name="ce27">
            <text:p>3680</text:p>
            <text:p>Água, esgoto e gestão de resíduos</text:p>
          </table:table-cell>
          <table:table-cell office:value-type="string" table:style-name="ce27">
            <text:p>4180</text:p>
            <text:p>Construção</text:p>
          </table:table-cell>
          <table:table-cell office:value-type="string" table:style-name="ce27">
            <text:p>4500</text:p>
            <text:p>Comércio e reparação de veículos automotores e motocicletas</text:p>
          </table:table-cell>
          <table:table-cell office:value-type="string" table:style-name="ce27">
            <text:p>4680</text:p>
            <text:p>Comércio por atacado e a varejo, exceto veículos automotores</text:p>
          </table:table-cell>
          <table:table-cell office:value-type="string" table:style-name="ce27">
            <text:p>4900</text:p>
            <text:p>Transporte terrestre</text:p>
          </table:table-cell>
          <table:table-cell office:value-type="string" table:style-name="ce27">
            <text:p>5000</text:p>
            <text:p>Transporte aquaviário</text:p>
          </table:table-cell>
          <table:table-cell office:value-type="string" table:style-name="ce27">
            <text:p>5100</text:p>
            <text:p>Transporte aéreo</text:p>
          </table:table-cell>
          <table:table-cell office:value-type="string" table:style-name="ce27">
            <text:p>5280</text:p>
            <text:p>Armazenamento, atividades auxiliares dos transportes e correio</text:p>
          </table:table-cell>
          <table:table-cell office:value-type="string" table:style-name="ce27">
            <text:p>5500</text:p>
            <text:p>Alojamento</text:p>
          </table:table-cell>
          <table:table-cell office:value-type="string" table:style-name="ce27">
            <text:p>5600</text:p>
            <text:p>Alimentação</text:p>
          </table:table-cell>
          <table:table-cell office:value-type="string" table:style-name="ce27">
            <text:p>5800</text:p>
            <text:p>Edição e edição integrada à impressão</text:p>
          </table:table-cell>
          <table:table-cell office:value-type="string" table:style-name="ce27">
            <text:p>5980</text:p>
            <text:p>Atividades de televisão, rádio, cinema e <text:s/>gravação/edição de som e imagem</text:p>
          </table:table-cell>
          <table:table-cell office:value-type="string" table:style-name="ce27">
            <text:p>6100</text:p>
            <text:p>Telecomunicações</text:p>
          </table:table-cell>
          <table:table-cell office:value-type="string" table:style-name="ce27">
            <text:p>6280</text:p>
            <text:p>Desenvolvimento de sistemas e outros serviços de informação</text:p>
          </table:table-cell>
          <table:table-cell office:value-type="string" table:style-name="ce45">
            <text:p>6480</text:p>
            <text:p>Intermediação financeira, seguros e previdência complementar</text:p>
          </table:table-cell>
          <table:table-cell office:value-type="string" table:style-name="ce27">
            <text:p>6800</text:p>
            <text:p>Atividades imobiliárias</text:p>
          </table:table-cell>
          <table:table-cell office:value-type="string" table:style-name="ce27">
            <text:p>6980</text:p>
            <text:p>Atividades jurídicas, contábeis, consultoria e sedes de empresas<text:s/></text:p>
          </table:table-cell>
          <table:table-cell office:value-type="string" table:style-name="ce27">
            <text:p>7180</text:p>
            <text:p>Serviços de arquitetura, engenharia, testes/análises técnicas e P &amp; D</text:p>
          </table:table-cell>
          <table:table-cell office:value-type="string" table:style-name="ce27">
            <text:p>7380</text:p>
            <text:p>Outras atividades profissionais, científicas e técnicas</text:p>
          </table:table-cell>
          <table:table-cell office:value-type="string" table:style-name="ce27">
            <text:p>7700</text:p>
            <text:p>Aluguéis não-imobiliários e gestão de ativos de propriedade intelectual</text:p>
          </table:table-cell>
          <table:table-cell office:value-type="string" table:style-name="ce27">
            <text:p>7880</text:p>
            <text:p>Outras atividades administrativas e serviços complementares</text:p>
          </table:table-cell>
          <table:table-cell office:value-type="string" table:style-name="ce27">
            <text:p>8000</text:p>
            <text:p>Atividades de vigilância, segurança e investigação</text:p>
          </table:table-cell>
          <table:table-cell office:value-type="string" table:style-name="ce27">
            <text:p>8400</text:p>
            <text:p>Administração pública, defesa e seguridade social</text:p>
          </table:table-cell>
          <table:table-cell office:value-type="string" table:style-name="ce27">
            <text:p>8591</text:p>
            <text:p>Educação pública</text:p>
          </table:table-cell>
          <table:table-cell office:value-type="string" table:style-name="ce27">
            <text:p>8592</text:p>
            <text:p>Educação privada</text:p>
          </table:table-cell>
          <table:table-cell office:value-type="string" table:style-name="ce27">
            <text:p>8691</text:p>
            <text:p>Saúde pública</text:p>
          </table:table-cell>
          <table:table-cell office:value-type="string" table:style-name="ce27">
            <text:p>8692</text:p>
            <text:p>Saúde privada</text:p>
          </table:table-cell>
          <table:table-cell office:value-type="string" table:style-name="ce27">
            <text:p>9080</text:p>
            <text:p>Atividades artísticas, criativas e de espetáculos</text:p>
          </table:table-cell>
          <table:table-cell office:value-type="string" table:style-name="ce27">
            <text:p>9480</text:p>
            <text:p>Organizações associativas e outros serviços pessoais</text:p>
          </table:table-cell>
          <table:table-cell office:value-type="string" table:style-name="ce27">
            <text:p>9700</text:p>
            <text:p>Serviços domésticos</text:p>
          </table:table-cell>
          <table:table-cell office:value-type="string" table:style-name="ce34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3"/>
          <table:table-cell table:style-name="ce7"/>
          <table:table-cell table:number-columns-repeated="1631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1034" table:style-name="ce36">
            <text:p><text:s text:c="2"/>11 034</text:p>
          </table:table-cell>
          <table:table-cell office:value-type="float" office:value="329" table:style-name="ce36">
            <text:p><text:s text:c="3"/>329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0" table:style-name="ce36">
            <text:p><text:s text:c="3"/>1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52" table:style-name="ce36">
            <text:p><text:s text:c="2"/>11 55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28441" table:style-name="ce36">
            <text:p><text:s text:c="2"/>28 441</text:p>
          </table:table-cell>
          <table:table-cell office:value-type="float" office:value="1645" table:style-name="ce36">
            <text:p><text:s text:c="2"/>1 645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6" table:style-name="ce36">
            <text:p><text:s text:c="3"/>1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269" table:style-name="ce36">
            <text:p><text:s text:c="2"/>30 269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9737" table:style-name="ce36">
            <text:p><text:s text:c="2"/>9 737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45" table:style-name="ce36">
            <text:p><text:s text:c="2"/>9 74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55067" table:style-name="ce36">
            <text:p><text:s text:c="2"/>55 067</text:p>
          </table:table-cell>
          <table:table-cell office:value-type="float" office:value="291" table:style-name="ce36">
            <text:p><text:s text:c="3"/>29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359" table:style-name="ce36">
            <text:p><text:s text:c="2"/>55 359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124932" table:style-name="ce36">
            <text:p><text:s text:c="2"/>124 932</text:p>
          </table:table-cell>
          <table:table-cell office:value-type="float" office:value="3227" table:style-name="ce36">
            <text:p><text:s text:c="2"/>3 227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8214" table:style-name="ce36">
            <text:p><text:s text:c="2"/>128 21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57953" table:style-name="ce37">
            <text:p><text:s text:c="2"/>57 953</text:p>
          </table:table-cell>
          <table:table-cell office:value-type="float" office:value="2365" table:style-name="ce37">
            <text:p><text:s text:c="2"/>2 365</text:p>
          </table:table-cell>
          <table:table-cell office:value-type="float" office:value="132" table:style-name="ce37">
            <text:p><text:s text:c="3"/>1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3" table:style-name="ce37">
            <text:p><text:s text:c="3"/>2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713" table:style-name="ce37">
            <text:p><text:s text:c="2"/>60 713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8963" table:style-name="ce37">
            <text:p><text:s text:c="2"/>8 963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030" table:style-name="ce37">
            <text:p><text:s text:c="2"/>9 03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8151" table:style-name="ce37">
            <text:p><text:s text:c="2"/>18 151</text:p>
          </table:table-cell>
          <table:table-cell office:value-type="float" office:value="760" table:style-name="ce37">
            <text:p><text:s text:c="3"/>76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4" table:style-name="ce37">
            <text:p><text:s text:c="3"/>16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096" table:style-name="ce37">
            <text:p><text:s text:c="2"/>19 09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5346" table:style-name="ce37">
            <text:p><text:s text:c="2"/>25 346</text:p>
          </table:table-cell>
          <table:table-cell office:value-type="float" office:value="569" table:style-name="ce37">
            <text:p><text:s text:c="3"/>569</text:p>
          </table:table-cell>
          <table:table-cell office:value-type="float" office:value="121" table:style-name="ce37">
            <text:p><text:s text:c="3"/>1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2" table:style-name="ce37">
            <text:p><text:s text:c="3"/>2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277" table:style-name="ce37">
            <text:p><text:s text:c="2"/>26 277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4866" table:style-name="ce37">
            <text:p><text:s text:c="2"/>4 866</text:p>
          </table:table-cell>
          <table:table-cell office:value-type="float" office:value="66819" table:style-name="ce37">
            <text:p><text:s text:c="2"/>66 819</text:p>
          </table:table-cell>
          <table:table-cell office:value-type="float" office:value="248" table:style-name="ce37">
            <text:p><text:s text:c="3"/>2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958" table:style-name="ce37">
            <text:p><text:s text:c="2"/>71 95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2672" table:style-name="ce36">
            <text:p><text:s text:c="2"/>2 672</text:p>
          </table:table-cell>
          <table:table-cell office:value-type="float" office:value="24512" table:style-name="ce36">
            <text:p><text:s text:c="2"/>24 512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259" table:style-name="ce36">
            <text:p><text:s text:c="2"/>27 259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536" table:style-name="ce36">
            <text:p><text:s text:c="3"/>536</text:p>
          </table:table-cell>
          <table:table-cell office:value-type="float" office:value="9135" table:style-name="ce36">
            <text:p><text:s text:c="2"/>9 1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671" table:style-name="ce36">
            <text:p><text:s text:c="2"/>9 67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562" table:style-name="ce36">
            <text:p><text:s text:c="3"/>562</text:p>
          </table:table-cell>
          <table:table-cell office:value-type="float" office:value="28216" table:style-name="ce36">
            <text:p><text:s text:c="2"/>28 216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794" table:style-name="ce36">
            <text:p><text:s text:c="2"/>28 79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969" table:style-name="ce36">
            <text:p><text:s text:c="3"/>969</text:p>
          </table:table-cell>
          <table:table-cell office:value-type="float" office:value="1237" table:style-name="ce36">
            <text:p><text:s text:c="2"/>1 237</text:p>
          </table:table-cell>
          <table:table-cell office:value-type="float" office:value="21240" table:style-name="ce36">
            <text:p><text:s text:c="2"/>21 2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540" table:style-name="ce36">
            <text:p><text:s text:c="2"/>23 540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433" table:style-name="ce36">
            <text:p><text:s text:c="3"/>433</text:p>
          </table:table-cell>
          <table:table-cell office:value-type="float" office:value="507" table:style-name="ce36">
            <text:p><text:s text:c="3"/>507</text:p>
          </table:table-cell>
          <table:table-cell office:value-type="float" office:value="13359" table:style-name="ce36">
            <text:p><text:s text:c="2"/>13 3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99" table:style-name="ce36">
            <text:p><text:s text:c="2"/>14 29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96" table:style-name="ce37">
            <text:p><text:s text:c="3"/>9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96" table:style-name="ce37">
            <text:p><text:s text:c="3"/>99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204" table:style-name="ce37">
            <text:p><text:s text:c="3"/>204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16490" table:style-name="ce37">
            <text:p><text:s text:c="2"/>16 490</text:p>
          </table:table-cell>
          <table:table-cell office:value-type="float" office:value="62" table:style-name="ce37">
            <text:p><text:s text:c="3"/>6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9" table:style-name="ce37">
            <text:p><text:s text:c="3"/>309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20" table:style-name="ce37">
            <text:p><text:s text:c="3"/>9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2" table:style-name="ce37">
            <text:p><text:s text:c="3"/>1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316" table:style-name="ce37">
            <text:p><text:s text:c="2"/>18 31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6890" table:style-name="ce37">
            <text:p><text:s text:c="2"/>136 89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" table:style-name="ce37">
            <text:p><text:s text:c="3"/>5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1" table:style-name="ce37">
            <text:p><text:s text:c="3"/>16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4" table:style-name="ce37">
            <text:p><text:s text:c="3"/>1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7264" table:style-name="ce37">
            <text:p><text:s text:c="2"/>137 26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286" table:style-name="ce37">
            <text:p><text:s text:c="2"/>71 2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235" table:style-name="ce37">
            <text:p><text:s text:c="3"/>2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535" table:style-name="ce37">
            <text:p><text:s text:c="2"/>71 535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15480" table:style-name="ce37">
            <text:p><text:s text:c="2"/>15 4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240" table:style-name="ce37">
            <text:p><text:s text:c="3"/>240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850" table:style-name="ce37">
            <text:p><text:s text:c="2"/>15 85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405" table:style-name="ce36">
            <text:p><text:s text:c="3"/>405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209" table:style-name="ce36">
            <text:p><text:s text:c="2"/>127 2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48" table:style-name="ce36">
            <text:p><text:s text:c="2"/>1 0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0" table:style-name="ce36">
            <text:p><text:s text:c="3"/>7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7" table:style-name="ce36">
            <text:p><text:s text:c="2"/>1 0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0681" table:style-name="ce36">
            <text:p><text:s text:c="2"/>130 68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583" table:style-name="ce36">
            <text:p><text:s text:c="2"/>15 5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756" table:style-name="ce36">
            <text:p><text:s text:c="2"/>15 75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682" table:style-name="ce36">
            <text:p><text:s text:c="2"/>52 6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40" table:style-name="ce36">
            <text:p><text:s text:c="2"/>1 5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62" table:style-name="ce36">
            <text:p><text:s text:c="2"/>2 8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111" table:style-name="ce36">
            <text:p><text:s text:c="2"/>57 11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47" table:style-name="ce36">
            <text:p><text:s text:c="2"/>4 4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01" table:style-name="ce36">
            <text:p><text:s text:c="2"/>4 501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064" table:style-name="ce36">
            <text:p><text:s text:c="2"/>16 0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67" table:style-name="ce36">
            <text:p><text:s text:c="2"/>3 8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946" table:style-name="ce36">
            <text:p><text:s text:c="2"/>19 94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37" table:style-name="ce37">
            <text:p><text:s text:c="3"/>137</text:p>
          </table:table-cell>
          <table:table-cell office:value-type="float" office:value="1294" table:style-name="ce37">
            <text:p><text:s text:c="2"/>1 294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639" table:style-name="ce37">
            <text:p><text:s text:c="2"/>50 6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0" table:style-name="ce37">
            <text:p><text:s text:c="2"/>1 1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204" table:style-name="ce37">
            <text:p><text:s text:c="2"/>53 20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83" table:style-name="ce38">
            <text:p><text:s text:c="3"/>183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822" table:style-name="ce38">
            <text:p><text:s text:c="2"/>40 822</text:p>
          </table:table-cell>
          <table:table-cell office:value-type="float" office:value="492" table:style-name="ce38">
            <text:p><text:s text:c="3"/>492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269" table:style-name="ce38">
            <text:p><text:s text:c="2"/>8 26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849" table:style-name="ce38">
            <text:p><text:s text:c="2"/>49 849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70" table:style-name="ce37">
            <text:p><text:s text:c="3"/>70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2" table:style-name="ce37">
            <text:p><text:s text:c="3"/>3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799" table:style-name="ce37">
            <text:p><text:s text:c="2"/>26 799</text:p>
          </table:table-cell>
          <table:table-cell office:value-type="float" office:value="541" table:style-name="ce37">
            <text:p><text:s text:c="3"/>5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3" table:style-name="ce37">
            <text:p><text:s text:c="3"/>20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115" table:style-name="ce37">
            <text:p><text:s text:c="2"/>28 11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03" table:style-name="ce37">
            <text:p><text:s text:c="2"/>1 10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805" table:style-name="ce37">
            <text:p><text:s text:c="2"/>56 80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9" table:style-name="ce37">
            <text:p><text:s text:c="3"/>469</text:p>
          </table:table-cell>
          <table:table-cell office:value-type="float" office:value="115" table:style-name="ce37">
            <text:p><text:s text:c="3"/>115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135" table:style-name="ce37">
            <text:p><text:s text:c="2"/>5 1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719" table:style-name="ce37">
            <text:p><text:s text:c="2"/>63 719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05" table:style-name="ce37">
            <text:p><text:s text:c="3"/>105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13263" table:style-name="ce37">
            <text:p><text:s text:c="2"/>13 2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8" table:style-name="ce37">
            <text:p><text:s text:c="3"/>29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735" table:style-name="ce37">
            <text:p><text:s text:c="2"/>13 73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577" table:style-name="ce36">
            <text:p><text:s text:c="3"/>577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14348" table:style-name="ce36">
            <text:p><text:s text:c="2"/>14 3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3" table:style-name="ce36">
            <text:p><text:s text:c="3"/>7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868" table:style-name="ce36">
            <text:p><text:s text:c="2"/>15 86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2361" table:style-name="ce36">
            <text:p><text:s text:c="2"/>2 361</text:p>
          </table:table-cell>
          <table:table-cell office:value-type="float" office:value="861" table:style-name="ce36">
            <text:p><text:s text:c="3"/>861</text:p>
          </table:table-cell>
          <table:table-cell office:value-type="float" office:value="391" table:style-name="ce36">
            <text:p><text:s text:c="3"/>3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34807" table:style-name="ce36">
            <text:p><text:s text:c="2"/>34 807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16" table:style-name="ce36">
            <text:p><text:s text:c="2"/>1 3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015" table:style-name="ce36">
            <text:p><text:s text:c="2"/>40 01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7" table:style-name="ce36">
            <text:p><text:s text:c="3"/>8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821" table:style-name="ce36">
            <text:p><text:s text:c="2"/>31 8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3" table:style-name="ce36">
            <text:p><text:s text:c="3"/>243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166" table:style-name="ce36">
            <text:p><text:s text:c="2"/>33 16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98" table:style-name="ce36">
            <text:p><text:s text:c="2"/>1 598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90013" table:style-name="ce36">
            <text:p><text:s text:c="2"/>90 013</text:p>
          </table:table-cell>
          <table:table-cell office:value-type="float" office:value="267" table:style-name="ce36">
            <text:p><text:s text:c="3"/>2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391" table:style-name="ce36">
            <text:p><text:s text:c="3"/>391</text:p>
          </table:table-cell>
          <table:table-cell office:value-type="float" office:value="189" table:style-name="ce36">
            <text:p><text:s text:c="3"/>189</text:p>
          </table:table-cell>
          <table:table-cell office:value-type="float" office:value="422" table:style-name="ce36">
            <text:p><text:s text:c="3"/>4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251" table:style-name="ce36">
            <text:p><text:s text:c="2"/>25 2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8438" table:style-name="ce36">
            <text:p><text:s text:c="2"/>118 438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202" table:style-name="ce36">
            <text:p><text:s text:c="3"/>202</text:p>
          </table:table-cell>
          <table:table-cell office:value-type="float" office:value="256" table:style-name="ce36">
            <text:p><text:s text:c="3"/>256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8" table:style-name="ce36">
            <text:p><text:s text:c="3"/>158</text:p>
          </table:table-cell>
          <table:table-cell office:value-type="float" office:value="116" table:style-name="ce36">
            <text:p><text:s text:c="3"/>116</text:p>
          </table:table-cell>
          <table:table-cell office:value-type="float" office:value="2323" table:style-name="ce36">
            <text:p><text:s text:c="2"/>2 323</text:p>
          </table:table-cell>
          <table:table-cell office:value-type="float" office:value="72017" table:style-name="ce36">
            <text:p><text:s text:c="2"/>72 0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195" table:style-name="ce36">
            <text:p><text:s text:c="3"/>1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99" table:style-name="ce36">
            <text:p><text:s text:c="2"/>1 4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026" table:style-name="ce36">
            <text:p><text:s text:c="2"/>77 02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117" table:style-name="ce37">
            <text:p><text:s text:c="3"/>117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799" table:style-name="ce37">
            <text:p><text:s text:c="2"/>14 7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984" table:style-name="ce37">
            <text:p><text:s text:c="2"/>14 98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834" table:style-name="ce37">
            <text:p><text:s text:c="3"/>834</text:p>
          </table:table-cell>
          <table:table-cell office:value-type="float" office:value="326" table:style-name="ce37">
            <text:p><text:s text:c="3"/>326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826" table:style-name="ce37">
            <text:p><text:s text:c="2"/>8 826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047" table:style-name="ce37">
            <text:p><text:s text:c="2"/>10 04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151" table:style-name="ce37">
            <text:p><text:s text:c="2"/>18 151</text:p>
          </table:table-cell>
          <table:table-cell office:value-type="float" office:value="395" table:style-name="ce37">
            <text:p><text:s text:c="3"/>39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6" table:style-name="ce37">
            <text:p><text:s text:c="3"/>216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844" table:style-name="ce37">
            <text:p><text:s text:c="2"/>18 84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202" table:style-name="ce37">
            <text:p><text:s text:c="2"/>21 202</text:p>
          </table:table-cell>
          <table:table-cell office:value-type="float" office:value="229" table:style-name="ce37">
            <text:p><text:s text:c="3"/>229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23" table:style-name="ce37">
            <text:p><text:s text:c="2"/>1 123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59" table:style-name="ce37">
            <text:p><text:s text:c="3"/>59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5" table:style-name="ce37">
            <text:p><text:s text:c="3"/>3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393" table:style-name="ce37">
            <text:p><text:s text:c="2"/>23 393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85" table:style-name="ce38">
            <text:p><text:s text:c="3"/>485</text:p>
          </table:table-cell>
          <table:table-cell office:value-type="float" office:value="62602" table:style-name="ce38">
            <text:p><text:s text:c="2"/>62 602</text:p>
          </table:table-cell>
          <table:table-cell office:value-type="float" office:value="127" table:style-name="ce38">
            <text:p><text:s text:c="3"/>1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7" table:style-name="ce38">
            <text:p><text:s text:c="3"/>1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71" table:style-name="ce38">
            <text:p><text:s text:c="3"/>97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4340" table:style-name="ce38">
            <text:p><text:s text:c="2"/>64 34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324" table:style-name="ce36">
            <text:p><text:s text:c="3"/>324</text:p>
          </table:table-cell>
          <table:table-cell office:value-type="float" office:value="42353" table:style-name="ce36">
            <text:p><text:s text:c="2"/>42 3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4" table:style-name="ce36">
            <text:p><text:s text:c="3"/>2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243" table:style-name="ce36">
            <text:p><text:s text:c="2"/>43 24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814" table:style-name="ce36">
            <text:p><text:s text:c="2"/>27 814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0" table:style-name="ce36">
            <text:p><text:s text:c="3"/>1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282" table:style-name="ce36">
            <text:p><text:s text:c="2"/>28 28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26918" table:style-name="ce36">
            <text:p><text:s text:c="2"/>26 9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927" table:style-name="ce36">
            <text:p><text:s text:c="2"/>26 92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61024" table:style-name="ce36">
            <text:p><text:s text:c="2"/>61 024</text:p>
          </table:table-cell>
          <table:table-cell office:value-type="float" office:value="534" table:style-name="ce36">
            <text:p><text:s text:c="3"/>5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292" table:style-name="ce36">
            <text:p><text:s text:c="3"/>2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1" table:style-name="ce36">
            <text:p><text:s text:c="3"/>471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8" table:style-name="ce36">
            <text:p><text:s text:c="3"/>1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682" table:style-name="ce36">
            <text:p><text:s text:c="2"/>62 68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4" table:style-name="ce36">
            <text:p><text:s text:c="3"/>234</text:p>
          </table:table-cell>
          <table:table-cell office:value-type="float" office:value="16792" table:style-name="ce36">
            <text:p><text:s text:c="2"/>16 7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231" table:style-name="ce36">
            <text:p><text:s text:c="3"/>2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5" table:style-name="ce36">
            <text:p><text:s text:c="3"/>3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5" table:style-name="ce36">
            <text:p><text:s text:c="3"/>4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333" table:style-name="ce36">
            <text:p><text:s text:c="2"/>18 33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105" table:style-name="ce37">
            <text:p><text:s text:c="2"/>11 10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105" table:style-name="ce37">
            <text:p><text:s text:c="2"/>11 10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8882" table:style-name="ce37">
            <text:p><text:s text:c="2"/>98 8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8882" table:style-name="ce37">
            <text:p><text:s text:c="2"/>98 882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13" table:style-name="ce37">
            <text:p><text:s text:c="2"/>5 5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13" table:style-name="ce37">
            <text:p><text:s text:c="2"/>5 51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405" table:style-name="ce37">
            <text:p><text:s text:c="2"/>15 40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405" table:style-name="ce37">
            <text:p><text:s text:c="2"/>15 40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3896" table:style-name="ce38">
            <text:p><text:s text:c="2"/>113 89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3896" table:style-name="ce38">
            <text:p><text:s text:c="2"/>113 89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2022" table:style-name="ce36">
            <text:p><text:s text:c="2"/>2 0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8220" table:style-name="ce36">
            <text:p><text:s text:c="2"/>128 2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30" table:style-name="ce36">
            <text:p><text:s text:c="2"/>2 530</text:p>
          </table:table-cell>
          <table:table-cell office:value-type="float" office:value="223" table:style-name="ce36">
            <text:p><text:s text:c="3"/>223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37" table:style-name="ce36">
            <text:p><text:s text:c="2"/>2 8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5997" table:style-name="ce36">
            <text:p><text:s text:c="2"/>135 99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657" table:style-name="ce36">
            <text:p><text:s text:c="2"/>19 657</text:p>
          </table:table-cell>
          <table:table-cell office:value-type="float" office:value="5070" table:style-name="ce36">
            <text:p><text:s text:c="2"/>5 070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657" table:style-name="ce36">
            <text:p><text:s text:c="2"/>38 657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140" table:style-name="ce36">
            <text:p><text:s text:c="3"/>1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1" table:style-name="ce36">
            <text:p><text:s text:c="3"/>531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342" table:style-name="ce36">
            <text:p><text:s text:c="2"/>64 342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0" table:style-name="ce36">
            <text:p><text:s text:c="3"/>1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313" table:style-name="ce36">
            <text:p><text:s text:c="2"/>26 313</text:p>
          </table:table-cell>
          <table:table-cell office:value-type="float" office:value="798" table:style-name="ce36">
            <text:p><text:s text:c="3"/>798</text:p>
          </table:table-cell>
          <table:table-cell office:value-type="float" office:value="282" table:style-name="ce36">
            <text:p><text:s text:c="3"/>282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193" table:style-name="ce36">
            <text:p><text:s text:c="3"/>193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1548" table:style-name="ce36">
            <text:p><text:s text:c="2"/>1 548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6" table:style-name="ce36">
            <text:p><text:s text:c="3"/>636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318" table:style-name="ce36">
            <text:p><text:s text:c="2"/>30 31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2" table:style-name="ce36">
            <text:p><text:s text:c="3"/>5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219" table:style-name="ce36">
            <text:p><text:s text:c="2"/>40 219</text:p>
          </table:table-cell>
          <table:table-cell office:value-type="float" office:value="350" table:style-name="ce36">
            <text:p><text:s text:c="3"/>3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9" table:style-name="ce36">
            <text:p><text:s text:c="3"/>2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459" table:style-name="ce36">
            <text:p><text:s text:c="2"/>41 45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3" table:style-name="ce36">
            <text:p><text:s text:c="3"/>7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38826" table:style-name="ce36">
            <text:p><text:s text:c="2"/>38 826</text:p>
          </table:table-cell>
          <table:table-cell office:value-type="float" office:value="1959" table:style-name="ce36">
            <text:p><text:s text:c="2"/>1 959</text:p>
          </table:table-cell>
          <table:table-cell office:value-type="float" office:value="414" table:style-name="ce36">
            <text:p><text:s text:c="3"/>414</text:p>
          </table:table-cell>
          <table:table-cell office:value-type="float" office:value="192" table:style-name="ce36">
            <text:p><text:s text:c="3"/>192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460" table:style-name="ce36">
            <text:p><text:s text:c="2"/>42 46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7" table:style-name="ce37">
            <text:p><text:s text:c="3"/>477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915" table:style-name="ce37">
            <text:p><text:s text:c="2"/>36 915</text:p>
          </table:table-cell>
          <table:table-cell office:value-type="float" office:value="1505" table:style-name="ce37">
            <text:p><text:s text:c="2"/>1 505</text:p>
          </table:table-cell>
          <table:table-cell office:value-type="float" office:value="118" table:style-name="ce37">
            <text:p><text:s text:c="3"/>118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558" table:style-name="ce37">
            <text:p><text:s text:c="3"/>558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180" table:style-name="ce37">
            <text:p><text:s text:c="3"/>1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5" table:style-name="ce37">
            <text:p><text:s text:c="3"/>10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0" table:style-name="ce37">
            <text:p><text:s text:c="3"/>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094" table:style-name="ce37">
            <text:p><text:s text:c="2"/>40 09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0" table:style-name="ce38">
            <text:p><text:s text:c="3"/>160</text:p>
          </table:table-cell>
          <table:table-cell office:value-type="float" office:value="30379" table:style-name="ce38">
            <text:p><text:s text:c="2"/>30 379</text:p>
          </table:table-cell>
          <table:table-cell office:value-type="float" office:value="856" table:style-name="ce38">
            <text:p><text:s text:c="3"/>856</text:p>
          </table:table-cell>
          <table:table-cell office:value-type="float" office:value="228" table:style-name="ce38">
            <text:p><text:s text:c="3"/>22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656" table:style-name="ce38">
            <text:p><text:s text:c="2"/>31 65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6" table:style-name="ce38">
            <text:p><text:s text:c="3"/>196</text:p>
          </table:table-cell>
          <table:table-cell office:value-type="float" office:value="123" table:style-name="ce38">
            <text:p><text:s text:c="3"/>1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09" table:style-name="ce38">
            <text:p><text:s text:c="2"/>2 009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5" table:style-name="ce38">
            <text:p><text:s text:c="3"/>2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10" table:style-name="ce38">
            <text:p><text:s text:c="2"/>1 910</text:p>
          </table:table-cell>
          <table:table-cell office:value-type="float" office:value="22595" table:style-name="ce38">
            <text:p><text:s text:c="2"/>22 595</text:p>
          </table:table-cell>
          <table:table-cell office:value-type="float" office:value="286" table:style-name="ce38">
            <text:p><text:s text:c="3"/>286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142" table:style-name="ce38">
            <text:p><text:s text:c="3"/>142</text:p>
          </table:table-cell>
          <table:table-cell office:value-type="float" office:value="379" table:style-name="ce38">
            <text:p><text:s text:c="3"/>379</text:p>
          </table:table-cell>
          <table:table-cell office:value-type="float" office:value="123" table:style-name="ce38">
            <text:p><text:s text:c="3"/>123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49" table:style-name="ce38">
            <text:p><text:s text:c="3"/>49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" table:style-name="ce38">
            <text:p><text:s text:c="3"/>4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344" table:style-name="ce38">
            <text:p><text:s text:c="2"/>28 344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5" table:style-name="ce37">
            <text:p><text:s text:c="3"/>275</text:p>
          </table:table-cell>
          <table:table-cell office:value-type="float" office:value="15678" table:style-name="ce37">
            <text:p><text:s text:c="2"/>15 678</text:p>
          </table:table-cell>
          <table:table-cell office:value-type="float" office:value="111" table:style-name="ce37">
            <text:p><text:s text:c="3"/>1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9" table:style-name="ce37">
            <text:p><text:s text:c="3"/>27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1" table:style-name="ce37">
            <text:p><text:s text:c="3"/>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473" table:style-name="ce37">
            <text:p><text:s text:c="2"/>16 47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2" table:style-name="ce38">
            <text:p><text:s text:c="3"/>15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8" table:style-name="ce38">
            <text:p><text:s text:c="3"/>33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6" table:style-name="ce38">
            <text:p><text:s text:c="3"/>96</text:p>
          </table:table-cell>
          <table:table-cell office:value-type="float" office:value="912" table:style-name="ce38">
            <text:p><text:s text:c="3"/>912</text:p>
          </table:table-cell>
          <table:table-cell office:value-type="float" office:value="630" table:style-name="ce38">
            <text:p><text:s text:c="3"/>630</text:p>
          </table:table-cell>
          <table:table-cell office:value-type="float" office:value="40739" table:style-name="ce38">
            <text:p><text:s text:c="2"/>40 739</text:p>
          </table:table-cell>
          <table:table-cell office:value-type="float" office:value="505" table:style-name="ce38">
            <text:p><text:s text:c="3"/>50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2" table:style-name="ce38">
            <text:p><text:s text:c="3"/>1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592" table:style-name="ce38">
            <text:p><text:s text:c="2"/>43 59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0" table:style-name="ce36">
            <text:p><text:s text:c="3"/>3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" table:style-name="ce36">
            <text:p><text:s text:c="3"/>97</text:p>
          </table:table-cell>
          <table:table-cell office:value-type="float" office:value="270" table:style-name="ce36">
            <text:p><text:s text:c="3"/>270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59999" table:style-name="ce36">
            <text:p><text:s text:c="2"/>59 999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22" table:style-name="ce36">
            <text:p><text:s text:c="3"/>2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5" table:style-name="ce36">
            <text:p><text:s text:c="3"/>1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01" table:style-name="ce36">
            <text:p><text:s text:c="2"/>7 8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9" table:style-name="ce36">
            <text:p><text:s text:c="3"/>2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320" table:style-name="ce36">
            <text:p><text:s text:c="2"/>69 32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27083" table:style-name="ce36">
            <text:p><text:s text:c="2"/>27 0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170" table:style-name="ce36">
            <text:p><text:s text:c="3"/>1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2" table:style-name="ce36">
            <text:p><text:s text:c="3"/>3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004" table:style-name="ce36">
            <text:p><text:s text:c="2"/>28 00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9" table:style-name="ce36">
            <text:p><text:s text:c="3"/>369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09" table:style-name="ce36">
            <text:p><text:s text:c="3"/>1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5" table:style-name="ce36">
            <text:p><text:s text:c="3"/>345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5" table:style-name="ce36">
            <text:p><text:s text:c="3"/>635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69735" table:style-name="ce36">
            <text:p><text:s text:c="2"/>69 735</text:p>
          </table:table-cell>
          <table:table-cell office:value-type="float" office:value="272" table:style-name="ce36">
            <text:p><text:s text:c="3"/>272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486" table:style-name="ce36">
            <text:p><text:s text:c="3"/>486</text:p>
          </table:table-cell>
          <table:table-cell office:value-type="float" office:value="145" table:style-name="ce36">
            <text:p><text:s text:c="3"/>145</text:p>
          </table:table-cell>
          <table:table-cell office:value-type="float" office:value="222" table:style-name="ce36">
            <text:p><text:s text:c="3"/>222</text:p>
          </table:table-cell>
          <table:table-cell office:value-type="float" office:value="280" table:style-name="ce36">
            <text:p><text:s text:c="3"/>28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213" table:style-name="ce36">
            <text:p><text:s text:c="3"/>213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630" table:style-name="ce36">
            <text:p><text:s text:c="3"/>6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0" table:style-name="ce36">
            <text:p><text:s text:c="3"/>42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386" table:style-name="ce36">
            <text:p><text:s text:c="2"/>74 386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0" table:style-name="ce36">
            <text:p><text:s text:c="3"/>2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759" table:style-name="ce36">
            <text:p><text:s text:c="2"/>10 759</text:p>
          </table:table-cell>
          <table:table-cell office:value-type="float" office:value="370" table:style-name="ce36">
            <text:p><text:s text:c="3"/>3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379" table:style-name="ce36">
            <text:p><text:s text:c="2"/>11 37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18163" table:style-name="ce36">
            <text:p><text:s text:c="2"/>18 1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8" table:style-name="ce36">
            <text:p><text:s text:c="3"/>4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799" table:style-name="ce36">
            <text:p><text:s text:c="2"/>18 79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7" table:style-name="ce38">
            <text:p><text:s text:c="3"/>39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" table:style-name="ce38">
            <text:p><text:s text:c="3"/>3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9" table:style-name="ce38">
            <text:p><text:s text:c="3"/>129</text:p>
          </table:table-cell>
          <table:table-cell office:value-type="float" office:value="119" table:style-name="ce38">
            <text:p><text:s text:c="3"/>119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1" table:style-name="ce38">
            <text:p><text:s text:c="3"/>121</text:p>
          </table:table-cell>
          <table:table-cell office:value-type="float" office:value="42980" table:style-name="ce38">
            <text:p><text:s text:c="2"/>42 98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2" table:style-name="ce38">
            <text:p><text:s text:c="3"/>7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207" table:style-name="ce38">
            <text:p><text:s text:c="3"/>20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4" table:style-name="ce38">
            <text:p><text:s text:c="3"/>18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363" table:style-name="ce38">
            <text:p><text:s text:c="2"/>44 36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8" table:style-name="ce37">
            <text:p><text:s text:c="3"/>1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119" table:style-name="ce37">
            <text:p><text:s text:c="3"/>1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578" table:style-name="ce37">
            <text:p><text:s text:c="2"/>13 578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935" table:style-name="ce37">
            <text:p><text:s text:c="2"/>13 93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90231" table:style-name="ce37">
            <text:p><text:s text:c="2"/>90 231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3227" table:style-name="ce37">
            <text:p><text:s text:c="2"/>3 227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341" table:style-name="ce37">
            <text:p><text:s text:c="3"/>341</text:p>
          </table:table-cell>
          <table:table-cell office:value-type="float" office:value="707" table:style-name="ce37">
            <text:p><text:s text:c="3"/>707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214" table:style-name="ce37">
            <text:p><text:s text:c="3"/>214</text:p>
          </table:table-cell>
          <table:table-cell office:value-type="float" office:value="167" table:style-name="ce37">
            <text:p><text:s text:c="3"/>167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193" table:style-name="ce37">
            <text:p><text:s text:c="2"/>95 193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8" table:style-name="ce37">
            <text:p><text:s text:c="3"/>76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9" table:style-name="ce37">
            <text:p><text:s text:c="3"/>129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318" table:style-name="ce37">
            <text:p><text:s text:c="3"/>318</text:p>
          </table:table-cell>
          <table:table-cell office:value-type="float" office:value="46358" table:style-name="ce37">
            <text:p><text:s text:c="2"/>46 358</text:p>
          </table:table-cell>
          <table:table-cell office:value-type="float" office:value="662" table:style-name="ce37">
            <text:p><text:s text:c="3"/>66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6" table:style-name="ce37">
            <text:p><text:s text:c="3"/>546</text:p>
          </table:table-cell>
          <table:table-cell office:value-type="float" office:value="237" table:style-name="ce37">
            <text:p><text:s text:c="3"/>2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7" table:style-name="ce37">
            <text:p><text:s text:c="3"/>1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" table:style-name="ce37">
            <text:p><text:s text:c="3"/>1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374" table:style-name="ce37">
            <text:p><text:s text:c="2"/>49 37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28" table:style-name="ce37">
            <text:p><text:s text:c="2"/>5 428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34" table:style-name="ce37">
            <text:p><text:s text:c="2"/>5 53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221" table:style-name="ce36">
            <text:p><text:s text:c="3"/>2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265" table:style-name="ce36">
            <text:p><text:s text:c="3"/>2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0" table:style-name="ce36">
            <text:p><text:s text:c="3"/>430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2728" table:style-name="ce36">
            <text:p><text:s text:c="2"/>2 728</text:p>
          </table:table-cell>
          <table:table-cell office:value-type="float" office:value="566" table:style-name="ce36">
            <text:p><text:s text:c="3"/>566</text:p>
          </table:table-cell>
          <table:table-cell office:value-type="float" office:value="79689" table:style-name="ce36">
            <text:p><text:s text:c="2"/>79 689</text:p>
          </table:table-cell>
          <table:table-cell office:value-type="float" office:value="127" table:style-name="ce36">
            <text:p><text:s text:c="3"/>127</text:p>
          </table:table-cell>
          <table:table-cell office:value-type="float" office:value="448" table:style-name="ce36">
            <text:p><text:s text:c="3"/>448</text:p>
          </table:table-cell>
          <table:table-cell office:value-type="float" office:value="2189" table:style-name="ce36">
            <text:p><text:s text:c="2"/>2 189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1534" table:style-name="ce36">
            <text:p><text:s text:c="2"/>1 534</text:p>
          </table:table-cell>
          <table:table-cell office:value-type="float" office:value="517" table:style-name="ce36">
            <text:p><text:s text:c="3"/>517</text:p>
          </table:table-cell>
          <table:table-cell office:value-type="float" office:value="853" table:style-name="ce36">
            <text:p><text:s text:c="3"/>853</text:p>
          </table:table-cell>
          <table:table-cell office:value-type="float" office:value="352" table:style-name="ce36">
            <text:p><text:s text:c="3"/>3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8" table:style-name="ce36">
            <text:p><text:s text:c="3"/>4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897" table:style-name="ce36">
            <text:p><text:s text:c="2"/>90 89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34" table:style-name="ce36">
            <text:p><text:s text:c="2"/>5 734</text:p>
          </table:table-cell>
          <table:table-cell office:value-type="float" office:value="344" table:style-name="ce36">
            <text:p><text:s text:c="3"/>344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39" table:style-name="ce36">
            <text:p><text:s text:c="2"/>6 139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19270" table:style-name="ce36">
            <text:p><text:s text:c="2"/>19 270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783" table:style-name="ce36">
            <text:p><text:s text:c="3"/>7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785" table:style-name="ce36">
            <text:p><text:s text:c="3"/>7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063" table:style-name="ce36">
            <text:p><text:s text:c="2"/>21 06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5" table:style-name="ce36">
            <text:p><text:s text:c="3"/>1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48786" table:style-name="ce36">
            <text:p><text:s text:c="2"/>48 786</text:p>
          </table:table-cell>
          <table:table-cell office:value-type="float" office:value="654" table:style-name="ce36">
            <text:p><text:s text:c="3"/>654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8" table:style-name="ce36">
            <text:p><text:s text:c="3"/>1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832" table:style-name="ce36">
            <text:p><text:s text:c="2"/>49 83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7776" table:style-name="ce36">
            <text:p><text:s text:c="2"/>7 776</text:p>
          </table:table-cell>
          <table:table-cell office:value-type="float" office:value="277" table:style-name="ce36">
            <text:p><text:s text:c="3"/>277</text:p>
          </table:table-cell>
          <table:table-cell office:value-type="float" office:value="386" table:style-name="ce36">
            <text:p><text:s text:c="3"/>3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1" table:style-name="ce36">
            <text:p><text:s text:c="3"/>4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8" table:style-name="ce36">
            <text:p><text:s text:c="3"/>128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" table:style-name="ce36">
            <text:p><text:s text:c="3"/>2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36" table:style-name="ce36">
            <text:p><text:s text:c="2"/>9 43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0" table:style-name="ce37">
            <text:p><text:s text:c="3"/>150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354" table:style-name="ce37">
            <text:p><text:s text:c="3"/>354</text:p>
          </table:table-cell>
          <table:table-cell office:value-type="float" office:value="632" table:style-name="ce37">
            <text:p><text:s text:c="3"/>632</text:p>
          </table:table-cell>
          <table:table-cell office:value-type="float" office:value="1490" table:style-name="ce37">
            <text:p><text:s text:c="2"/>1 490</text:p>
          </table:table-cell>
          <table:table-cell office:value-type="float" office:value="45452" table:style-name="ce37">
            <text:p><text:s text:c="2"/>45 452</text:p>
          </table:table-cell>
          <table:table-cell office:value-type="float" office:value="1284" table:style-name="ce37">
            <text:p><text:s text:c="2"/>1 284</text:p>
          </table:table-cell>
          <table:table-cell office:value-type="float" office:value="1019" table:style-name="ce37">
            <text:p><text:s text:c="2"/>1 019</text:p>
          </table:table-cell>
          <table:table-cell office:value-type="float" office:value="1114" table:style-name="ce37">
            <text:p><text:s text:c="2"/>1 114</text:p>
          </table:table-cell>
          <table:table-cell office:value-type="float" office:value="55" table:style-name="ce37">
            <text:p><text:s text:c="3"/>55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167" table:style-name="ce37">
            <text:p><text:s text:c="3"/>1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1854" table:style-name="ce37">
            <text:p><text:s text:c="2"/>51 85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4" table:style-name="ce38">
            <text:p><text:s text:c="3"/>274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6" table:style-name="ce38">
            <text:p><text:s text:c="3"/>376</text:p>
          </table:table-cell>
          <table:table-cell office:value-type="float" office:value="592" table:style-name="ce38">
            <text:p><text:s text:c="3"/>592</text:p>
          </table:table-cell>
          <table:table-cell office:value-type="float" office:value="17342" table:style-name="ce38">
            <text:p><text:s text:c="2"/>17 342</text:p>
          </table:table-cell>
          <table:table-cell office:value-type="float" office:value="317" table:style-name="ce38">
            <text:p><text:s text:c="3"/>31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7" table:style-name="ce38">
            <text:p><text:s text:c="3"/>9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4" table:style-name="ce38">
            <text:p><text:s text:c="3"/>64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78" table:style-name="ce38">
            <text:p><text:s text:c="3"/>57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688" table:style-name="ce38">
            <text:p><text:s text:c="2"/>19 68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0" table:style-name="ce38">
            <text:p><text:s text:c="3"/>120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9" table:style-name="ce38">
            <text:p><text:s text:c="3"/>89</text:p>
          </table:table-cell>
          <table:table-cell office:value-type="float" office:value="165" table:style-name="ce38">
            <text:p><text:s text:c="3"/>165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42" table:style-name="ce38">
            <text:p><text:s text:c="3"/>42</text:p>
          </table:table-cell>
          <table:table-cell office:value-type="float" office:value="27082" table:style-name="ce38">
            <text:p><text:s text:c="2"/>27 082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438" table:style-name="ce38">
            <text:p><text:s text:c="3"/>43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" table:style-name="ce38">
            <text:p><text:s text:c="3"/>4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6" table:style-name="ce38">
            <text:p><text:s text:c="3"/>6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170" table:style-name="ce38">
            <text:p><text:s text:c="2"/>28 17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1" table:style-name="ce37">
            <text:p><text:s text:c="3"/>2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9" table:style-name="ce37">
            <text:p><text:s text:c="3"/>129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99" table:style-name="ce37">
            <text:p><text:s text:c="3"/>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239" table:style-name="ce37">
            <text:p><text:s text:c="2"/>16 239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134" table:style-name="ce37">
            <text:p><text:s text:c="3"/>134</text:p>
          </table:table-cell>
          <table:table-cell office:value-type="float" office:value="66" table:style-name="ce37">
            <text:p><text:s text:c="3"/>6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069" table:style-name="ce37">
            <text:p><text:s text:c="2"/>17 069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510" table:style-name="ce38">
            <text:p><text:s text:c="3"/>510</text:p>
          </table:table-cell>
          <table:table-cell office:value-type="float" office:value="116" table:style-name="ce38">
            <text:p><text:s text:c="3"/>116</text:p>
          </table:table-cell>
          <table:table-cell office:value-type="float" office:value="214" table:style-name="ce38">
            <text:p><text:s text:c="3"/>214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84" table:style-name="ce38">
            <text:p><text:s text:c="3"/>284</text:p>
          </table:table-cell>
          <table:table-cell office:value-type="float" office:value="275" table:style-name="ce38">
            <text:p><text:s text:c="3"/>275</text:p>
          </table:table-cell>
          <table:table-cell office:value-type="float" office:value="76" table:style-name="ce38">
            <text:p><text:s text:c="3"/>76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41" table:style-name="ce38">
            <text:p><text:s text:c="2"/>1 041</text:p>
          </table:table-cell>
          <table:table-cell office:value-type="float" office:value="108" table:style-name="ce38">
            <text:p><text:s text:c="3"/>108</text:p>
          </table:table-cell>
          <table:table-cell office:value-type="float" office:value="396" table:style-name="ce38">
            <text:p><text:s text:c="3"/>396</text:p>
          </table:table-cell>
          <table:table-cell office:value-type="float" office:value="318" table:style-name="ce38">
            <text:p><text:s text:c="3"/>318</text:p>
          </table:table-cell>
          <table:table-cell office:value-type="float" office:value="1182" table:style-name="ce38">
            <text:p><text:s text:c="2"/>1 182</text:p>
          </table:table-cell>
          <table:table-cell office:value-type="float" office:value="2528" table:style-name="ce38">
            <text:p><text:s text:c="2"/>2 528</text:p>
          </table:table-cell>
          <table:table-cell office:value-type="float" office:value="1761" table:style-name="ce38">
            <text:p><text:s text:c="2"/>1 761</text:p>
          </table:table-cell>
          <table:table-cell office:value-type="float" office:value="60299" table:style-name="ce38">
            <text:p><text:s text:c="2"/>60 299</text:p>
          </table:table-cell>
          <table:table-cell office:value-type="float" office:value="176" table:style-name="ce38">
            <text:p><text:s text:c="3"/>176</text:p>
          </table:table-cell>
          <table:table-cell office:value-type="float" office:value="2296" table:style-name="ce38">
            <text:p><text:s text:c="2"/>2 296</text:p>
          </table:table-cell>
          <table:table-cell office:value-type="float" office:value="261" table:style-name="ce38">
            <text:p><text:s text:c="3"/>261</text:p>
          </table:table-cell>
          <table:table-cell office:value-type="float" office:value="469" table:style-name="ce38">
            <text:p><text:s text:c="3"/>469</text:p>
          </table:table-cell>
          <table:table-cell office:value-type="float" office:value="576" table:style-name="ce38">
            <text:p><text:s text:c="3"/>576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609" table:style-name="ce38">
            <text:p><text:s text:c="3"/>60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1" table:style-name="ce38">
            <text:p><text:s text:c="3"/>2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3978" table:style-name="ce38">
            <text:p><text:s text:c="2"/>73 97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19814" table:style-name="ce36">
            <text:p><text:s text:c="2"/>119 8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9821" table:style-name="ce36">
            <text:p><text:s text:c="2"/>119 82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0" table:style-name="ce36">
            <text:p><text:s text:c="3"/>170</text:p>
          </table:table-cell>
          <table:table-cell office:value-type="float" office:value="99" table:style-name="ce36">
            <text:p><text:s text:c="3"/>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97" table:style-name="ce36">
            <text:p><text:s text:c="3"/>197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4" table:style-name="ce36">
            <text:p><text:s text:c="3"/>124</text:p>
          </table:table-cell>
          <table:table-cell office:value-type="float" office:value="34416" table:style-name="ce36">
            <text:p><text:s text:c="2"/>34 416</text:p>
          </table:table-cell>
          <table:table-cell office:value-type="float" office:value="679" table:style-name="ce36">
            <text:p><text:s text:c="3"/>6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836" table:style-name="ce36">
            <text:p><text:s text:c="2"/>35 836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8" table:style-name="ce36">
            <text:p><text:s text:c="3"/>2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0" table:style-name="ce36">
            <text:p><text:s text:c="3"/>990</text:p>
          </table:table-cell>
          <table:table-cell office:value-type="float" office:value="244" table:style-name="ce36">
            <text:p><text:s text:c="3"/>244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315" table:style-name="ce36">
            <text:p><text:s text:c="3"/>315</text:p>
          </table:table-cell>
          <table:table-cell office:value-type="float" office:value="366" table:style-name="ce36">
            <text:p><text:s text:c="3"/>366</text:p>
          </table:table-cell>
          <table:table-cell office:value-type="float" office:value="142" table:style-name="ce36">
            <text:p><text:s text:c="3"/>142</text:p>
          </table:table-cell>
          <table:table-cell office:value-type="float" office:value="532" table:style-name="ce36">
            <text:p><text:s text:c="3"/>532</text:p>
          </table:table-cell>
          <table:table-cell office:value-type="float" office:value="775" table:style-name="ce36">
            <text:p><text:s text:c="3"/>775</text:p>
          </table:table-cell>
          <table:table-cell office:value-type="float" office:value="1196" table:style-name="ce36">
            <text:p><text:s text:c="2"/>1 196</text:p>
          </table:table-cell>
          <table:table-cell office:value-type="float" office:value="79016" table:style-name="ce36">
            <text:p><text:s text:c="2"/>79 016</text:p>
          </table:table-cell>
          <table:table-cell office:value-type="float" office:value="124" table:style-name="ce36">
            <text:p><text:s text:c="3"/>1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54" table:style-name="ce36">
            <text:p><text:s text:c="2"/>2 2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422" table:style-name="ce36">
            <text:p><text:s text:c="2"/>86 42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9" table:style-name="ce36">
            <text:p><text:s text:c="3"/>1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496" table:style-name="ce36">
            <text:p><text:s text:c="3"/>4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530" table:style-name="ce36">
            <text:p><text:s text:c="3"/>530</text:p>
          </table:table-cell>
          <table:table-cell office:value-type="float" office:value="317" table:style-name="ce36">
            <text:p><text:s text:c="3"/>317</text:p>
          </table:table-cell>
          <table:table-cell office:value-type="float" office:value="38397" table:style-name="ce36">
            <text:p><text:s text:c="2"/>38 397</text:p>
          </table:table-cell>
          <table:table-cell office:value-type="float" office:value="163" table:style-name="ce36">
            <text:p><text:s text:c="3"/>163</text:p>
          </table:table-cell>
          <table:table-cell office:value-type="float" office:value="321" table:style-name="ce36">
            <text:p><text:s text:c="3"/>3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600" table:style-name="ce36">
            <text:p><text:s text:c="2"/>40 60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0" table:style-name="ce36">
            <text:p><text:s text:c="3"/>23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5" table:style-name="ce36">
            <text:p><text:s text:c="3"/>3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8" table:style-name="ce36">
            <text:p><text:s text:c="3"/>138</text:p>
          </table:table-cell>
          <table:table-cell office:value-type="float" office:value="120" table:style-name="ce36">
            <text:p><text:s text:c="3"/>1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" table:style-name="ce36">
            <text:p><text:s text:c="3"/>73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36799" table:style-name="ce36">
            <text:p><text:s text:c="2"/>36 799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3" table:style-name="ce36">
            <text:p><text:s text:c="3"/>8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753" table:style-name="ce36">
            <text:p><text:s text:c="2"/>38 75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2" table:style-name="ce37">
            <text:p><text:s text:c="3"/>272</text:p>
          </table:table-cell>
          <table:table-cell office:value-type="float" office:value="101" table:style-name="ce37">
            <text:p><text:s text:c="3"/>101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327" table:style-name="ce37">
            <text:p><text:s text:c="3"/>3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617" table:style-name="ce37">
            <text:p><text:s text:c="3"/>617</text:p>
          </table:table-cell>
          <table:table-cell office:value-type="float" office:value="1294" table:style-name="ce37">
            <text:p><text:s text:c="2"/>1 294</text:p>
          </table:table-cell>
          <table:table-cell office:value-type="float" office:value="609" table:style-name="ce37">
            <text:p><text:s text:c="3"/>609</text:p>
          </table:table-cell>
          <table:table-cell office:value-type="float" office:value="100" table:style-name="ce37">
            <text:p><text:s text:c="3"/>1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1" table:style-name="ce37">
            <text:p><text:s text:c="3"/>81</text:p>
          </table:table-cell>
          <table:table-cell office:value-type="float" office:value="169" table:style-name="ce37">
            <text:p><text:s text:c="3"/>169</text:p>
          </table:table-cell>
          <table:table-cell office:value-type="float" office:value="522" table:style-name="ce37">
            <text:p><text:s text:c="3"/>5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1" table:style-name="ce37">
            <text:p><text:s text:c="3"/>91</text:p>
          </table:table-cell>
          <table:table-cell office:value-type="float" office:value="29474" table:style-name="ce37">
            <text:p><text:s text:c="2"/>29 474</text:p>
          </table:table-cell>
          <table:table-cell office:value-type="float" office:value="95" table:style-name="ce37">
            <text:p><text:s text:c="3"/>9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288" table:style-name="ce37">
            <text:p><text:s text:c="3"/>28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268" table:style-name="ce37">
            <text:p><text:s text:c="2"/>34 26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2" table:style-name="ce38">
            <text:p><text:s text:c="3"/>8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400" table:style-name="ce38">
            <text:p><text:s text:c="3"/>400</text:p>
          </table:table-cell>
          <table:table-cell office:value-type="float" office:value="170" table:style-name="ce38">
            <text:p><text:s text:c="3"/>170</text:p>
          </table:table-cell>
          <table:table-cell office:value-type="float" office:value="270" table:style-name="ce38">
            <text:p><text:s text:c="3"/>270</text:p>
          </table:table-cell>
          <table:table-cell office:value-type="float" office:value="914" table:style-name="ce38">
            <text:p><text:s text:c="3"/>91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191" table:style-name="ce38">
            <text:p><text:s text:c="3"/>191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70306" table:style-name="ce38">
            <text:p><text:s text:c="2"/>70 30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057" table:style-name="ce38">
            <text:p><text:s text:c="2"/>5 05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05" table:style-name="ce38">
            <text:p><text:s text:c="2"/>2 20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9680" table:style-name="ce38">
            <text:p><text:s text:c="2"/>79 68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7678" table:style-name="ce38">
            <text:p><text:s text:c="2"/>287 67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7" table:style-name="ce38">
            <text:p><text:s text:c="3"/>4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8115" table:style-name="ce38">
            <text:p><text:s text:c="2"/>288 115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4272" table:style-name="ce37">
            <text:p><text:s text:c="2"/>74 2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29" table:style-name="ce37">
            <text:p><text:s text:c="2"/>5 5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801" table:style-name="ce37">
            <text:p><text:s text:c="2"/>79 801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528" table:style-name="ce38">
            <text:p><text:s text:c="3"/>528</text:p>
          </table:table-cell>
          <table:table-cell office:value-type="float" office:value="907" table:style-name="ce38">
            <text:p><text:s text:c="3"/>907</text:p>
          </table:table-cell>
          <table:table-cell office:value-type="float" office:value="65" table:style-name="ce38">
            <text:p><text:s text:c="3"/>6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4424" table:style-name="ce38">
            <text:p><text:s text:c="2"/>314 4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5924" table:style-name="ce38">
            <text:p><text:s text:c="2"/>315 92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64" table:style-name="ce36">
            <text:p><text:s text:c="2"/>6 4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140" table:style-name="ce36">
            <text:p><text:s text:c="2"/>94 1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0613" table:style-name="ce36">
            <text:p><text:s text:c="2"/>100 61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744" table:style-name="ce36">
            <text:p><text:s text:c="2"/>1 744</text:p>
          </table:table-cell>
          <table:table-cell office:value-type="float" office:value="3129" table:style-name="ce36">
            <text:p><text:s text:c="2"/>3 129</text:p>
          </table:table-cell>
          <table:table-cell office:value-type="float" office:value="231" table:style-name="ce36">
            <text:p><text:s text:c="3"/>2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399" table:style-name="ce36">
            <text:p><text:s text:c="2"/>134 3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9504" table:style-name="ce36">
            <text:p><text:s text:c="2"/>139 50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30" table:style-name="ce36">
            <text:p><text:s text:c="2"/>1 830</text:p>
          </table:table-cell>
          <table:table-cell office:value-type="float" office:value="269" table:style-name="ce36">
            <text:p><text:s text:c="3"/>2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0547" table:style-name="ce36">
            <text:p><text:s text:c="2"/>160 547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7" table:style-name="ce36">
            <text:p><text:s text:c="3"/>1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872" table:style-name="ce36">
            <text:p><text:s text:c="2"/>162 872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6" table:style-name="ce36">
            <text:p><text:s text:c="3"/>886</text:p>
          </table:table-cell>
          <table:table-cell office:value-type="float" office:value="1208" table:style-name="ce36">
            <text:p><text:s text:c="2"/>1 208</text:p>
          </table:table-cell>
          <table:table-cell office:value-type="float" office:value="5461" table:style-name="ce36">
            <text:p><text:s text:c="2"/>5 461</text:p>
          </table:table-cell>
          <table:table-cell office:value-type="float" office:value="1154" table:style-name="ce36">
            <text:p><text:s text:c="2"/>1 154</text:p>
          </table:table-cell>
          <table:table-cell office:value-type="float" office:value="86" table:style-name="ce36">
            <text:p><text:s text:c="3"/>86</text:p>
          </table:table-cell>
          <table:table-cell office:value-type="float" office:value="129" table:style-name="ce36">
            <text:p><text:s text:c="3"/>129</text:p>
          </table:table-cell>
          <table:table-cell office:value-type="float" office:value="281" table:style-name="ce36">
            <text:p><text:s text:c="3"/>281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54" table:style-name="ce36">
            <text:p><text:s text:c="3"/>154</text:p>
          </table:table-cell>
          <table:table-cell office:value-type="float" office:value="601" table:style-name="ce36">
            <text:p><text:s text:c="3"/>601</text:p>
          </table:table-cell>
          <table:table-cell office:value-type="float" office:value="523" table:style-name="ce36">
            <text:p><text:s text:c="3"/>523</text:p>
          </table:table-cell>
          <table:table-cell office:value-type="float" office:value="189" table:style-name="ce36">
            <text:p><text:s text:c="3"/>189</text:p>
          </table:table-cell>
          <table:table-cell office:value-type="float" office:value="174" table:style-name="ce36">
            <text:p><text:s text:c="3"/>174</text:p>
          </table:table-cell>
          <table:table-cell office:value-type="float" office:value="416" table:style-name="ce36">
            <text:p><text:s text:c="3"/>416</text:p>
          </table:table-cell>
          <table:table-cell office:value-type="float" office:value="406" table:style-name="ce36">
            <text:p><text:s text:c="3"/>406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225" table:style-name="ce36">
            <text:p><text:s text:c="3"/>225</text:p>
          </table:table-cell>
          <table:table-cell office:value-type="float" office:value="616" table:style-name="ce36">
            <text:p><text:s text:c="3"/>616</text:p>
          </table:table-cell>
          <table:table-cell office:value-type="float" office:value="918" table:style-name="ce36">
            <text:p><text:s text:c="3"/>918</text:p>
          </table:table-cell>
          <table:table-cell office:value-type="float" office:value="486" table:style-name="ce36">
            <text:p><text:s text:c="3"/>486</text:p>
          </table:table-cell>
          <table:table-cell office:value-type="float" office:value="753" table:style-name="ce36">
            <text:p><text:s text:c="3"/>7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434" table:style-name="ce36">
            <text:p><text:s text:c="3"/>434</text:p>
          </table:table-cell>
          <table:table-cell office:value-type="float" office:value="-614" table:style-name="ce36">
            <text:p><text:s/>(-) <text:s text:c="2"/>614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962508" table:style-name="ce36">
            <text:p><text:s text:c="2"/>962 508</text:p>
          </table:table-cell>
          <table:table-cell office:value-type="float" office:value="118" table:style-name="ce36">
            <text:p><text:s text:c="3"/>118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115" table:style-name="ce36">
            <text:p><text:s text:c="3"/>115</text:p>
          </table:table-cell>
          <table:table-cell office:value-type="float" office:value="190" table:style-name="ce36">
            <text:p><text:s text:c="3"/>190</text:p>
          </table:table-cell>
          <table:table-cell office:value-type="float" office:value="547" table:style-name="ce36">
            <text:p><text:s text:c="3"/>5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248" table:style-name="ce36">
            <text:p><text:s text:c="3"/>248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210" table:style-name="ce36">
            <text:p><text:s text:c="3"/>2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527" table:style-name="ce36">
            <text:p><text:s text:c="3"/>5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0267" table:style-name="ce36">
            <text:p><text:s text:c="2"/>980 26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" table:style-name="ce36">
            <text:p><text:s text:c="3"/>1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54" table:style-name="ce36">
            <text:p><text:s text:c="2"/>1 354</text:p>
          </table:table-cell>
          <table:table-cell office:value-type="float" office:value="250776" table:style-name="ce36">
            <text:p><text:s text:c="2"/>250 7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2292" table:style-name="ce36">
            <text:p><text:s text:c="2"/>252 29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6079" table:style-name="ce37">
            <text:p><text:s text:c="2"/>96 07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58" table:style-name="ce37">
            <text:p><text:s text:c="2"/>2 35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8437" table:style-name="ce37">
            <text:p><text:s text:c="2"/>98 437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70" table:style-name="ce38">
            <text:p><text:s text:c="2"/>1 370</text:p>
          </table:table-cell>
          <table:table-cell office:value-type="float" office:value="21478" table:style-name="ce38">
            <text:p><text:s text:c="2"/>21 47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25" table:style-name="ce38">
            <text:p><text:s text:c="2"/>2 22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111" table:style-name="ce38">
            <text:p><text:s text:c="2"/>25 11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045" table:style-name="ce38">
            <text:p><text:s text:c="2"/>40 0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046" table:style-name="ce38">
            <text:p><text:s text:c="2"/>40 046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4" table:style-name="ce37">
            <text:p><text:s text:c="3"/>534</text:p>
          </table:table-cell>
          <table:table-cell office:value-type="float" office:value="1406" table:style-name="ce37">
            <text:p><text:s text:c="2"/>1 406</text:p>
          </table:table-cell>
          <table:table-cell office:value-type="float" office:value="1729" table:style-name="ce37">
            <text:p><text:s text:c="2"/>1 7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0326" table:style-name="ce37">
            <text:p><text:s text:c="2"/>100 3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17" table:style-name="ce37">
            <text:p><text:s text:c="2"/>3 5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7512" table:style-name="ce37">
            <text:p><text:s text:c="2"/>107 51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719" table:style-name="ce38">
            <text:p><text:s text:c="2"/>22 7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719" table:style-name="ce38">
            <text:p><text:s text:c="2"/>22 71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109" table:style-name="ce36">
            <text:p><text:s text:c="3"/>109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119" table:style-name="ce36">
            <text:p><text:s text:c="2"/>25 1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4" table:style-name="ce36">
            <text:p><text:s text:c="3"/>644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942" table:style-name="ce36">
            <text:p><text:s text:c="2"/>25 94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62" table:style-name="ce36">
            <text:p><text:s text:c="2"/>2 8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6570" table:style-name="ce36">
            <text:p><text:s text:c="2"/>256 5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3" table:style-name="ce36">
            <text:p><text:s text:c="3"/>4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9915" table:style-name="ce36">
            <text:p><text:s text:c="2"/>259 91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025" table:style-name="ce36">
            <text:p><text:s text:c="2"/>17 0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6" table:style-name="ce36">
            <text:p><text:s text:c="3"/>3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341" table:style-name="ce36">
            <text:p><text:s text:c="2"/>17 341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809" table:style-name="ce36">
            <text:p><text:s text:c="2"/>42 8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833" table:style-name="ce36">
            <text:p><text:s text:c="2"/>42 83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3998" table:style-name="ce36">
            <text:p><text:s text:c="2"/>163 9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4062" table:style-name="ce36">
            <text:p><text:s text:c="2"/>164 06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3" table:style-name="ce37">
            <text:p><text:s text:c="3"/>7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6657" table:style-name="ce37">
            <text:p><text:s text:c="2"/>146 657</text:p>
          </table:table-cell>
          <table:table-cell office:value-type="float" office:value="1145" table:style-name="ce37">
            <text:p><text:s text:c="2"/>1 1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12" table:style-name="ce37">
            <text:p><text:s text:c="2"/>1 6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2" table:style-name="ce37">
            <text:p><text:s text:c="3"/>1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0309" table:style-name="ce37">
            <text:p><text:s text:c="2"/>150 30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3436" table:style-name="ce38">
            <text:p><text:s text:c="2"/>633 43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7" table:style-name="ce38">
            <text:p><text:s text:c="3"/>40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3843" table:style-name="ce38">
            <text:p><text:s text:c="2"/>633 84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471" table:style-name="ce38">
            <text:p><text:s text:c="3"/>471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115" table:style-name="ce38">
            <text:p><text:s text:c="3"/>115</text:p>
          </table:table-cell>
          <table:table-cell office:value-type="float" office:value="824" table:style-name="ce38">
            <text:p><text:s text:c="3"/>824</text:p>
          </table:table-cell>
          <table:table-cell office:value-type="float" office:value="228" table:style-name="ce38">
            <text:p><text:s text:c="3"/>228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346" table:style-name="ce38">
            <text:p><text:s text:c="3"/>346</text:p>
          </table:table-cell>
          <table:table-cell office:value-type="float" office:value="85" table:style-name="ce38">
            <text:p><text:s text:c="3"/>85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704" table:style-name="ce38">
            <text:p><text:s text:c="3"/>704</text:p>
          </table:table-cell>
          <table:table-cell office:value-type="float" office:value="1605" table:style-name="ce38">
            <text:p><text:s text:c="2"/>1 605</text:p>
          </table:table-cell>
          <table:table-cell office:value-type="float" office:value="980" table:style-name="ce38">
            <text:p><text:s text:c="3"/>980</text:p>
          </table:table-cell>
          <table:table-cell office:value-type="float" office:value="272" table:style-name="ce38">
            <text:p><text:s text:c="3"/>272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2367" table:style-name="ce38">
            <text:p><text:s text:c="2"/>2 367</text:p>
          </table:table-cell>
          <table:table-cell office:value-type="float" office:value="1092" table:style-name="ce38">
            <text:p><text:s text:c="2"/>1 092</text:p>
          </table:table-cell>
          <table:table-cell office:value-type="float" office:value="55" table:style-name="ce38">
            <text:p><text:s text:c="3"/>55</text:p>
          </table:table-cell>
          <table:table-cell office:value-type="float" office:value="479" table:style-name="ce38">
            <text:p><text:s text:c="3"/>479</text:p>
          </table:table-cell>
          <table:table-cell office:value-type="float" office:value="1834" table:style-name="ce38">
            <text:p><text:s text:c="2"/>1 834</text:p>
          </table:table-cell>
          <table:table-cell office:value-type="float" office:value="1100" table:style-name="ce38">
            <text:p><text:s text:c="2"/>1 100</text:p>
          </table:table-cell>
          <table:table-cell office:value-type="float" office:value="1999" table:style-name="ce38">
            <text:p><text:s text:c="2"/>1 999</text:p>
          </table:table-cell>
          <table:table-cell office:value-type="float" office:value="2370" table:style-name="ce38">
            <text:p><text:s text:c="2"/>2 370</text:p>
          </table:table-cell>
          <table:table-cell office:value-type="float" office:value="1210" table:style-name="ce38">
            <text:p><text:s text:c="2"/>1 210</text:p>
          </table:table-cell>
          <table:table-cell office:value-type="float" office:value="119" table:style-name="ce38">
            <text:p><text:s text:c="3"/>119</text:p>
          </table:table-cell>
          <table:table-cell office:value-type="float" office:value="994" table:style-name="ce38">
            <text:p><text:s text:c="3"/>994</text:p>
          </table:table-cell>
          <table:table-cell office:value-type="float" office:value="100" table:style-name="ce38">
            <text:p><text:s text:c="3"/>100</text:p>
          </table:table-cell>
          <table:table-cell office:value-type="float" office:value="104" table:style-name="ce38">
            <text:p><text:s text:c="3"/>104</text:p>
          </table:table-cell>
          <table:table-cell office:value-type="float" office:value="736" table:style-name="ce38">
            <text:p><text:s text:c="3"/>736</text:p>
          </table:table-cell>
          <table:table-cell office:value-type="float" office:value="156" table:style-name="ce38">
            <text:p><text:s text:c="3"/>156</text:p>
          </table:table-cell>
          <table:table-cell office:value-type="float" office:value="270" table:style-name="ce38">
            <text:p><text:s text:c="3"/>270</text:p>
          </table:table-cell>
          <table:table-cell office:value-type="float" office:value="47" table:style-name="ce38">
            <text:p><text:s text:c="3"/>47</text:p>
          </table:table-cell>
          <table:table-cell office:value-type="float" office:value="4524" table:style-name="ce38">
            <text:p><text:s text:c="2"/>4 524</text:p>
          </table:table-cell>
          <table:table-cell office:value-type="float" office:value="700" table:style-name="ce38">
            <text:p><text:s text:c="3"/>700</text:p>
          </table:table-cell>
          <table:table-cell office:value-type="float" office:value="1649" table:style-name="ce38">
            <text:p><text:s text:c="2"/>1 649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2345" table:style-name="ce38">
            <text:p><text:s text:c="2"/>2 345</text:p>
          </table:table-cell>
          <table:table-cell office:value-type="float" office:value="2122" table:style-name="ce38">
            <text:p><text:s text:c="2"/>2 122</text:p>
          </table:table-cell>
          <table:table-cell office:value-type="float" office:value="522" table:style-name="ce38">
            <text:p><text:s text:c="3"/>522</text:p>
          </table:table-cell>
          <table:table-cell office:value-type="float" office:value="463" table:style-name="ce38">
            <text:p><text:s text:c="3"/>463</text:p>
          </table:table-cell>
          <table:table-cell office:value-type="float" office:value="997" table:style-name="ce38">
            <text:p><text:s text:c="3"/>997</text:p>
          </table:table-cell>
          <table:table-cell office:value-type="float" office:value="169" table:style-name="ce38">
            <text:p><text:s text:c="3"/>169</text:p>
          </table:table-cell>
          <table:table-cell office:value-type="float" office:value="1270" table:style-name="ce38">
            <text:p><text:s text:c="2"/>1 270</text:p>
          </table:table-cell>
          <table:table-cell office:value-type="float" office:value="226" table:style-name="ce38">
            <text:p><text:s text:c="3"/>226</text:p>
          </table:table-cell>
          <table:table-cell office:value-type="float" office:value="54" table:style-name="ce38">
            <text:p><text:s text:c="3"/>54</text:p>
          </table:table-cell>
          <table:table-cell office:value-type="float" office:value="158" table:style-name="ce38">
            <text:p><text:s text:c="3"/>158</text:p>
          </table:table-cell>
          <table:table-cell office:value-type="float" office:value="319" table:style-name="ce38">
            <text:p><text:s text:c="3"/>319</text:p>
          </table:table-cell>
          <table:table-cell office:value-type="float" office:value="10583" table:style-name="ce38">
            <text:p><text:s text:c="2"/>10 583</text:p>
          </table:table-cell>
          <table:table-cell office:value-type="float" office:value="168432" table:style-name="ce38">
            <text:p><text:s text:c="2"/>168 432</text:p>
          </table:table-cell>
          <table:table-cell office:value-type="float" office:value="270" table:style-name="ce38">
            <text:p><text:s text:c="3"/>270</text:p>
          </table:table-cell>
          <table:table-cell office:value-type="float" office:value="859" table:style-name="ce38">
            <text:p><text:s text:c="3"/>859</text:p>
          </table:table-cell>
          <table:table-cell office:value-type="float" office:value="99" table:style-name="ce38">
            <text:p><text:s text:c="3"/>99</text:p>
          </table:table-cell>
          <table:table-cell office:value-type="float" office:value="2336" table:style-name="ce38">
            <text:p><text:s text:c="2"/>2 336</text:p>
          </table:table-cell>
          <table:table-cell office:value-type="float" office:value="1475" table:style-name="ce38">
            <text:p><text:s text:c="2"/>1 475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2113" table:style-name="ce38">
            <text:p><text:s text:c="2"/>2 113</text:p>
          </table:table-cell>
          <table:table-cell office:value-type="float" office:value="147" table:style-name="ce38">
            <text:p><text:s text:c="3"/>147</text:p>
          </table:table-cell>
          <table:table-cell office:value-type="float" office:value="412" table:style-name="ce38">
            <text:p><text:s text:c="3"/>41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686" table:style-name="ce38">
            <text:p><text:s text:c="3"/>686</text:p>
          </table:table-cell>
          <table:table-cell office:value-type="float" office:value="475" table:style-name="ce38">
            <text:p><text:s text:c="3"/>475</text:p>
          </table:table-cell>
          <table:table-cell office:value-type="float" office:value="375" table:style-name="ce38">
            <text:p><text:s text:c="3"/>37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4739" table:style-name="ce38">
            <text:p><text:s text:c="2"/>224 739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1426" table:style-name="ce37">
            <text:p><text:s text:c="2"/>441 4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1426" table:style-name="ce37">
            <text:p><text:s text:c="2"/>441 426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29" table:style-name="ce38">
            <text:p><text:s text:c="2"/>1 32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4138" table:style-name="ce38">
            <text:p><text:s text:c="2"/>214 13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548" table:style-name="ce38">
            <text:p><text:s text:c="2"/>4 548</text:p>
          </table:table-cell>
          <table:table-cell office:value-type="float" office:value="108" table:style-name="ce38">
            <text:p><text:s text:c="3"/>10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0123" table:style-name="ce38">
            <text:p><text:s text:c="2"/>220 12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255" table:style-name="ce36">
            <text:p><text:s text:c="3"/>255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381" table:style-name="ce36">
            <text:p><text:s text:c="3"/>381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245" table:style-name="ce36">
            <text:p><text:s text:c="3"/>245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289" table:style-name="ce36">
            <text:p><text:s text:c="3"/>289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241" table:style-name="ce36">
            <text:p><text:s text:c="3"/>241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5" table:style-name="ce36">
            <text:p><text:s text:c="3"/>505</text:p>
          </table:table-cell>
          <table:table-cell office:value-type="float" office:value="833" table:style-name="ce36">
            <text:p><text:s text:c="3"/>833</text:p>
          </table:table-cell>
          <table:table-cell office:value-type="float" office:value="338" table:style-name="ce36">
            <text:p><text:s text:c="3"/>338</text:p>
          </table:table-cell>
          <table:table-cell office:value-type="float" office:value="1004" table:style-name="ce36">
            <text:p><text:s text:c="2"/>1 004</text:p>
          </table:table-cell>
          <table:table-cell office:value-type="float" office:value="287" table:style-name="ce36">
            <text:p><text:s text:c="3"/>287</text:p>
          </table:table-cell>
          <table:table-cell office:value-type="float" office:value="172" table:style-name="ce36">
            <text:p><text:s text:c="3"/>172</text:p>
          </table:table-cell>
          <table:table-cell office:value-type="float" office:value="276" table:style-name="ce36">
            <text:p><text:s text:c="3"/>276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1053" table:style-name="ce36">
            <text:p><text:s text:c="2"/>1 053</text:p>
          </table:table-cell>
          <table:table-cell office:value-type="float" office:value="610" table:style-name="ce36">
            <text:p><text:s text:c="3"/>610</text:p>
          </table:table-cell>
          <table:table-cell office:value-type="float" office:value="1924" table:style-name="ce36">
            <text:p><text:s text:c="2"/>1 924</text:p>
          </table:table-cell>
          <table:table-cell office:value-type="float" office:value="1058" table:style-name="ce36">
            <text:p><text:s text:c="2"/>1 058</text:p>
          </table:table-cell>
          <table:table-cell office:value-type="float" office:value="571" table:style-name="ce36">
            <text:p><text:s text:c="3"/>571</text:p>
          </table:table-cell>
          <table:table-cell office:value-type="float" office:value="2004" table:style-name="ce36">
            <text:p><text:s text:c="2"/>2 004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278" table:style-name="ce36">
            <text:p><text:s text:c="3"/>278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3" table:style-name="ce36">
            <text:p><text:s text:c="3"/>5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6" table:style-name="ce36">
            <text:p><text:s text:c="3"/>256</text:p>
          </table:table-cell>
          <table:table-cell office:value-type="float" office:value="1072" table:style-name="ce36">
            <text:p><text:s text:c="2"/>1 072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63" table:style-name="ce36">
            <text:p><text:s text:c="2"/>5 2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74" table:style-name="ce36">
            <text:p><text:s text:c="2"/>10 274</text:p>
          </table:table-cell>
          <table:table-cell office:value-type="float" office:value="13750" table:style-name="ce36">
            <text:p><text:s text:c="2"/>13 750</text:p>
          </table:table-cell>
          <table:table-cell office:value-type="float" office:value="620" table:style-name="ce36">
            <text:p><text:s text:c="3"/>620</text:p>
          </table:table-cell>
          <table:table-cell office:value-type="float" office:value="1510" table:style-name="ce36">
            <text:p><text:s text:c="2"/>1 510</text:p>
          </table:table-cell>
          <table:table-cell office:value-type="float" office:value="113" table:style-name="ce36">
            <text:p><text:s text:c="3"/>1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738" table:style-name="ce36">
            <text:p><text:s text:c="2"/>46 73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112" table:style-name="ce36">
            <text:p><text:s text:c="2"/>51 1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38" table:style-name="ce36">
            <text:p><text:s text:c="2"/>1 938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158" table:style-name="ce36">
            <text:p><text:s text:c="2"/>53 158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6" table:style-name="ce36">
            <text:p><text:s text:c="3"/>136</text:p>
          </table:table-cell>
          <table:table-cell office:value-type="float" office:value="12480" table:style-name="ce36">
            <text:p><text:s text:c="2"/>12 4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009" table:style-name="ce36">
            <text:p><text:s text:c="2"/>97 0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50" table:style-name="ce36">
            <text:p><text:s text:c="2"/>6 85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72" table:style-name="ce36">
            <text:p><text:s text:c="2"/>2 7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9365" table:style-name="ce36">
            <text:p><text:s text:c="2"/>119 36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1" table:style-name="ce36">
            <text:p><text:s text:c="2"/>1 121</text:p>
          </table:table-cell>
          <table:table-cell office:value-type="float" office:value="572" table:style-name="ce36">
            <text:p><text:s text:c="3"/>572</text:p>
          </table:table-cell>
          <table:table-cell office:value-type="float" office:value="2743" table:style-name="ce36">
            <text:p><text:s text:c="2"/>2 7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0" table:style-name="ce36">
            <text:p><text:s text:c="3"/>6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8" table:style-name="ce36">
            <text:p><text:s text:c="3"/>5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583" table:style-name="ce36">
            <text:p><text:s text:c="2"/>38 5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187" table:style-name="ce36">
            <text:p><text:s text:c="2"/>44 187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277" table:style-name="ce36">
            <text:p><text:s text:c="2"/>103 2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277" table:style-name="ce36">
            <text:p><text:s text:c="2"/>103 27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5" table:style-name="ce37">
            <text:p><text:s text:c="3"/>405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6478" table:style-name="ce37">
            <text:p><text:s text:c="2"/>136 4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5" table:style-name="ce37">
            <text:p><text:s text:c="3"/>685</text:p>
          </table:table-cell>
          <table:table-cell office:value-type="float" office:value="265" table:style-name="ce37">
            <text:p><text:s text:c="3"/>26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7867" table:style-name="ce37">
            <text:p><text:s text:c="2"/>137 86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678" table:style-name="ce38">
            <text:p><text:s text:c="2"/>41 67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678" table:style-name="ce38">
            <text:p><text:s text:c="2"/>41 678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49171" table:style-name="ce38">
            <text:p><text:s text:c="2"/>749 17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49171" table:style-name="ce38">
            <text:p><text:s text:c="2"/>749 171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756" table:style-name="ce37">
            <text:p><text:s text:c="2"/>13 75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756" table:style-name="ce37">
            <text:p><text:s text:c="2"/>13 756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1103" table:style-name="ce38">
            <text:p><text:s text:c="2"/>321 10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1103" table:style-name="ce38">
            <text:p><text:s text:c="2"/>321 10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94" table:style-name="ce36">
            <text:p><text:s text:c="2"/>3 694</text:p>
          </table:table-cell>
          <table:table-cell office:value-type="float" office:value="1016" table:style-name="ce36">
            <text:p><text:s text:c="2"/>1 016</text:p>
          </table:table-cell>
          <table:table-cell office:value-type="float" office:value="132292" table:style-name="ce36">
            <text:p><text:s text:c="2"/>132 2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7002" table:style-name="ce36">
            <text:p><text:s text:c="2"/>137 00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9202" table:style-name="ce36">
            <text:p><text:s text:c="2"/>189 2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9202" table:style-name="ce36">
            <text:p><text:s text:c="2"/>189 202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5" table:style-name="ce36">
            <text:p><text:s text:c="3"/>685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73" table:style-name="ce36">
            <text:p><text:s text:c="2"/>2 373</text:p>
          </table:table-cell>
          <table:table-cell office:value-type="float" office:value="263952" table:style-name="ce36">
            <text:p><text:s text:c="2"/>263 9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7100" table:style-name="ce36">
            <text:p><text:s text:c="2"/>267 10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7" table:style-name="ce36">
            <text:p><text:s text:c="2"/>1 3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54" table:style-name="ce36">
            <text:p><text:s text:c="3"/>854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951" table:style-name="ce36">
            <text:p><text:s text:c="2"/>35 9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162" table:style-name="ce36">
            <text:p><text:s text:c="2"/>38 16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432" table:style-name="ce36">
            <text:p><text:s text:c="2"/>79 4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432" table:style-name="ce36">
            <text:p><text:s text:c="2"/>79 43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23" table:style-name="ce38">
            <text:p><text:s text:c="3"/>8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693" table:style-name="ce38">
            <text:p><text:s text:c="2"/>5 69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763" table:style-name="ce38">
            <text:p><text:s text:c="2"/>21 76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279" table:style-name="ce38">
            <text:p><text:s text:c="2"/>28 27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5" table:style-name="ce38">
            <text:p><text:s text:c="3"/>35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0106" table:style-name="ce38">
            <text:p><text:s text:c="2"/>50 10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0461" table:style-name="ce38">
            <text:p><text:s text:c="2"/>50 461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1458" table:style-name="ce38">
            <text:p><text:s text:c="2"/>71 458</text:p>
          </table:table-cell>
          <table:table-cell office:value-type="float" office:value="71458" table:style-name="ce38">
            <text:p><text:s text:c="2"/>71 458</text:p>
          </table:table-cell>
          <table:table-cell table:number-columns-repeated="16313"/>
        </table:table-row>
        <table:table-row table:style-name="ro5">
          <table:table-cell table:style-name="ce10"/>
          <table:table-cell table:style-name="ce11"/>
          <table:table-cell table:number-columns-repeated="69" table:style-name="ce37"/>
          <table:table-cell table:number-columns-repeated="1631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356847" table:style-name="ce39">
            <text:p><text:s text:c="2"/>356 847</text:p>
          </table:table-cell>
          <table:table-cell office:value-type="float" office:value="147583" table:style-name="ce39">
            <text:p><text:s text:c="2"/>147 583</text:p>
          </table:table-cell>
          <table:table-cell office:value-type="float" office:value="36146" table:style-name="ce39">
            <text:p><text:s text:c="2"/>36 146</text:p>
          </table:table-cell>
          <table:table-cell office:value-type="float" office:value="18832" table:style-name="ce39">
            <text:p><text:s text:c="2"/>18 832</text:p>
          </table:table-cell>
          <table:table-cell office:value-type="float" office:value="146194" table:style-name="ce39">
            <text:p><text:s text:c="2"/>146 194</text:p>
          </table:table-cell>
          <table:table-cell office:value-type="float" office:value="71590" table:style-name="ce39">
            <text:p><text:s text:c="2"/>71 590</text:p>
          </table:table-cell>
          <table:table-cell office:value-type="float" office:value="16673" table:style-name="ce39">
            <text:p><text:s text:c="2"/>16 673</text:p>
          </table:table-cell>
          <table:table-cell office:value-type="float" office:value="272342" table:style-name="ce39">
            <text:p><text:s text:c="2"/>272 342</text:p>
          </table:table-cell>
          <table:table-cell office:value-type="float" office:value="62659" table:style-name="ce39">
            <text:p><text:s text:c="2"/>62 659</text:p>
          </table:table-cell>
          <table:table-cell office:value-type="float" office:value="290387" table:style-name="ce39">
            <text:p><text:s text:c="2"/>290 387</text:p>
          </table:table-cell>
          <table:table-cell office:value-type="float" office:value="74872" table:style-name="ce39">
            <text:p><text:s text:c="2"/>74 872</text:p>
          </table:table-cell>
          <table:table-cell office:value-type="float" office:value="14953" table:style-name="ce39">
            <text:p><text:s text:c="2"/>14 953</text:p>
          </table:table-cell>
          <table:table-cell office:value-type="float" office:value="50830" table:style-name="ce39">
            <text:p><text:s text:c="2"/>50 830</text:p>
          </table:table-cell>
          <table:table-cell office:value-type="float" office:value="64164" table:style-name="ce39">
            <text:p><text:s text:c="2"/>64 164</text:p>
          </table:table-cell>
          <table:table-cell office:value-type="float" office:value="43823" table:style-name="ce39">
            <text:p><text:s text:c="2"/>43 823</text:p>
          </table:table-cell>
          <table:table-cell office:value-type="float" office:value="28782" table:style-name="ce39">
            <text:p><text:s text:c="2"/>28 782</text:p>
          </table:table-cell>
          <table:table-cell office:value-type="float" office:value="91125" table:style-name="ce39">
            <text:p><text:s text:c="2"/>91 125</text:p>
          </table:table-cell>
          <table:table-cell office:value-type="float" office:value="18878" table:style-name="ce39">
            <text:p><text:s text:c="2"/>18 878</text:p>
          </table:table-cell>
          <table:table-cell office:value-type="float" office:value="373762" table:style-name="ce39">
            <text:p><text:s text:c="2"/>373 762</text:p>
          </table:table-cell>
          <table:table-cell office:value-type="float" office:value="48234" table:style-name="ce39">
            <text:p><text:s text:c="2"/>48 234</text:p>
          </table:table-cell>
          <table:table-cell office:value-type="float" office:value="153653" table:style-name="ce39">
            <text:p><text:s text:c="2"/>153 653</text:p>
          </table:table-cell>
          <table:table-cell office:value-type="float" office:value="78228" table:style-name="ce39">
            <text:p><text:s text:c="2"/>78 228</text:p>
          </table:table-cell>
          <table:table-cell office:value-type="float" office:value="45560" table:style-name="ce39">
            <text:p><text:s text:c="2"/>45 560</text:p>
          </table:table-cell>
          <table:table-cell office:value-type="float" office:value="64543" table:style-name="ce39">
            <text:p><text:s text:c="2"/>64 543</text:p>
          </table:table-cell>
          <table:table-cell office:value-type="float" office:value="107136" table:style-name="ce39">
            <text:p><text:s text:c="2"/>107 136</text:p>
          </table:table-cell>
          <table:table-cell office:value-type="float" office:value="76997" table:style-name="ce39">
            <text:p><text:s text:c="2"/>76 997</text:p>
          </table:table-cell>
          <table:table-cell office:value-type="float" office:value="111188" table:style-name="ce39">
            <text:p><text:s text:c="2"/>111 188</text:p>
          </table:table-cell>
          <table:table-cell office:value-type="float" office:value="58123" table:style-name="ce39">
            <text:p><text:s text:c="2"/>58 123</text:p>
          </table:table-cell>
          <table:table-cell office:value-type="float" office:value="91128" table:style-name="ce39">
            <text:p><text:s text:c="2"/>91 128</text:p>
          </table:table-cell>
          <table:table-cell office:value-type="float" office:value="90442" table:style-name="ce39">
            <text:p><text:s text:c="2"/>90 442</text:p>
          </table:table-cell>
          <table:table-cell office:value-type="float" office:value="70805" table:style-name="ce39">
            <text:p><text:s text:c="2"/>70 805</text:p>
          </table:table-cell>
          <table:table-cell office:value-type="float" office:value="115357" table:style-name="ce39">
            <text:p><text:s text:c="2"/>115 357</text:p>
          </table:table-cell>
          <table:table-cell office:value-type="float" office:value="160371" table:style-name="ce39">
            <text:p><text:s text:c="2"/>160 371</text:p>
          </table:table-cell>
          <table:table-cell office:value-type="float" office:value="89075" table:style-name="ce39">
            <text:p><text:s text:c="2"/>89 075</text:p>
          </table:table-cell>
          <table:table-cell office:value-type="float" office:value="42196" table:style-name="ce39">
            <text:p><text:s text:c="2"/>42 196</text:p>
          </table:table-cell>
          <table:table-cell office:value-type="float" office:value="71038" table:style-name="ce39">
            <text:p><text:s text:c="2"/>71 038</text:p>
          </table:table-cell>
          <table:table-cell office:value-type="float" office:value="71614" table:style-name="ce39">
            <text:p><text:s text:c="2"/>71 614</text:p>
          </table:table-cell>
          <table:table-cell office:value-type="float" office:value="292501" table:style-name="ce39">
            <text:p><text:s text:c="2"/>292 501</text:p>
          </table:table-cell>
          <table:table-cell office:value-type="float" office:value="75152" table:style-name="ce39">
            <text:p><text:s text:c="2"/>75 152</text:p>
          </table:table-cell>
          <table:table-cell office:value-type="float" office:value="545839" table:style-name="ce39">
            <text:p><text:s text:c="2"/>545 839</text:p>
          </table:table-cell>
          <table:table-cell office:value-type="float" office:value="164008" table:style-name="ce39">
            <text:p><text:s text:c="2"/>164 008</text:p>
          </table:table-cell>
          <table:table-cell office:value-type="float" office:value="1048649" table:style-name="ce39">
            <text:p><text:s/>1 048 649</text:p>
          </table:table-cell>
          <table:table-cell office:value-type="float" office:value="364931" table:style-name="ce39">
            <text:p><text:s text:c="2"/>364 931</text:p>
          </table:table-cell>
          <table:table-cell office:value-type="float" office:value="22058" table:style-name="ce39">
            <text:p><text:s text:c="2"/>22 058</text:p>
          </table:table-cell>
          <table:table-cell office:value-type="float" office:value="40508" table:style-name="ce39">
            <text:p><text:s text:c="2"/>40 508</text:p>
          </table:table-cell>
          <table:table-cell office:value-type="float" office:value="126476" table:style-name="ce39">
            <text:p><text:s text:c="2"/>126 476</text:p>
          </table:table-cell>
          <table:table-cell office:value-type="float" office:value="25389" table:style-name="ce39">
            <text:p><text:s text:c="2"/>25 389</text:p>
          </table:table-cell>
          <table:table-cell office:value-type="float" office:value="258532" table:style-name="ce39">
            <text:p><text:s text:c="2"/>258 532</text:p>
          </table:table-cell>
          <table:table-cell office:value-type="float" office:value="17858" table:style-name="ce39">
            <text:p><text:s text:c="2"/>17 858</text:p>
          </table:table-cell>
          <table:table-cell office:value-type="float" office:value="42978" table:style-name="ce39">
            <text:p><text:s text:c="2"/>42 978</text:p>
          </table:table-cell>
          <table:table-cell office:value-type="float" office:value="164602" table:style-name="ce39">
            <text:p><text:s text:c="2"/>164 602</text:p>
          </table:table-cell>
          <table:table-cell office:value-type="float" office:value="148747" table:style-name="ce39">
            <text:p><text:s text:c="2"/>148 747</text:p>
          </table:table-cell>
          <table:table-cell office:value-type="float" office:value="647163" table:style-name="ce39">
            <text:p><text:s text:c="2"/>647 163</text:p>
          </table:table-cell>
          <table:table-cell office:value-type="float" office:value="609858" table:style-name="ce39">
            <text:p><text:s text:c="2"/>609 858</text:p>
          </table:table-cell>
          <table:table-cell office:value-type="float" office:value="214447" table:style-name="ce39">
            <text:p><text:s text:c="2"/>214 447</text:p>
          </table:table-cell>
          <table:table-cell office:value-type="float" office:value="57402" table:style-name="ce39">
            <text:p><text:s text:c="2"/>57 402</text:p>
          </table:table-cell>
          <table:table-cell office:value-type="float" office:value="97139" table:style-name="ce39">
            <text:p><text:s text:c="2"/>97 139</text:p>
          </table:table-cell>
          <table:table-cell office:value-type="float" office:value="43511" table:style-name="ce39">
            <text:p><text:s text:c="2"/>43 511</text:p>
          </table:table-cell>
          <table:table-cell office:value-type="float" office:value="241402" table:style-name="ce39">
            <text:p><text:s text:c="2"/>241 402</text:p>
          </table:table-cell>
          <table:table-cell office:value-type="float" office:value="41802" table:style-name="ce39">
            <text:p><text:s text:c="2"/>41 802</text:p>
          </table:table-cell>
          <table:table-cell office:value-type="float" office:value="812212" table:style-name="ce39">
            <text:p><text:s text:c="2"/>812 212</text:p>
          </table:table-cell>
          <table:table-cell office:value-type="float" office:value="336651" table:style-name="ce39">
            <text:p><text:s text:c="2"/>336 651</text:p>
          </table:table-cell>
          <table:table-cell office:value-type="float" office:value="133534" table:style-name="ce39">
            <text:p><text:s text:c="2"/>133 534</text:p>
          </table:table-cell>
          <table:table-cell office:value-type="float" office:value="193090" table:style-name="ce39">
            <text:p><text:s text:c="2"/>193 090</text:p>
          </table:table-cell>
          <table:table-cell office:value-type="float" office:value="264751" table:style-name="ce39">
            <text:p><text:s text:c="2"/>264 751</text:p>
          </table:table-cell>
          <table:table-cell office:value-type="float" office:value="39310" table:style-name="ce39">
            <text:p><text:s text:c="2"/>39 310</text:p>
          </table:table-cell>
          <table:table-cell office:value-type="float" office:value="152325" table:style-name="ce39">
            <text:p><text:s text:c="2"/>152 325</text:p>
          </table:table-cell>
          <table:table-cell office:value-type="float" office:value="71458" table:style-name="ce39">
            <text:p><text:s text:c="2"/>71 458</text:p>
          </table:table-cell>
          <table:table-cell office:value-type="float" office:value="11020413" table:style-name="ce39">
            <text:p><text:s/>11 020 413</text:p>
          </table:table-cell>
          <table:table-cell table:number-columns-repeated="16313" table:style-name="ce16"/>
        </table:table-row>
        <table:table-row table:style-name="ro4">
          <table:table-cell table:style-name="ce31"/>
          <table:table-cell table:number-columns-repeated="70" table:style-name="ce32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importacao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7">
            <text:p>Tabela 1 - Recursos de bens e serviços - 2017</text:p>
          </table:table-cell>
          <table:table-cell table:number-columns-repeated="2" table:style-name="ce17"/>
          <table:table-cell table:number-columns-repeated="16381" table:style-name="ce18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  <draw:frame draw:z-index="1" draw:id="id0" draw:style-name="a4" draw:name="Texto 4" svg:x="0in" svg:y="0.02083in" svg:width="0in" svg:height="0.51042in">
              <draw:text-box>
                <text:p text:style-name="a1" text:class-names="" text:cond-style-name=""><text:span text:style-name="a0" text:class-names="">DESCRIÇÃO DO PRODUTO</text:span></text:p>
                <text:p text:style-name="a3" text:class-names="" text:cond-style-name=""><text:span text:style-name="a2" text:class-names="">NÍVEL 80</text:span></text:p>
              </draw:text-box>
              <svg:title/>
              <svg:desc/>
            </draw:frame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41">
            <text:p>Valores correntes em <text:s/>1 000 000 R$</text:p>
          </table:table-cell>
          <table:table-cell table:number-columns-repeated="16381"/>
        </table:table-row>
        <table:table-row table:style-name="ro3">
          <table:covered-table-cell>
            <draw:frame draw:z-index="2" draw:id="id1" draw:style-name="a9" draw:name="Texto 16" svg:x="0in" svg:y="0.05208in" svg:width="0in" svg:height="0.32292in">
              <draw:text-box>
                <text:p text:style-name="a6" text:class-names="" text:cond-style-name=""><text:span text:style-name="a5" text:class-names="">Dummy</text:span></text:p>
                <text:p text:style-name="a8" text:class-names="" text:cond-style-name=""><text:span text:style-name="a7" text:class-names="">financeiro</text:span></text:p>
              </draw:text-box>
              <svg:title/>
              <svg:desc/>
            </draw:frame>
            <draw:frame draw:z-index="3" draw:id="id2" draw:style-name="a12" draw:name="Texto 17" svg:x="0in" svg:y="0.04167in" svg:width="0in" svg:height="0.33333in">
              <draw:text-box>
                <text:p text:style-name="a11" text:class-names="" text:cond-style-name=""><text:span text:style-name="a10" text:class-names="">Total</text:span></text:p>
              </draw:text-box>
              <svg:title/>
              <svg:desc/>
            </draw:frame>
          </table:covered-table-cell>
          <table:covered-table-cell/>
          <table:table-cell office:value-type="string" table:style-name="ce34">
            <text:p>Importação de bens</text:p>
            <text:p>e serviços (1)</text:p>
          </table:table-cell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4715" table:style-name="ce36">
            <text:p><text:s text:c="2"/>4 715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741" table:style-name="ce36">
            <text:p><text:s text:c="3"/>74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95" table:style-name="ce36">
            <text:p><text:s text:c="3"/>195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414" table:style-name="ce36">
            <text:p><text:s text:c="3"/>414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2285" table:style-name="ce37">
            <text:p><text:s text:c="2"/>2 285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51" table:style-name="ce37">
            <text:p><text:s text:c="3"/>51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3" table:style-name="ce37">
            <text:p><text:s text:c="3"/>3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237" table:style-name="ce37">
            <text:p><text:s text:c="2"/>2 237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100" table:style-name="ce37">
            <text:p><text:s text:c="3"/>10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7" table:style-name="ce36">
            <text:p><text:s text:c="3"/>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83" table:style-name="ce36">
            <text:p><text:s text:c="3"/>8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1450" table:style-name="ce36">
            <text:p><text:s text:c="2"/>1 45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732" table:style-name="ce36">
            <text:p><text:s text:c="2"/>1 732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11610" table:style-name="ce37">
            <text:p><text:s text:c="2"/>11 61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1587" table:style-name="ce37">
            <text:p><text:s text:c="2"/>1 587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15716" table:style-name="ce37">
            <text:p><text:s text:c="2"/>15 716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3898" table:style-name="ce37">
            <text:p><text:s text:c="2"/>3 89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756" table:style-name="ce36">
            <text:p><text:s text:c="2"/>1 756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" table:style-name="ce36">
            <text:p><text:s text:c="3"/>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29" table:style-name="ce36">
            <text:p><text:s text:c="3"/>2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2795" table:style-name="ce36">
            <text:p><text:s text:c="2"/>2 795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2" table:style-name="ce36">
            <text:p><text:s text:c="3"/>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960" table:style-name="ce37">
            <text:p><text:s text:c="2"/>1 96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30" table:style-name="ce38">
            <text:p><text:s text:c="3"/>3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3006" table:style-name="ce37">
            <text:p><text:s text:c="2"/>3 00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3288" table:style-name="ce37">
            <text:p><text:s text:c="2"/>3 288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266" table:style-name="ce37">
            <text:p><text:s text:c="3"/>26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1000" table:style-name="ce36">
            <text:p><text:s text:c="2"/>1 00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822" table:style-name="ce36">
            <text:p><text:s text:c="3"/>82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840" table:style-name="ce36">
            <text:p><text:s text:c="3"/>84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3073" table:style-name="ce36">
            <text:p><text:s text:c="2"/>3 073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8041" table:style-name="ce36">
            <text:p><text:s text:c="2"/>8 04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7833" table:style-name="ce37">
            <text:p><text:s text:c="2"/>7 833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822" table:style-name="ce37">
            <text:p><text:s text:c="2"/>1 82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3788" table:style-name="ce37">
            <text:p><text:s text:c="2"/>3 78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4327" table:style-name="ce37">
            <text:p><text:s text:c="2"/>4 327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8750" table:style-name="ce38">
            <text:p><text:s text:c="2"/>8 75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2994" table:style-name="ce36">
            <text:p><text:s text:c="2"/>2 99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57" table:style-name="ce36">
            <text:p><text:s text:c="3"/>35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595" table:style-name="ce36">
            <text:p><text:s text:c="3"/>59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3091" table:style-name="ce36">
            <text:p><text:s text:c="2"/>3 09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17" table:style-name="ce36">
            <text:p><text:s text:c="3"/>31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3052" table:style-name="ce37">
            <text:p><text:s text:c="2"/>3 05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11449" table:style-name="ce37">
            <text:p><text:s text:c="2"/>11 449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82" table:style-name="ce37">
            <text:p><text:s text:c="3"/>8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32427" table:style-name="ce36">
            <text:p><text:s text:c="2"/>32 42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3235" table:style-name="ce36">
            <text:p><text:s text:c="2"/>3 235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28536" table:style-name="ce36">
            <text:p><text:s text:c="2"/>28 53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4499" table:style-name="ce36">
            <text:p><text:s text:c="2"/>4 49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23686" table:style-name="ce36">
            <text:p><text:s text:c="2"/>23 68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18090" table:style-name="ce37">
            <text:p><text:s text:c="2"/>18 09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12332" table:style-name="ce38">
            <text:p><text:s text:c="2"/>12 33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7446" table:style-name="ce38">
            <text:p><text:s text:c="2"/>7 446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1379" table:style-name="ce37">
            <text:p><text:s text:c="2"/>1 379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11450" table:style-name="ce38">
            <text:p><text:s text:c="2"/>11 45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27287" table:style-name="ce36">
            <text:p><text:s text:c="2"/>27 28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6837" table:style-name="ce36">
            <text:p><text:s text:c="2"/>6 83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8203" table:style-name="ce36">
            <text:p><text:s text:c="2"/>8 203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202" table:style-name="ce36">
            <text:p><text:s text:c="3"/>20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12" table:style-name="ce36">
            <text:p><text:s text:c="3"/>21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4552" table:style-name="ce38">
            <text:p><text:s text:c="2"/>4 55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530" table:style-name="ce37">
            <text:p><text:s text:c="3"/>53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7831" table:style-name="ce37">
            <text:p><text:s text:c="2"/>7 831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11152" table:style-name="ce37">
            <text:p><text:s text:c="2"/>11 15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282" table:style-name="ce37">
            <text:p><text:s text:c="3"/>28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0923" table:style-name="ce36">
            <text:p><text:s text:c="2"/>10 92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21054" table:style-name="ce36">
            <text:p><text:s text:c="2"/>21 054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10285" table:style-name="ce36">
            <text:p><text:s text:c="2"/>10 28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25725" table:style-name="ce36">
            <text:p><text:s text:c="2"/>25 72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10881" table:style-name="ce36">
            <text:p><text:s text:c="2"/>10 88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19181" table:style-name="ce37">
            <text:p><text:s text:c="2"/>19 18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2869" table:style-name="ce38">
            <text:p><text:s text:c="2"/>2 86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1545" table:style-name="ce38">
            <text:p><text:s text:c="2"/>1 545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2376" table:style-name="ce37">
            <text:p><text:s text:c="2"/>2 37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36775" table:style-name="ce38">
            <text:p><text:s text:c="2"/>36 77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16986" table:style-name="ce36">
            <text:p><text:s text:c="2"/>16 98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2517" table:style-name="ce36">
            <text:p><text:s text:c="2"/>2 517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26645" table:style-name="ce36">
            <text:p><text:s text:c="2"/>26 64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17352" table:style-name="ce36">
            <text:p><text:s text:c="2"/>17 35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1787" table:style-name="ce36">
            <text:p><text:s text:c="2"/>1 78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11161" table:style-name="ce37">
            <text:p><text:s text:c="2"/>11 16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12667" table:style-name="ce38">
            <text:p><text:s text:c="2"/>12 66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5213" table:style-name="ce38">
            <text:p><text:s text:c="2"/>5 213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588" table:style-name="ce38">
            <text:p><text:s text:c="3"/>58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454" table:style-name="ce36">
            <text:p><text:s text:c="2"/>1 45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1885" table:style-name="ce36">
            <text:p><text:s text:c="2"/>1 88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08" table:style-name="ce36">
            <text:p><text:s text:c="3"/>108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3196" table:style-name="ce38">
            <text:p><text:s text:c="2"/>3 19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3809" table:style-name="ce37">
            <text:p><text:s text:c="2"/>3 80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6938" table:style-name="ce37">
            <text:p><text:s text:c="2"/>6 938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2188" table:style-name="ce37">
            <text:p><text:s text:c="2"/>2 18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22" table:style-name="ce37">
            <text:p><text:s text:c="3"/>2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0123" table:style-name="ce36">
            <text:p><text:s text:c="2"/>20 12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14576" table:style-name="ce36">
            <text:p><text:s text:c="2"/>14 57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2260" table:style-name="ce36">
            <text:p><text:s text:c="2"/>2 26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671" table:style-name="ce36">
            <text:p><text:s text:c="3"/>67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1098" table:style-name="ce36">
            <text:p><text:s text:c="2"/>1 098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2523" table:style-name="ce37">
            <text:p><text:s text:c="2"/>12 52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25774" table:style-name="ce37">
            <text:p><text:s text:c="2"/>25 77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4720" table:style-name="ce37">
            <text:p><text:s text:c="2"/>4 72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7283" table:style-name="ce37">
            <text:p><text:s text:c="2"/>7 28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11356" table:style-name="ce36">
            <text:p><text:s text:c="2"/>11 356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3938" table:style-name="ce36">
            <text:p><text:s text:c="2"/>3 93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70873" table:style-name="ce36">
            <text:p><text:s text:c="2"/>70 87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1449" table:style-name="ce36">
            <text:p><text:s text:c="2"/>1 449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4817" table:style-name="ce37">
            <text:p><text:s text:c="2"/>4 817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1132" table:style-name="ce36">
            <text:p><text:s text:c="2"/>1 13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920" table:style-name="ce36">
            <text:p><text:s text:c="3"/>92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5136" table:style-name="ce36">
            <text:p><text:s text:c="2"/>5 136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table:style-name="ce10"/>
          <table:table-cell table:style-name="ce11"/>
          <table:table-cell table:style-name="ce37"/>
          <table:table-cell table:number-columns-repeated="16381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777137" table:style-name="ce48">
            <text:p><text:s text:c="2"/>777 137</text:p>
          </table:table-cell>
          <table:table-cell table:number-columns-repeated="16381" table:style-name="ce16"/>
        </table:table-row>
        <table:table-row table:style-name="ro4">
          <table:table-cell table:style-name="ce31"/>
          <table:table-cell table:number-columns-repeated="2" table:style-name="ce32"/>
          <table:table-cell table:number-columns-repeated="16381"/>
        </table:table-row>
        <table:table-row table:style-name="ro8">
          <table:table-cell office:value-type="string" table:style-name="ce3">
            <text:p>Fonte: IBGE, Diretoria de Pesquisas, Coordenação de Contas Nacionais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">
            <text:p>(1) Importação de bens e serviços líquida de ajuste CIF/FOB.</text:p>
          </table:table-cell>
          <table:table-cell table:number-columns-repeated="16383" table:style-name="ce1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7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7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7P0"/>
    </number:number-style>
    <number:number-style style:name="N68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8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6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36Z</dc:date>
    <meta:print-date>2006-08-24T11:49:52Z</meta:print-date>
  </office:meta>
</office:document-meta>
</file>